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7.15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7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 style:data-style-name="N10"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ext-properties style:text-position=""/>
    </style:style>
    <style:style style:name="ce6" style:family="table-cell" style:parent-style-name="Default">
      <style:text-properties style:text-position="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"/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1" style:family="table-cell" style:parent-style-name="Default"/>
    <style:style style:name="ce12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07(yang4)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/>
          <table:table-cell office:value-type="string" calcext:value-type="string">
            <text:p>CER : 4/162</text:p>
          </table:table-cell>
          <table:table-cell table:style-name="ce3" table:formula="of:=4/162" office:value-type="percentage" office:value="0.0246913580246914" calcext:value-type="percentage">
            <text:p>2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게 다홍</text:p>
          </table:table-cell>
          <table:table-cell/>
          <table:table-cell office:value-type="string" calcext:value-type="string">
            <text:p>WER : <text:s/>2/81</text:p>
          </table:table-cell>
          <table:table-cell table:style-name="ce3" table:formula="of:=2/81" office:value-type="percentage" office:value="0.0246913580246914" calcext:value-type="percentage">
            <text:p>2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o</text:p>
          </table:table-cell>
          <table:table-cell office:value-type="string" calcext:value-type="string">
            <text:p>야구 늦게 주황</text:p>
          </table:table-cell>
          <table:table-cell/>
          <table:table-cell office:value-type="string" calcext:value-type="string">
            <text:p>SER : <text:s/>2/27</text:p>
          </table:table-cell>
          <table:table-cell table:style-name="ce3" table:formula="of:=2/27" office:value-type="percentage" office:value="0.0740740740740741" calcext:value-type="percentage">
            <text:p>7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o</text:p>
          </table:table-cell>
          <table:table-cell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d</text:p>
          </table:table-cell>
          <table:table-cell office:value-type="string" calcext:value-type="string">
            <text:p>야구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o</text:p>
          </table:table-cell>
          <table:table-cell office:value-type="string" calcext:value-type="string">
            <text:p>야구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d</text:p>
          </table:table-cell>
          <table:table-cell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lo</text:p>
          </table:table-cell>
          <table:table-cell table:style-name="ce2"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y</text:p>
          </table:table-cell>
          <table:table-cell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o</text:p>
          </table:table-cell>
          <table:table-cell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d</text:p>
          </table:table-cell>
          <table:table-cell office:value-type="string" calcext:value-type="string">
            <text:p>필통 매우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vo</text:p>
          </table:table-cell>
          <table:table-cell table:style-name="ce2"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y</text:p>
          </table:table-cell>
          <table:table-cell office:value-type="string" calcext:value-type="string">
            <text:p>필통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볼펜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매우 노랑</text:p>
          </table:table-cell>
          <table:table-cell table:number-columns-repeated="4"/>
        </table:table-row>
      </table:table>
      <table:table table:name="507(ch3)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/>
          <table:table-cell office:value-type="string" calcext:value-type="string">
            <text:p>CER : 4/162</text:p>
          </table:table-cell>
          <table:table-cell table:style-name="ce3" table:formula="of:=4/162" office:value-type="percentage" office:value="0.0246913580246914" calcext:value-type="percentage">
            <text:p>2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게 다홍</text:p>
          </table:table-cell>
          <table:table-cell/>
          <table:table-cell office:value-type="string" calcext:value-type="string">
            <text:p>WER : <text:s/>2/81</text:p>
          </table:table-cell>
          <table:table-cell table:style-name="ce3" table:formula="of:=2/81" office:value-type="percentage" office:value="0.0246913580246914" calcext:value-type="percentage">
            <text:p>2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o</text:p>
          </table:table-cell>
          <table:table-cell office:value-type="string" calcext:value-type="string">
            <text:p>야구 늦게 주황</text:p>
          </table:table-cell>
          <table:table-cell/>
          <table:table-cell office:value-type="string" calcext:value-type="string">
            <text:p>SER : <text:s/>2/27</text:p>
          </table:table-cell>
          <table:table-cell table:style-name="ce3" table:formula="of:=2/27" office:value-type="percentage" office:value="0.0740740740740741" calcext:value-type="percentage">
            <text:p>7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o</text:p>
          </table:table-cell>
          <table:table-cell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예쁜 노랑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vd</text:p>
          </table:table-cell>
          <table:table-cell table:style-name="Default" office:value-type="string" calcext:value-type="string">
            <text:p>야구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o</text:p>
          </table:table-cell>
          <table:table-cell office:value-type="string" calcext:value-type="string">
            <text:p>야구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d</text:p>
          </table:table-cell>
          <table:table-cell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</text:p>
          </table:table-cell>
          <table:table-cell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y</text:p>
          </table:table-cell>
          <table:table-cell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o</text:p>
          </table:table-cell>
          <table:table-cell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d</text:p>
          </table:table-cell>
          <table:table-cell office:value-type="string" calcext:value-type="string">
            <text:p>필통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매우 주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vy</text:p>
          </table:table-cell>
          <table:table-cell table:style-name="ce2" office:value-type="string" calcext:value-type="string">
            <text:p>필통 매우 세요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볼펜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매우 노랑</text:p>
          </table:table-cell>
          <table:table-cell table:number-columns-repeated="4"/>
        </table:table-row>
      </table:table>
      <table:table table:name="507(감사합니다)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/>
          <table:table-cell office:value-type="string" calcext:value-type="string">
            <text:p>CER : 0/72</text:p>
          </table:table-cell>
          <table:table-cell table:style-name="ce9" table:formula="of:=0/72" office:value-type="percentage" office:value="0" calcext:value-type="percentage">
            <text:p>0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office:value-type="string" calcext:value-type="string">
            <text:p>g57</text:p>
          </table:table-cell>
          <table:table-cell office:value-type="string" calcext:value-type="string">
            <text:p>감사합니다</text:p>
          </table:table-cell>
          <table:table-cell/>
          <table:table-cell office:value-type="string" calcext:value-type="string">
            <text:p>WER : <text:s/>0/24</text:p>
          </table:table-cell>
          <table:table-cell table:style-name="ce9" table:formula="of:=0/24" office:value-type="percentage" office:value="0" calcext:value-type="percentage">
            <text:p>0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g58</text:p>
          </table:table-cell>
          <table:table-cell office:value-type="string" calcext:value-type="string">
            <text:p>감사합니다</text:p>
          </table:table-cell>
          <table:table-cell/>
          <table:table-cell office:value-type="string" calcext:value-type="string">
            <text:p>SER : <text:s/>0/12</text:p>
          </table:table-cell>
          <table:table-cell table:style-name="ce9" table:formula="of:=0/12" office:value-type="percentage" office:value="0" calcext:value-type="percentage">
            <text:p>0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g59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0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1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2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3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4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5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6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7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68</text:p>
          </table:table-cell>
          <table:table-cell office:value-type="string" calcext:value-type="string">
            <text:p>감사합니다</text:p>
          </table:table-cell>
          <table:table-cell table:number-columns-repeated="4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507(좋아합니다)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/>
          <table:table-cell office:value-type="string" calcext:value-type="string">
            <text:p>CER : 0/72</text:p>
          </table:table-cell>
          <table:table-cell table:style-name="ce3" table:formula="of:=0/72" office:value-type="percentage" office:value="0" calcext:value-type="percentage">
            <text:p>0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table:style-name="ce1" office:value-type="string" calcext:value-type="string">
            <text:p>j57</text:p>
          </table:table-cell>
          <table:table-cell table:style-name="ce1" office:value-type="string" calcext:value-type="string">
            <text:p>좋아합니다</text:p>
          </table:table-cell>
          <table:table-cell/>
          <table:table-cell office:value-type="string" calcext:value-type="string">
            <text:p>WER : <text:s/>0/24</text:p>
          </table:table-cell>
          <table:table-cell table:style-name="ce3" table:formula="of:=0/24" office:value-type="percentage" office:value="0" calcext:value-type="percentage">
            <text:p>0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table:style-name="ce1" office:value-type="string" calcext:value-type="string">
            <text:p>j58</text:p>
          </table:table-cell>
          <table:table-cell table:style-name="ce1" office:value-type="string" calcext:value-type="string">
            <text:p>좋아합니다</text:p>
          </table:table-cell>
          <table:table-cell/>
          <table:table-cell office:value-type="string" calcext:value-type="string">
            <text:p>SER : <text:s/>0/12</text:p>
          </table:table-cell>
          <table:table-cell table:style-name="ce3" table:formula="of:=0/12" office:value-type="percentage" office:value="0" calcext:value-type="percentage">
            <text:p>0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table:style-name="ce1" office:value-type="string" calcext:value-type="string">
            <text:p>j59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0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1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2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3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4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5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6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7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68</text:p>
          </table:table-cell>
          <table:table-cell table:style-name="ce1" office:value-type="string" calcext:value-type="string">
            <text:p>좋아합니다</text:p>
          </table:table-cell>
          <table:table-cell table:number-columns-repeated="4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507(안녕하세요 고생하세요)" table:style-name="ta1">
        <table:table-column table:style-name="co1" table:default-cell-style-name="Default"/>
        <table:table-column table:style-name="co1" table:default-cell-style-name="ce4"/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/>
          <table:table-cell office:value-type="string" calcext:value-type="string">
            <text:p>CER : 12/200</text:p>
          </table:table-cell>
          <table:table-cell table:style-name="ce3" table:formula="of:=0/200" office:value-type="percentage" office:value="0" calcext:value-type="percentage">
            <text:p>0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안녕하세요 고생하세요</text:p>
          </table:table-cell>
          <table:table-cell/>
          <table:table-cell office:value-type="string" calcext:value-type="string">
            <text:p>WER : <text:s/>12/80</text:p>
          </table:table-cell>
          <table:table-cell table:style-name="ce3" table:formula="of:=0/80" office:value-type="percentage" office:value="0" calcext:value-type="percentage">
            <text:p>0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안녕하세요 고생하세요</text:p>
          </table:table-cell>
          <table:table-cell/>
          <table:table-cell office:value-type="string" calcext:value-type="string">
            <text:p>SER : <text:s/>12/20</text:p>
          </table:table-cell>
          <table:table-cell table:style-name="ce3" table:formula="of:=0/20" office:value-type="percentage" office:value="0" calcext:value-type="percentage">
            <text:p>0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안녕하세요 고생하세요</text:p>
          </table:table-cell>
          <table:table-cell table:number-columns-repeated="4"/>
        </table:table-row>
        <table:table-row table:style-name="ro1" table:number-rows-repeated="8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</table:table>
      <table:table table:name="loss(0~509)" table:style-name="ta1">
        <table:table-column table:style-name="co4" table:default-cell-style-name="ce6"/>
        <table:table-column table:style-name="co5" table:number-columns-repeated="2" table:default-cell-style-name="Default"/>
        <table:table-row table:style-name="ro1">
          <table:table-cell table:style-name="ce5"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8.2219227607097" calcext:value-type="float">
            <text:p>38.2219227607</text:p>
          </table:table-cell>
          <table:table-cell office:value-type="float" office:value="28.6296401619911" calcext:value-type="float">
            <text:p>28.629640162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26.8145886692432" calcext:value-type="float">
            <text:p>26.8145886692</text:p>
          </table:table-cell>
          <table:table-cell office:value-type="float" office:value="26.6151949167252" calcext:value-type="float">
            <text:p>26.6151949167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24.4507002874252" calcext:value-type="float">
            <text:p>24.4507002874</text:p>
          </table:table-cell>
          <table:table-cell office:value-type="float" office:value="24.7069316804409" calcext:value-type="float">
            <text:p>24.706931680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22.6644344242341" calcext:value-type="float">
            <text:p>22.6644344242</text:p>
          </table:table-cell>
          <table:table-cell office:value-type="float" office:value="22.7380921244621" calcext:value-type="float">
            <text:p>22.7380921245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20.915181299962" calcext:value-type="float">
            <text:p>20.9151813</text:p>
          </table:table-cell>
          <table:table-cell office:value-type="float" office:value="21.4941177070141" calcext:value-type="float">
            <text:p>21.494117707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19.7834359352742" calcext:value-type="float">
            <text:p>19.7834359353</text:p>
          </table:table-cell>
          <table:table-cell office:value-type="float" office:value="21.1472805440426" calcext:value-type="float">
            <text:p>21.14728054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float" office:value="18.3155070576099" calcext:value-type="float">
            <text:p>18.3155070576</text:p>
          </table:table-cell>
          <table:table-cell office:value-type="float" office:value="20.1271403431892" calcext:value-type="float">
            <text:p>20.127140343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17.1091239124263" calcext:value-type="float">
            <text:p>17.1091239124</text:p>
          </table:table-cell>
          <table:table-cell office:value-type="float" office:value="18.2984455823898" calcext:value-type="float">
            <text:p>18.298445582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float" office:value="16.1099250775958" calcext:value-type="float">
            <text:p>16.1099250776</text:p>
          </table:table-cell>
          <table:table-cell office:value-type="float" office:value="17.8190304338932" calcext:value-type="float">
            <text:p>17.8190304339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float" office:value="15.1671186762119" calcext:value-type="float">
            <text:p>15.1671186762</text:p>
          </table:table-cell>
          <table:table-cell office:value-type="float" office:value="16.6843907833099" calcext:value-type="float">
            <text:p>16.6843907833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13.913045375719" calcext:value-type="float">
            <text:p>13.9130453757</text:p>
          </table:table-cell>
          <table:table-cell office:value-type="float" office:value="16.2333184182644" calcext:value-type="float">
            <text:p>16.2333184183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office:value-type="float" office:value="13.2892362262131" calcext:value-type="float">
            <text:p>13.2892362262</text:p>
          </table:table-cell>
          <table:table-cell office:value-type="float" office:value="14.9892463386059" calcext:value-type="float">
            <text:p>14.9892463386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float" office:value="12.4058668460321" calcext:value-type="float">
            <text:p>12.405866846</text:p>
          </table:table-cell>
          <table:table-cell office:value-type="float" office:value="14.0974034667015" calcext:value-type="float">
            <text:p>14.0974034667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11.8261199959921" calcext:value-type="float">
            <text:p>11.826119996</text:p>
          </table:table-cell>
          <table:table-cell office:value-type="float" office:value="12.8831379264593" calcext:value-type="float">
            <text:p>12.8831379265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float" office:value="10.615620223754" calcext:value-type="float">
            <text:p>10.6156202238</text:p>
          </table:table-cell>
          <table:table-cell office:value-type="float" office:value="12.6326473876834" calcext:value-type="float">
            <text:p>12.6326473877</text:p>
          </table:table-cell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office:value-type="float" office:value="10.3172886437232" calcext:value-type="float">
            <text:p>10.3172886437</text:p>
          </table:table-cell>
          <table:table-cell office:value-type="float" office:value="12.1804441958666" calcext:value-type="float">
            <text:p>12.1804441959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10.194090222" calcext:value-type="float">
            <text:p>10.194090222</text:p>
          </table:table-cell>
          <table:table-cell office:value-type="float" office:value="12.3011606782675" calcext:value-type="float">
            <text:p>12.3011606783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9.30858544253428" calcext:value-type="float">
            <text:p>9.3085854425</text:p>
          </table:table-cell>
          <table:table-cell office:value-type="float" office:value="10.9502557516098" calcext:value-type="float">
            <text:p>10.9502557516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float" office:value="8.39542229022455" calcext:value-type="float">
            <text:p>8.3954222902</text:p>
          </table:table-cell>
          <table:table-cell office:value-type="float" office:value="11.2075927555561" calcext:value-type="float">
            <text:p>11.2075927556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8.13174621337051" calcext:value-type="float">
            <text:p>8.1317462134</text:p>
          </table:table-cell>
          <table:table-cell office:value-type="float" office:value="11.3028238043189" calcext:value-type="float">
            <text:p>11.3028238043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7.90197704035208" calcext:value-type="float">
            <text:p>7.9019770404</text:p>
          </table:table-cell>
          <table:table-cell office:value-type="float" office:value="10.4375252872705" calcext:value-type="float">
            <text:p>10.4375252873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float" office:value="7.21943550591075" calcext:value-type="float">
            <text:p>7.2194355059</text:p>
          </table:table-cell>
          <table:table-cell office:value-type="float" office:value="10.4159711897373" calcext:value-type="float">
            <text:p>10.4159711897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float" office:value="6.65286055836109" calcext:value-type="float">
            <text:p>6.6528605584</text:p>
          </table:table-cell>
          <table:table-cell office:value-type="float" office:value="9.99728474020958" calcext:value-type="float">
            <text:p>9.9972847402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office:value-type="float" office:value="6.83388956096194" calcext:value-type="float">
            <text:p>6.833889561</text:p>
          </table:table-cell>
          <table:table-cell office:value-type="float" office:value="9.27146823704243" calcext:value-type="float">
            <text:p>9.271468237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float" office:value="6.62846468019923" calcext:value-type="float">
            <text:p>6.6284646802</text:p>
          </table:table-cell>
          <table:table-cell office:value-type="float" office:value="8.23881424963474" calcext:value-type="float">
            <text:p>8.2388142496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office:value-type="float" office:value="5.94701148063765" calcext:value-type="float">
            <text:p>5.9470114806</text:p>
          </table:table-cell>
          <table:table-cell office:value-type="float" office:value="9.10059763491154" calcext:value-type="float">
            <text:p>9.1005976349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float" office:value="6.0528151813997" calcext:value-type="float">
            <text:p>6.0528151814</text:p>
          </table:table-cell>
          <table:table-cell office:value-type="float" office:value="8.42966332659125" calcext:value-type="float">
            <text:p>8.4296633266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office:value-type="float" office:value="6.11749598629978" calcext:value-type="float">
            <text:p>6.1174959863</text:p>
          </table:table-cell>
          <table:table-cell office:value-type="float" office:value="8.18453925102949" calcext:value-type="float">
            <text:p>8.184539251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office:value-type="float" office:value="6.03980924776935" calcext:value-type="float">
            <text:p>6.0398092478</text:p>
          </table:table-cell>
          <table:table-cell office:value-type="float" office:value="7.6330583896488" calcext:value-type="float">
            <text:p>7.6330583896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office:value-type="float" office:value="5.25910911428819" calcext:value-type="float">
            <text:p>5.2591091143</text:p>
          </table:table-cell>
          <table:table-cell office:value-type="float" office:value="8.32740887999535" calcext:value-type="float">
            <text:p>8.32740888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office:value-type="float" office:value="4.57084194727994" calcext:value-type="float">
            <text:p>4.5708419473</text:p>
          </table:table-cell>
          <table:table-cell office:value-type="float" office:value="7.93394472263753" calcext:value-type="float">
            <text:p>7.9339447226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office:value-type="float" office:value="4.47386048583809" calcext:value-type="float">
            <text:p>4.4738604858</text:p>
          </table:table-cell>
          <table:table-cell office:value-type="float" office:value="6.33009324036539" calcext:value-type="float">
            <text:p>6.3300932404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office:value-type="float" office:value="4.80681499045923" calcext:value-type="float">
            <text:p>4.8068149905</text:p>
          </table:table-cell>
          <table:table-cell office:value-type="float" office:value="6.16459597367793" calcext:value-type="float">
            <text:p>6.1645959737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office:value-type="float" office:value="4.32390237565434" calcext:value-type="float">
            <text:p>4.3239023757</text:p>
          </table:table-cell>
          <table:table-cell office:value-type="float" office:value="5.06776925362647" calcext:value-type="float">
            <text:p>5.0677692536</text:p>
          </table:table-cell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office:value-type="float" office:value="4.32428338166771" calcext:value-type="float">
            <text:p>4.3242833817</text:p>
          </table:table-cell>
          <table:table-cell office:value-type="float" office:value="6.20129347313195" calcext:value-type="float">
            <text:p>6.2012934731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office:value-type="float" office:value="4.24657731510084" calcext:value-type="float">
            <text:p>4.2465773151</text:p>
          </table:table-cell>
          <table:table-cell office:value-type="float" office:value="5.51071482524276" calcext:value-type="float">
            <text:p>5.5107148252</text:p>
          </table:table-cell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office:value-type="float" office:value="4.39754048974142" calcext:value-type="float">
            <text:p>4.3975404897</text:p>
          </table:table-cell>
          <table:table-cell office:value-type="float" office:value="5.42549124360085" calcext:value-type="float">
            <text:p>5.4254912436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float" office:value="4.36261678780984" calcext:value-type="float">
            <text:p>4.3626167878</text:p>
          </table:table-cell>
          <table:table-cell office:value-type="float" office:value="5.0165447127074" calcext:value-type="float">
            <text:p>5.0165447127</text:p>
          </table:table-cell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office:value-type="float" office:value="3.8980975271365" calcext:value-type="float">
            <text:p>3.8980975271</text:p>
          </table:table-cell>
          <table:table-cell office:value-type="float" office:value="5.41823457321152" calcext:value-type="float">
            <text:p>5.4182345732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office:value-type="float" office:value="3.81141813851278" calcext:value-type="float">
            <text:p>3.8114181385</text:p>
          </table:table-cell>
          <table:table-cell office:value-type="float" office:value="4.86720927339047" calcext:value-type="float">
            <text:p>4.8672092734</text:p>
          </table:table-cell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office:value-type="float" office:value="3.66567302816505" calcext:value-type="float">
            <text:p>3.6656730282</text:p>
          </table:table-cell>
          <table:table-cell office:value-type="float" office:value="5.51021911017597" calcext:value-type="float">
            <text:p>5.5102191102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office:value-type="float" office:value="3.75385329072629" calcext:value-type="float">
            <text:p>3.7538532907</text:p>
          </table:table-cell>
          <table:table-cell office:value-type="float" office:value="4.85744356410578" calcext:value-type="float">
            <text:p>4.8574435641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float" office:value="4.28349006695485" calcext:value-type="float">
            <text:p>4.283490067</text:p>
          </table:table-cell>
          <table:table-cell office:value-type="float" office:value="7.07795952633023" calcext:value-type="float">
            <text:p>7.0779595263</text:p>
          </table:table-cell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float" office:value="3.70357691995594" calcext:value-type="float">
            <text:p>3.70357692</text:p>
          </table:table-cell>
          <table:table-cell office:value-type="float" office:value="4.66417742939666" calcext:value-type="float">
            <text:p>4.6641774294</text:p>
          </table:table-cell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office:value-type="float" office:value="3.83426288426469" calcext:value-type="float">
            <text:p>3.8342628843</text:p>
          </table:table-cell>
          <table:table-cell office:value-type="float" office:value="5.67927791550756" calcext:value-type="float">
            <text:p>5.6792779155</text:p>
          </table:table-cell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office:value-type="float" office:value="3.78018382027609" calcext:value-type="float">
            <text:p>3.7801838203</text:p>
          </table:table-cell>
          <table:table-cell office:value-type="float" office:value="4.79003820428625" calcext:value-type="float">
            <text:p>4.7900382043</text:p>
          </table:table-cell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office:value-type="float" office:value="3.60970595943818" calcext:value-type="float">
            <text:p>3.6097059594</text:p>
          </table:table-cell>
          <table:table-cell office:value-type="float" office:value="4.92481319606304" calcext:value-type="float">
            <text:p>4.9248131961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office:value-type="float" office:value="3.63288818409137" calcext:value-type="float">
            <text:p>3.6328881841</text:p>
          </table:table-cell>
          <table:table-cell office:value-type="float" office:value="4.71861558454111" calcext:value-type="float">
            <text:p>4.7186155845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office:value-type="float" office:value="3.81294205620748" calcext:value-type="float">
            <text:p>3.8129420562</text:p>
          </table:table-cell>
          <table:table-cell office:value-type="float" office:value="5.05633247783408" calcext:value-type="float">
            <text:p>5.0563324778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float" office:value="3.66114525059494" calcext:value-type="float">
            <text:p>3.6611452506</text:p>
          </table:table-cell>
          <table:table-cell office:value-type="float" office:value="4.62752117682248" calcext:value-type="float">
            <text:p>4.6275211768</text:p>
          </table:table-cell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office:value-type="float" office:value="3.38434387784485" calcext:value-type="float">
            <text:p>3.3843438778</text:p>
          </table:table-cell>
          <table:table-cell office:value-type="float" office:value="4.45762010943145" calcext:value-type="float">
            <text:p>4.4576201094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float" office:value="3.65921352571304" calcext:value-type="float">
            <text:p>3.6592135257</text:p>
          </table:table-cell>
          <table:table-cell office:value-type="float" office:value="4.63480934826657" calcext:value-type="float">
            <text:p>4.6348093483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office:value-type="float" office:value="3.84396995836442" calcext:value-type="float">
            <text:p>3.8439699584</text:p>
          </table:table-cell>
          <table:table-cell office:value-type="float" office:value="4.74345070868731" calcext:value-type="float">
            <text:p>4.7434507087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float" office:value="3.67974049987596" calcext:value-type="float">
            <text:p>3.6797404999</text:p>
          </table:table-cell>
          <table:table-cell office:value-type="float" office:value="5.23401914676651" calcext:value-type="float">
            <text:p>5.2340191468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office:value-type="float" office:value="3.57294523005092" calcext:value-type="float">
            <text:p>3.5729452301</text:p>
          </table:table-cell>
          <table:table-cell office:value-type="float" office:value="5.08892984315753" calcext:value-type="float">
            <text:p>5.0889298432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office:value-type="float" office:value="3.5372553839596" calcext:value-type="float">
            <text:p>3.537255384</text:p>
          </table:table-cell>
          <table:table-cell office:value-type="float" office:value="4.40463184728287" calcext:value-type="float">
            <text:p>4.4046318473</text:p>
          </table:table-cell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office:value-type="float" office:value="3.34100753137278" calcext:value-type="float">
            <text:p>3.3410075314</text:p>
          </table:table-cell>
          <table:table-cell office:value-type="float" office:value="6.13084368407726" calcext:value-type="float">
            <text:p>6.1308436841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office:value-type="float" office:value="3.53407131367867" calcext:value-type="float">
            <text:p>3.5340713137</text:p>
          </table:table-cell>
          <table:table-cell office:value-type="float" office:value="4.90399638749659" calcext:value-type="float">
            <text:p>4.9039963875</text:p>
          </table:table-cell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float" office:value="3.28714503689643" calcext:value-type="float">
            <text:p>3.2871450369</text:p>
          </table:table-cell>
          <table:table-cell office:value-type="float" office:value="6.6622305966448" calcext:value-type="float">
            <text:p>6.6622305966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office:value-type="float" office:value="3.17609401819629" calcext:value-type="float">
            <text:p>3.1760940182</text:p>
          </table:table-cell>
          <table:table-cell office:value-type="float" office:value="4.66029210144188" calcext:value-type="float">
            <text:p>4.6602921014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float" office:value="3.30800961614202" calcext:value-type="float">
            <text:p>3.3080096161</text:p>
          </table:table-cell>
          <table:table-cell office:value-type="float" office:value="4.5668860822916" calcext:value-type="float">
            <text:p>4.5668860823</text:p>
          </table:table-cell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office:value-type="float" office:value="3.63988469595756" calcext:value-type="float">
            <text:p>3.639884696</text:p>
          </table:table-cell>
          <table:table-cell office:value-type="float" office:value="4.94424331351183" calcext:value-type="float">
            <text:p>4.9442433135</text:p>
          </table:table-cell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office:value-type="float" office:value="3.34986980560176" calcext:value-type="float">
            <text:p>3.3498698056</text:p>
          </table:table-cell>
          <table:table-cell office:value-type="float" office:value="4.85504601546563" calcext:value-type="float">
            <text:p>4.8550460155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office:value-type="float" office:value="3.38489195403703" calcext:value-type="float">
            <text:p>3.384891954</text:p>
          </table:table-cell>
          <table:table-cell office:value-type="float" office:value="5.19412106485106" calcext:value-type="float">
            <text:p>5.1941210649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float" office:value="3.27006074321379" calcext:value-type="float">
            <text:p>3.2700607432</text:p>
          </table:table-cell>
          <table:table-cell office:value-type="float" office:value="5.33281758218072" calcext:value-type="float">
            <text:p>5.3328175822</text:p>
          </table:table-cell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office:value-type="float" office:value="3.14812690798843" calcext:value-type="float">
            <text:p>3.148126908</text:p>
          </table:table-cell>
          <table:table-cell office:value-type="float" office:value="5.0141542290803" calcext:value-type="float">
            <text:p>5.0141542291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office:value-type="float" office:value="3.34877945168303" calcext:value-type="float">
            <text:p>3.3487794517</text:p>
          </table:table-cell>
          <table:table-cell office:value-type="float" office:value="4.08270519413054" calcext:value-type="float">
            <text:p>4.0827051941</text:p>
          </table:table-cell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float" office:value="3.12202408704736" calcext:value-type="float">
            <text:p>3.122024087</text:p>
          </table:table-cell>
          <table:table-cell office:value-type="float" office:value="4.54768679360859" calcext:value-type="float">
            <text:p>4.5476867936</text:p>
          </table:table-cell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office:value-type="float" office:value="2.84503003428562" calcext:value-type="float">
            <text:p>2.8450300343</text:p>
          </table:table-cell>
          <table:table-cell office:value-type="float" office:value="5.04203573474661" calcext:value-type="float">
            <text:p>5.0420357347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office:value-type="float" office:value="2.94602416462581" calcext:value-type="float">
            <text:p>2.9460241646</text:p>
          </table:table-cell>
          <table:table-cell office:value-type="float" office:value="4.29767177207395" calcext:value-type="float">
            <text:p>4.2976717721</text:p>
          </table:table-cell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office:value-type="float" office:value="2.99305600474734" calcext:value-type="float">
            <text:p>2.9930560047</text:p>
          </table:table-cell>
          <table:table-cell office:value-type="float" office:value="4.32446197420359" calcext:value-type="float">
            <text:p>4.3244619742</text:p>
          </table:table-cell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float" office:value="3.49206604555659" calcext:value-type="float">
            <text:p>3.4920660456</text:p>
          </table:table-cell>
          <table:table-cell office:value-type="float" office:value="5.77074931608513" calcext:value-type="float">
            <text:p>5.7707493161</text:p>
          </table:table-cell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office:value-type="float" office:value="3.04392654441912" calcext:value-type="float">
            <text:p>3.0439265444</text:p>
          </table:table-cell>
          <table:table-cell office:value-type="float" office:value="4.3990318570286" calcext:value-type="float">
            <text:p>4.399031857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float" office:value="2.84002306633586" calcext:value-type="float">
            <text:p>2.8400230663</text:p>
          </table:table-cell>
          <table:table-cell office:value-type="float" office:value="4.37363476725295" calcext:value-type="float">
            <text:p>4.3736347673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office:value-type="float" office:value="2.80717247170866" calcext:value-type="float">
            <text:p>2.8071724717</text:p>
          </table:table-cell>
          <table:table-cell office:value-type="float" office:value="4.55375442339573" calcext:value-type="float">
            <text:p>4.5537544234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office:value-type="float" office:value="2.7850197204346" calcext:value-type="float">
            <text:p>2.7850197204</text:p>
          </table:table-cell>
          <table:table-cell office:value-type="float" office:value="4.28128729085438" calcext:value-type="float">
            <text:p>4.2812872909</text:p>
          </table:table-cell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office:value-type="float" office:value="2.78784047894248" calcext:value-type="float">
            <text:p>2.7878404789</text:p>
          </table:table-cell>
          <table:table-cell office:value-type="float" office:value="4.410663965391" calcext:value-type="float">
            <text:p>4.4106639654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office:value-type="float" office:value="2.90236738727454" calcext:value-type="float">
            <text:p>2.9023673873</text:p>
          </table:table-cell>
          <table:table-cell office:value-type="float" office:value="4.9870492372429" calcext:value-type="float">
            <text:p>4.9870492372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office:value-type="float" office:value="2.67467447694972" calcext:value-type="float">
            <text:p>2.6746744769</text:p>
          </table:table-cell>
          <table:table-cell office:value-type="float" office:value="4.79934085416608" calcext:value-type="float">
            <text:p>4.7993408542</text:p>
          </table:table-cell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office:value-type="float" office:value="2.59619954498399" calcext:value-type="float">
            <text:p>2.596199545</text:p>
          </table:table-cell>
          <table:table-cell office:value-type="float" office:value="5.82461018837057" calcext:value-type="float">
            <text:p>5.8246101884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office:value-type="float" office:value="2.6666420102803" calcext:value-type="float">
            <text:p>2.6666420103</text:p>
          </table:table-cell>
          <table:table-cell office:value-type="float" office:value="4.2697391443653" calcext:value-type="float">
            <text:p>4.2697391444</text:p>
          </table:table-cell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office:value-type="float" office:value="3.03977144126772" calcext:value-type="float">
            <text:p>3.0397714413</text:p>
          </table:table-cell>
          <table:table-cell office:value-type="float" office:value="4.03617613902316" calcext:value-type="float">
            <text:p>4.036176139</text:p>
          </table:table-cell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office:value-type="float" office:value="2.71695164365506" calcext:value-type="float">
            <text:p>2.7169516437</text:p>
          </table:table-cell>
          <table:table-cell office:value-type="float" office:value="4.22751353238709" calcext:value-type="float">
            <text:p>4.2275135324</text:p>
          </table:table-cell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office:value-type="float" office:value="2.53801238280507" calcext:value-type="float">
            <text:p>2.5380123828</text:p>
          </table:table-cell>
          <table:table-cell office:value-type="float" office:value="3.88987636764068" calcext:value-type="float">
            <text:p>3.8898763676</text:p>
          </table:table-cell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office:value-type="float" office:value="2.54784137130194" calcext:value-type="float">
            <text:p>2.5478413713</text:p>
          </table:table-cell>
          <table:table-cell office:value-type="float" office:value="3.93950748909265" calcext:value-type="float">
            <text:p>3.9395074891</text:p>
          </table:table-cell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office:value-type="float" office:value="2.5210210436938" calcext:value-type="float">
            <text:p>2.5210210437</text:p>
          </table:table-cell>
          <table:table-cell office:value-type="float" office:value="4.36369351262692" calcext:value-type="float">
            <text:p>4.3636935126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office:value-type="float" office:value="2.6584143866913" calcext:value-type="float">
            <text:p>2.6584143867</text:p>
          </table:table-cell>
          <table:table-cell office:value-type="float" office:value="4.36023983557243" calcext:value-type="float">
            <text:p>4.3602398356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office:value-type="float" office:value="2.47597460055707" calcext:value-type="float">
            <text:p>2.4759746006</text:p>
          </table:table-cell>
          <table:table-cell office:value-type="float" office:value="3.76549957378302" calcext:value-type="float">
            <text:p>3.7654995738</text:p>
          </table:table-cell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float" office:value="2.47200511942763" calcext:value-type="float">
            <text:p>2.4720051194</text:p>
          </table:table-cell>
          <table:table-cell office:value-type="float" office:value="4.34967602114193" calcext:value-type="float">
            <text:p>4.3496760211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office:value-type="float" office:value="2.47649784953496" calcext:value-type="float">
            <text:p>2.4764978495</text:p>
          </table:table-cell>
          <table:table-cell office:value-type="float" office:value="3.65345268044621" calcext:value-type="float">
            <text:p>3.6534526804</text:p>
          </table:table-cell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office:value-type="float" office:value="2.33614779940439" calcext:value-type="float">
            <text:p>2.3361477994</text:p>
          </table:table-cell>
          <table:table-cell office:value-type="float" office:value="3.76756897900486" calcext:value-type="float">
            <text:p>3.767568979</text:p>
          </table:table-cell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office:value-type="float" office:value="2.43593725729563" calcext:value-type="float">
            <text:p>2.4359372573</text:p>
          </table:table-cell>
          <table:table-cell office:value-type="float" office:value="6.25254300388042" calcext:value-type="float">
            <text:p>6.2525430039</text:p>
          </table:table-cell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office:value-type="float" office:value="2.6450782773008" calcext:value-type="float">
            <text:p>2.6450782773</text:p>
          </table:table-cell>
          <table:table-cell office:value-type="float" office:value="3.69182500848547" calcext:value-type="float">
            <text:p>3.6918250085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office:value-type="float" office:value="2.28716682126626" calcext:value-type="float">
            <text:p>2.2871668213</text:p>
          </table:table-cell>
          <table:table-cell office:value-type="float" office:value="3.82557261671172" calcext:value-type="float">
            <text:p>3.8255726167</text:p>
          </table:table-cell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office:value-type="float" office:value="2.36673755441374" calcext:value-type="float">
            <text:p>2.3667375544</text:p>
          </table:table-cell>
          <table:table-cell office:value-type="float" office:value="3.86926046281587" calcext:value-type="float">
            <text:p>3.8692604628</text:p>
          </table:table-cell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office:value-type="float" office:value="2.13600135943212" calcext:value-type="float">
            <text:p>2.1360013594</text:p>
          </table:table-cell>
          <table:table-cell office:value-type="float" office:value="3.97005483077373" calcext:value-type="float">
            <text:p>3.970054830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office:value-type="float" office:value="2.4104706033244" calcext:value-type="float">
            <text:p>2.4104706033</text:p>
          </table:table-cell>
          <table:table-cell office:value-type="float" office:value="3.82132962532341" calcext:value-type="float">
            <text:p>3.8213296253</text:p>
          </table:table-cell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office:value-type="float" office:value="2.41646612599629" calcext:value-type="float">
            <text:p>2.416466126</text:p>
          </table:table-cell>
          <table:table-cell office:value-type="float" office:value="3.81799815339036" calcext:value-type="float">
            <text:p>3.8179981534</text:p>
          </table:table-cell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float" office:value="2.12062681996084" calcext:value-type="float">
            <text:p>2.12062682</text:p>
          </table:table-cell>
          <table:table-cell office:value-type="float" office:value="3.70233851199737" calcext:value-type="float">
            <text:p>3.702338512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office:value-type="float" office:value="2.22192015963683" calcext:value-type="float">
            <text:p>2.2219201596</text:p>
          </table:table-cell>
          <table:table-cell office:value-type="float" office:value="4.11524039355572" calcext:value-type="float">
            <text:p>4.1152403936</text:p>
          </table:table-cell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float" office:value="2.1105978695351" calcext:value-type="float">
            <text:p>2.1105978695</text:p>
          </table:table-cell>
          <table:table-cell office:value-type="float" office:value="3.74920834973454" calcext:value-type="float">
            <text:p>3.7492083497</text:p>
          </table:table-cell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float" office:value="2.0935698774122" calcext:value-type="float">
            <text:p>2.0935698774</text:p>
          </table:table-cell>
          <table:table-cell office:value-type="float" office:value="3.34911564947106" calcext:value-type="float">
            <text:p>3.3491156495</text:p>
          </table:table-cell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office:value-type="float" office:value="2.14960034690592" calcext:value-type="float">
            <text:p>2.1496003469</text:p>
          </table:table-cell>
          <table:table-cell office:value-type="float" office:value="4.68962088390254" calcext:value-type="float">
            <text:p>4.6896208839</text:p>
          </table:table-cell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office:value-type="float" office:value="2.07930817803658" calcext:value-type="float">
            <text:p>2.079308178</text:p>
          </table:table-cell>
          <table:table-cell office:value-type="float" office:value="3.79487661167514" calcext:value-type="float">
            <text:p>3.7948766117</text:p>
          </table:table-cell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office:value-type="float" office:value="1.99812707621092" calcext:value-type="float">
            <text:p>1.9981270762</text:p>
          </table:table-cell>
          <table:table-cell office:value-type="float" office:value="3.12971127626952" calcext:value-type="float">
            <text:p>3.1297112763</text:p>
          </table:table-cell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float" office:value="1.9437393595661" calcext:value-type="float">
            <text:p>1.9437393596</text:p>
          </table:table-cell>
          <table:table-cell office:value-type="float" office:value="3.09616757550975" calcext:value-type="float">
            <text:p>3.0961675755</text:p>
          </table:table-cell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office:value-type="float" office:value="2.0818133060265" calcext:value-type="float">
            <text:p>2.081813306</text:p>
          </table:table-cell>
          <table:table-cell office:value-type="float" office:value="3.1695759932627" calcext:value-type="float">
            <text:p>3.1695759933</text:p>
          </table:table-cell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office:value-type="float" office:value="1.90784445997977" calcext:value-type="float">
            <text:p>1.90784446</text:p>
          </table:table-cell>
          <table:table-cell office:value-type="float" office:value="3.02224749187008" calcext:value-type="float">
            <text:p>3.0222474919</text:p>
          </table:table-cell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office:value-type="float" office:value="2.16701521852626" calcext:value-type="float">
            <text:p>2.1670152185</text:p>
          </table:table-cell>
          <table:table-cell office:value-type="float" office:value="2.97222568315919" calcext:value-type="float">
            <text:p>2.9722256832</text:p>
          </table:table-cell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office:value-type="float" office:value="1.79394888225088" calcext:value-type="float">
            <text:p>1.7939488823</text:p>
          </table:table-cell>
          <table:table-cell office:value-type="float" office:value="3.12916566242347" calcext:value-type="float">
            <text:p>3.1291656624</text:p>
          </table:table-cell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office:value-type="float" office:value="1.81284252834429" calcext:value-type="float">
            <text:p>1.8128425283</text:p>
          </table:table-cell>
          <table:table-cell office:value-type="float" office:value="5.0603756736964" calcext:value-type="float">
            <text:p>5.0603756737</text:p>
          </table:table-cell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office:value-type="float" office:value="2.07608605171084" calcext:value-type="float">
            <text:p>2.0760860517</text:p>
          </table:table-cell>
          <table:table-cell office:value-type="float" office:value="3.53742250445066" calcext:value-type="float">
            <text:p>3.5374225045</text:p>
          </table:table-cell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office:value-type="float" office:value="1.88454606455811" calcext:value-type="float">
            <text:p>1.8845460646</text:p>
          </table:table-cell>
          <table:table-cell office:value-type="float" office:value="2.70371687220177" calcext:value-type="float">
            <text:p>2.7037168722</text:p>
          </table:table-cell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float" office:value="1.76150665546708" calcext:value-type="float">
            <text:p>1.7615066555</text:p>
          </table:table-cell>
          <table:table-cell office:value-type="float" office:value="2.67265086923726" calcext:value-type="float">
            <text:p>2.6726508692</text:p>
          </table:table-cell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office:value-type="float" office:value="1.58460534859551" calcext:value-type="float">
            <text:p>1.5846053486</text:p>
          </table:table-cell>
          <table:table-cell office:value-type="float" office:value="2.89347762032412" calcext:value-type="float">
            <text:p>2.8934776203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float" office:value="1.64374213317119" calcext:value-type="float">
            <text:p>1.6437421332</text:p>
          </table:table-cell>
          <table:table-cell office:value-type="float" office:value="3.05729409237392" calcext:value-type="float">
            <text:p>3.0572940924</text:p>
          </table:table-cell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office:value-type="float" office:value="1.95321023493253" calcext:value-type="float">
            <text:p>1.9532102349</text:p>
          </table:table-cell>
          <table:table-cell office:value-type="float" office:value="2.70149812940508" calcext:value-type="float">
            <text:p>2.7014981294</text:p>
          </table:table-cell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office:value-type="float" office:value="1.65308528393507" calcext:value-type="float">
            <text:p>1.6530852839</text:p>
          </table:table-cell>
          <table:table-cell office:value-type="float" office:value="2.44404141721316" calcext:value-type="float">
            <text:p>2.4440414172</text:p>
          </table:table-cell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float" office:value="1.51149648484355" calcext:value-type="float">
            <text:p>1.5114964848</text:p>
          </table:table-cell>
          <table:table-cell office:value-type="float" office:value="2.52541094884509" calcext:value-type="float">
            <text:p>2.5254109488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office:value-type="float" office:value="1.57340600999465" calcext:value-type="float">
            <text:p>1.57340601</text:p>
          </table:table-cell>
          <table:table-cell office:value-type="float" office:value="2.60091513255611" calcext:value-type="float">
            <text:p>2.6009151326</text:p>
          </table:table-cell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office:value-type="float" office:value="1.53880213228388" calcext:value-type="float">
            <text:p>1.5388021323</text:p>
          </table:table-cell>
          <table:table-cell office:value-type="float" office:value="2.51161911711097" calcext:value-type="float">
            <text:p>2.5116191171</text:p>
          </table:table-cell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office:value-type="float" office:value="1.53782872411363" calcext:value-type="float">
            <text:p>1.5378287241</text:p>
          </table:table-cell>
          <table:table-cell office:value-type="float" office:value="2.66311088029761" calcext:value-type="float">
            <text:p>2.6631108803</text:p>
          </table:table-cell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office:value-type="float" office:value="1.6156311178016" calcext:value-type="float">
            <text:p>1.6156311178</text:p>
          </table:table-cell>
          <table:table-cell office:value-type="float" office:value="3.3357254556613" calcext:value-type="float">
            <text:p>3.3357254557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office:value-type="float" office:value="1.66397574166297" calcext:value-type="float">
            <text:p>1.6639757417</text:p>
          </table:table-cell>
          <table:table-cell office:value-type="float" office:value="2.76149259624071" calcext:value-type="float">
            <text:p>2.7614925962</text:p>
          </table:table-cell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office:value-type="float" office:value="1.57514748524088" calcext:value-type="float">
            <text:p>1.5751474852</text:p>
          </table:table-cell>
          <table:table-cell office:value-type="float" office:value="2.46818095512572" calcext:value-type="float">
            <text:p>2.4681809551</text:p>
          </table:table-cell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office:value-type="float" office:value="1.54123299951674" calcext:value-type="float">
            <text:p>1.5412329995</text:p>
          </table:table-cell>
          <table:table-cell office:value-type="float" office:value="2.5295722973824" calcext:value-type="float">
            <text:p>2.5295722974</text:p>
          </table:table-cell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office:value-type="float" office:value="1.47955623956038" calcext:value-type="float">
            <text:p>1.4795562396</text:p>
          </table:table-cell>
          <table:table-cell office:value-type="float" office:value="2.76417259578011" calcext:value-type="float">
            <text:p>2.7641725958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float" office:value="1.47945963128239" calcext:value-type="float">
            <text:p>1.4794596313</text:p>
          </table:table-cell>
          <table:table-cell office:value-type="float" office:value="2.11730544787133" calcext:value-type="float">
            <text:p>2.1173054479</text:p>
          </table:table-cell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office:value-type="float" office:value="1.62676157566522" calcext:value-type="float">
            <text:p>1.6267615757</text:p>
          </table:table-cell>
          <table:table-cell office:value-type="float" office:value="2.94240178875043" calcext:value-type="float">
            <text:p>2.9424017888</text:p>
          </table:table-cell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float" office:value="1.34014980906809" calcext:value-type="float">
            <text:p>1.3401498091</text:p>
          </table:table-cell>
          <table:table-cell office:value-type="float" office:value="3.20589148695581" calcext:value-type="float">
            <text:p>3.205891487</text:p>
          </table:table-cell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office:value-type="float" office:value="1.57729722682489" calcext:value-type="float">
            <text:p>1.5772972268</text:p>
          </table:table-cell>
          <table:table-cell office:value-type="float" office:value="2.91664708219469" calcext:value-type="float">
            <text:p>2.9166470822</text:p>
          </table:table-cell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office:value-type="float" office:value="1.56351063979807" calcext:value-type="float">
            <text:p>1.5635106398</text:p>
          </table:table-cell>
          <table:table-cell office:value-type="float" office:value="2.63554788578767" calcext:value-type="float">
            <text:p>2.6355478858</text:p>
          </table:table-cell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office:value-type="float" office:value="1.46018854137339" calcext:value-type="float">
            <text:p>1.4601885414</text:p>
          </table:table-cell>
          <table:table-cell office:value-type="float" office:value="2.4713435129961" calcext:value-type="float">
            <text:p>2.471343513</text:p>
          </table:table-cell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office:value-type="float" office:value="1.37725775637621" calcext:value-type="float">
            <text:p>1.3772577564</text:p>
          </table:table-cell>
          <table:table-cell office:value-type="float" office:value="3.53797306377965" calcext:value-type="float">
            <text:p>3.5379730638</text:p>
          </table:table-cell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office:value-type="float" office:value="1.24254960027617" calcext:value-type="float">
            <text:p>1.2425496003</text:p>
          </table:table-cell>
          <table:table-cell office:value-type="float" office:value="3.06943989342835" calcext:value-type="float">
            <text:p>3.0694398934</text:p>
          </table:table-cell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office:value-type="float" office:value="1.40810984140689" calcext:value-type="float">
            <text:p>1.4081098414</text:p>
          </table:table-cell>
          <table:table-cell office:value-type="float" office:value="3.28601558042283" calcext:value-type="float">
            <text:p>3.2860155804</text:p>
          </table:table-cell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office:value-type="float" office:value="1.63753878138959" calcext:value-type="float">
            <text:p>1.6375387814</text:p>
          </table:table-cell>
          <table:table-cell office:value-type="float" office:value="6.38827081816271" calcext:value-type="float">
            <text:p>6.3882708182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office:value-type="float" office:value="1.52543950178276" calcext:value-type="float">
            <text:p>1.5254395018</text:p>
          </table:table-cell>
          <table:table-cell office:value-type="float" office:value="2.36664885911159" calcext:value-type="float">
            <text:p>2.3666488591</text:p>
          </table:table-cell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office:value-type="float" office:value="1.19728309021186" calcext:value-type="float">
            <text:p>1.1972830902</text:p>
          </table:table-cell>
          <table:table-cell office:value-type="float" office:value="2.88433252586401" calcext:value-type="float">
            <text:p>2.8843325259</text:p>
          </table:table-cell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office:value-type="float" office:value="1.25300464301515" calcext:value-type="float">
            <text:p>1.253004643</text:p>
          </table:table-cell>
          <table:table-cell office:value-type="float" office:value="3.12420459091663" calcext:value-type="float">
            <text:p>3.1242045909</text:p>
          </table:table-cell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office:value-type="float" office:value="1.17143049586667" calcext:value-type="float">
            <text:p>1.1714304959</text:p>
          </table:table-cell>
          <table:table-cell office:value-type="float" office:value="2.49746938876342" calcext:value-type="float">
            <text:p>2.4974693888</text:p>
          </table:table-cell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office:value-type="float" office:value="1.45752625779992" calcext:value-type="float">
            <text:p>1.4575262578</text:p>
          </table:table-cell>
          <table:table-cell office:value-type="float" office:value="1.76254739006981" calcext:value-type="float">
            <text:p>1.7625473901</text:p>
          </table:table-cell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office:value-type="float" office:value="1.14887337830909" calcext:value-type="float">
            <text:p>1.1488733783</text:p>
          </table:table-cell>
          <table:table-cell office:value-type="float" office:value="1.90714076887525" calcext:value-type="float">
            <text:p>1.9071407689</text:p>
          </table:table-cell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office:value-type="float" office:value="1.31878639007449" calcext:value-type="float">
            <text:p>1.3187863901</text:p>
          </table:table-cell>
          <table:table-cell office:value-type="float" office:value="4.16702789848205" calcext:value-type="float">
            <text:p>4.1670278985</text:p>
          </table:table-cell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office:value-type="float" office:value="1.20538787043081" calcext:value-type="float">
            <text:p>1.2053878704</text:p>
          </table:table-cell>
          <table:table-cell office:value-type="float" office:value="2.68537221255247" calcext:value-type="float">
            <text:p>2.6853722126</text:p>
          </table:table-cell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office:value-type="float" office:value="1.18673066762404" calcext:value-type="float">
            <text:p>1.1867306676</text:p>
          </table:table-cell>
          <table:table-cell office:value-type="float" office:value="2.38298404973466" calcext:value-type="float">
            <text:p>2.3829840497</text:p>
          </table:table-cell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office:value-type="float" office:value="1.15600435158938" calcext:value-type="float">
            <text:p>1.1560043516</text:p>
          </table:table-cell>
          <table:table-cell office:value-type="float" office:value="2.5787021877768" calcext:value-type="float">
            <text:p>2.5787021878</text:p>
          </table:table-cell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office:value-type="float" office:value="1.20276557899362" calcext:value-type="float">
            <text:p>1.202765579</text:p>
          </table:table-cell>
          <table:table-cell office:value-type="float" office:value="2.57601149397669" calcext:value-type="float">
            <text:p>2.576011494</text:p>
          </table:table-cell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office:value-type="float" office:value="1.18967209306093" calcext:value-type="float">
            <text:p>1.1896720931</text:p>
          </table:table-cell>
          <table:table-cell office:value-type="float" office:value="3.08790660038358" calcext:value-type="float">
            <text:p>3.0879066004</text:p>
          </table:table-cell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office:value-type="float" office:value="1.02190940923681" calcext:value-type="float">
            <text:p>1.0219094092</text:p>
          </table:table-cell>
          <table:table-cell office:value-type="float" office:value="2.75923829119711" calcext:value-type="float">
            <text:p>2.7592382912</text:p>
          </table:table-cell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office:value-type="float" office:value="1.04791382902703" calcext:value-type="float">
            <text:p>1.047913829</text:p>
          </table:table-cell>
          <table:table-cell office:value-type="float" office:value="2.94716115290066" calcext:value-type="float">
            <text:p>2.9471611529</text:p>
          </table:table-cell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office:value-type="float" office:value="1.37120886325597" calcext:value-type="float">
            <text:p>1.3712088633</text:p>
          </table:table-cell>
          <table:table-cell office:value-type="float" office:value="2.33792620408349" calcext:value-type="float">
            <text:p>2.3379262041</text:p>
          </table:table-cell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office:value-type="float" office:value="1.20306397596836" calcext:value-type="float">
            <text:p>1.203063976</text:p>
          </table:table-cell>
          <table:table-cell office:value-type="float" office:value="2.87056926239165" calcext:value-type="float">
            <text:p>2.8705692624</text:p>
          </table:table-cell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office:value-type="float" office:value="0.97896646754389" calcext:value-type="float">
            <text:p>0.9789664675</text:p>
          </table:table-cell>
          <table:table-cell office:value-type="float" office:value="2.44000109373883" calcext:value-type="float">
            <text:p>2.4400010937</text:p>
          </table:table-cell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office:value-type="float" office:value="1.05452392443399" calcext:value-type="float">
            <text:p>1.0545239244</text:p>
          </table:table-cell>
          <table:table-cell office:value-type="float" office:value="2.14320023762411" calcext:value-type="float">
            <text:p>2.1432002376</text:p>
          </table:table-cell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office:value-type="float" office:value="0.974356173905074" calcext:value-type="float">
            <text:p>0.9743561739</text:p>
          </table:table-cell>
          <table:table-cell office:value-type="float" office:value="1.78368269908242" calcext:value-type="float">
            <text:p>1.7836826991</text:p>
          </table:table-cell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office:value-type="float" office:value="0.822885987878598" calcext:value-type="float">
            <text:p>0.8228859879</text:p>
          </table:table-cell>
          <table:table-cell office:value-type="float" office:value="1.76213863666635" calcext:value-type="float">
            <text:p>1.7621386367</text:p>
          </table:table-cell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office:value-type="float" office:value="1.14726418595966" calcext:value-type="float">
            <text:p>1.147264186</text:p>
          </table:table-cell>
          <table:table-cell office:value-type="float" office:value="1.73547643935308" calcext:value-type="float">
            <text:p>1.7354764394</text:p>
          </table:table-cell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office:value-type="float" office:value="0.864355101600426" calcext:value-type="float">
            <text:p>0.8643551016</text:p>
          </table:table-cell>
          <table:table-cell office:value-type="float" office:value="1.90706195497478" calcext:value-type="float">
            <text:p>1.907061955</text:p>
          </table:table-cell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office:value-type="float" office:value="0.971559082089556" calcext:value-type="float">
            <text:p>0.9715590821</text:p>
          </table:table-cell>
          <table:table-cell office:value-type="float" office:value="1.51126296378789" calcext:value-type="float">
            <text:p>1.5112629638</text:p>
          </table:table-cell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office:value-type="float" office:value="1.22322156937332" calcext:value-type="float">
            <text:p>1.2232215694</text:p>
          </table:table-cell>
          <table:table-cell office:value-type="float" office:value="1.60317712661345" calcext:value-type="float">
            <text:p>1.6031771266</text:p>
          </table:table-cell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office:value-type="float" office:value="0.983045659574825" calcext:value-type="float">
            <text:p>0.9830456596</text:p>
          </table:table-cell>
          <table:table-cell office:value-type="float" office:value="2.03375516174128" calcext:value-type="float">
            <text:p>2.0337551617</text:p>
          </table:table-cell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office:value-type="float" office:value="0.831141753814294" calcext:value-type="float">
            <text:p>0.8311417538</text:p>
          </table:table-cell>
          <table:table-cell office:value-type="float" office:value="1.72353476015269" calcext:value-type="float">
            <text:p>1.7235347602</text:p>
          </table:table-cell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office:value-type="float" office:value="0.834881889018649" calcext:value-type="float">
            <text:p>0.834881889</text:p>
          </table:table-cell>
          <table:table-cell office:value-type="float" office:value="1.58475394481502" calcext:value-type="float">
            <text:p>1.5847539448</text:p>
          </table:table-cell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office:value-type="float" office:value="1.07159724205288" calcext:value-type="float">
            <text:p>1.0715972421</text:p>
          </table:table-cell>
          <table:table-cell office:value-type="float" office:value="1.41064583594562" calcext:value-type="float">
            <text:p>1.4106458359</text:p>
          </table:table-cell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office:value-type="float" office:value="0.665911843124435" calcext:value-type="float">
            <text:p>0.6659118431</text:p>
          </table:table-cell>
          <table:table-cell office:value-type="float" office:value="1.59335855292738" calcext:value-type="float">
            <text:p>1.5933585529</text:p>
          </table:table-cell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office:value-type="float" office:value="0.956690690642513" calcext:value-type="float">
            <text:p>0.9566906906</text:p>
          </table:table-cell>
          <table:table-cell office:value-type="float" office:value="1.73575547034852" calcext:value-type="float">
            <text:p>1.7357554703</text:p>
          </table:table-cell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office:value-type="float" office:value="0.687352477760832" calcext:value-type="float">
            <text:p>0.6873524778</text:p>
          </table:table-cell>
          <table:table-cell office:value-type="float" office:value="1.43124038079986" calcext:value-type="float">
            <text:p>1.4312403808</text:p>
          </table:table-cell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 office:value-type="float" office:value="0.643567014844456" calcext:value-type="float">
            <text:p>0.6435670148</text:p>
          </table:table-cell>
          <table:table-cell office:value-type="float" office:value="1.45460223974078" calcext:value-type="float">
            <text:p>1.4546022397</text:p>
          </table:table-cell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office:value-type="float" office:value="0.754555417293119" calcext:value-type="float">
            <text:p>0.7545554173</text:p>
          </table:table-cell>
          <table:table-cell office:value-type="float" office:value="1.53940723551204" calcext:value-type="float">
            <text:p>1.5394072355</text:p>
          </table:table-cell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office:value-type="float" office:value="0.789198079248976" calcext:value-type="float">
            <text:p>0.7891980792</text:p>
          </table:table-cell>
          <table:table-cell office:value-type="float" office:value="1.98412850566092" calcext:value-type="float">
            <text:p>1.9841285057</text:p>
          </table:table-cell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office:value-type="float" office:value="0.69047271805055" calcext:value-type="float">
            <text:p>0.6904727181</text:p>
          </table:table-cell>
          <table:table-cell office:value-type="float" office:value="1.68985830343445" calcext:value-type="float">
            <text:p>1.6898583034</text:p>
          </table:table-cell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office:value-type="float" office:value="0.562632073092898" calcext:value-type="float">
            <text:p>0.5626320731</text:p>
          </table:table-cell>
          <table:table-cell office:value-type="float" office:value="1.53756449994398" calcext:value-type="float">
            <text:p>1.5375644999</text:p>
          </table:table-cell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office:value-type="float" office:value="0.607271471667454" calcext:value-type="float">
            <text:p>0.6072714717</text:p>
          </table:table-cell>
          <table:table-cell office:value-type="float" office:value="1.5662327280952" calcext:value-type="float">
            <text:p>1.5662327281</text:p>
          </table:table-cell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office:value-type="float" office:value="0.529585876104789" calcext:value-type="float">
            <text:p>0.5295858761</text:p>
          </table:table-cell>
          <table:table-cell office:value-type="float" office:value="1.64987232501153" calcext:value-type="float">
            <text:p>1.649872325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office:value-type="float" office:value="0.592737702926228" calcext:value-type="float">
            <text:p>0.5927377029</text:p>
          </table:table-cell>
          <table:table-cell office:value-type="float" office:value="1.74738399681519" calcext:value-type="float">
            <text:p>1.7473839968</text:p>
          </table:table-cell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office:value-type="float" office:value="0.538371582686423" calcext:value-type="float">
            <text:p>0.5383715827</text:p>
          </table:table-cell>
          <table:table-cell office:value-type="float" office:value="1.35450196795136" calcext:value-type="float">
            <text:p>1.354501968</text:p>
          </table:table-cell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office:value-type="float" office:value="0.703700621800343" calcext:value-type="float">
            <text:p>0.7037006218</text:p>
          </table:table-cell>
          <table:table-cell office:value-type="float" office:value="1.1885865293807" calcext:value-type="float">
            <text:p>1.1885865294</text:p>
          </table:table-cell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office:value-type="float" office:value="0.781283699334898" calcext:value-type="float">
            <text:p>0.7812836993</text:p>
          </table:table-cell>
          <table:table-cell office:value-type="float" office:value="1.87522262659331" calcext:value-type="float">
            <text:p>1.8752226266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office:value-type="float" office:value="0.819305501856901" calcext:value-type="float">
            <text:p>0.8193055019</text:p>
          </table:table-cell>
          <table:table-cell office:value-type="float" office:value="1.81337264052127" calcext:value-type="float">
            <text:p>1.8133726405</text:p>
          </table:table-cell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office:value-type="float" office:value="0.531384866364266" calcext:value-type="float">
            <text:p>0.5313848664</text:p>
          </table:table-cell>
          <table:table-cell office:value-type="float" office:value="1.82369582618412" calcext:value-type="float">
            <text:p>1.8236958262</text:p>
          </table:table-cell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office:value-type="float" office:value="0.71584766506807" calcext:value-type="float">
            <text:p>0.7158476651</text:p>
          </table:table-cell>
          <table:table-cell office:value-type="float" office:value="1.4945014451805" calcext:value-type="float">
            <text:p>1.4945014452</text:p>
          </table:table-cell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office:value-type="float" office:value="0.576254427663709" calcext:value-type="float">
            <text:p>0.5762544277</text:p>
          </table:table-cell>
          <table:table-cell office:value-type="float" office:value="1.53432138002972" calcext:value-type="float">
            <text:p>1.53432138</text:p>
          </table:table-cell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office:value-type="float" office:value="0.507710417553167" calcext:value-type="float">
            <text:p>0.5077104176</text:p>
          </table:table-cell>
          <table:table-cell office:value-type="float" office:value="2.29039874418231" calcext:value-type="float">
            <text:p>2.2903987442</text:p>
          </table:table-cell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office:value-type="float" office:value="0.71132303665845" calcext:value-type="float">
            <text:p>0.7113230367</text:p>
          </table:table-cell>
          <table:table-cell office:value-type="float" office:value="1.32688546169084" calcext:value-type="float">
            <text:p>1.3268854617</text:p>
          </table:table-cell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office:value-type="float" office:value="0.354279005152404" calcext:value-type="float">
            <text:p>0.3542790052</text:p>
          </table:table-cell>
          <table:table-cell office:value-type="float" office:value="1.73946248171706" calcext:value-type="float">
            <text:p>1.7394624817</text:p>
          </table:table-cell>
        </table:table-row>
        <table:table-row table:style-name="ro1">
          <table:table-cell table:style-name="ce5" office:value-type="float" office:value="187" calcext:value-type="float">
            <text:p>187</text:p>
          </table:table-cell>
          <table:table-cell office:value-type="float" office:value="0.459132648577247" calcext:value-type="float">
            <text:p>0.4591326486</text:p>
          </table:table-cell>
          <table:table-cell office:value-type="float" office:value="2.1281555082096" calcext:value-type="float">
            <text:p>2.1281555082</text:p>
          </table:table-cell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office:value-type="float" office:value="0.594892353362002" calcext:value-type="float">
            <text:p>0.5948923534</text:p>
          </table:table-cell>
          <table:table-cell office:value-type="float" office:value="1.8259806660717" calcext:value-type="float">
            <text:p>1.8259806661</text:p>
          </table:table-cell>
        </table:table-row>
        <table:table-row table:style-name="ro1">
          <table:table-cell table:style-name="ce5" office:value-type="float" office:value="189" calcext:value-type="float">
            <text:p>189</text:p>
          </table:table-cell>
          <table:table-cell office:value-type="float" office:value="0.414196360937465" calcext:value-type="float">
            <text:p>0.4141963609</text:p>
          </table:table-cell>
          <table:table-cell office:value-type="float" office:value="1.2812545576744" calcext:value-type="float">
            <text:p>1.2812545577</text:p>
          </table:table-cell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office:value-type="float" office:value="0.32094813517611" calcext:value-type="float">
            <text:p>0.3209481352</text:p>
          </table:table-cell>
          <table:table-cell office:value-type="float" office:value="1.2218509457598" calcext:value-type="float">
            <text:p>1.2218509458</text:p>
          </table:table-cell>
        </table:table-row>
        <table:table-row table:style-name="ro1">
          <table:table-cell table:style-name="ce5" office:value-type="float" office:value="191" calcext:value-type="float">
            <text:p>191</text:p>
          </table:table-cell>
          <table:table-cell office:value-type="float" office:value="0.331932686252195" calcext:value-type="float">
            <text:p>0.3319326863</text:p>
          </table:table-cell>
          <table:table-cell office:value-type="float" office:value="1.34311576238542" calcext:value-type="float">
            <text:p>1.3431157624</text:p>
          </table:table-cell>
        </table:table-row>
        <table:table-row table:style-name="ro1">
          <table:table-cell table:style-name="ce5" office:value-type="float" office:value="192" calcext:value-type="float">
            <text:p>192</text:p>
          </table:table-cell>
          <table:table-cell office:value-type="float" office:value="0.426737307921189" calcext:value-type="float">
            <text:p>0.4267373079</text:p>
          </table:table-cell>
          <table:table-cell office:value-type="float" office:value="1.33141324493772" calcext:value-type="float">
            <text:p>1.3314132449</text:p>
          </table:table-cell>
        </table:table-row>
        <table:table-row table:style-name="ro1">
          <table:table-cell table:style-name="ce5" office:value-type="float" office:value="193" calcext:value-type="float">
            <text:p>193</text:p>
          </table:table-cell>
          <table:table-cell office:value-type="float" office:value="0.439181213290644" calcext:value-type="float">
            <text:p>0.4391812133</text:p>
          </table:table-cell>
          <table:table-cell office:value-type="float" office:value="1.19074611813994" calcext:value-type="float">
            <text:p>1.1907461181</text:p>
          </table:table-cell>
        </table:table-row>
        <table:table-row table:style-name="ro1">
          <table:table-cell table:style-name="ce5" office:value-type="float" office:value="194" calcext:value-type="float">
            <text:p>194</text:p>
          </table:table-cell>
          <table:table-cell office:value-type="float" office:value="0.361732629153433" calcext:value-type="float">
            <text:p>0.3617326292</text:p>
          </table:table-cell>
          <table:table-cell office:value-type="float" office:value="1.2351146510664" calcext:value-type="float">
            <text:p>1.2351146511</text:p>
          </table:table-cell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office:value-type="float" office:value="0.298516090749977" calcext:value-type="float">
            <text:p>0.2985160907</text:p>
          </table:table-cell>
          <table:table-cell office:value-type="float" office:value="0.942508243646444" calcext:value-type="float">
            <text:p>0.9425082436</text:p>
          </table:table-cell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office:value-type="float" office:value="0.467765800806548" calcext:value-type="float">
            <text:p>0.4677658008</text:p>
          </table:table-cell>
          <table:table-cell office:value-type="float" office:value="5.11601517087547" calcext:value-type="float">
            <text:p>5.1160151709</text:p>
          </table:table-cell>
        </table:table-row>
        <table:table-row table:style-name="ro1">
          <table:table-cell table:style-name="ce5" office:value-type="float" office:value="197" calcext:value-type="float">
            <text:p>197</text:p>
          </table:table-cell>
          <table:table-cell office:value-type="float" office:value="0.52599170713882" calcext:value-type="float">
            <text:p>0.5259917071</text:p>
          </table:table-cell>
          <table:table-cell office:value-type="float" office:value="1.40563928803022" calcext:value-type="float">
            <text:p>1.405639288</text:p>
          </table:table-cell>
        </table:table-row>
        <table:table-row table:style-name="ro1">
          <table:table-cell table:style-name="ce5" office:value-type="float" office:value="198" calcext:value-type="float">
            <text:p>198</text:p>
          </table:table-cell>
          <table:table-cell office:value-type="float" office:value="0.28973731011101" calcext:value-type="float">
            <text:p>0.2897373101</text:p>
          </table:table-cell>
          <table:table-cell office:value-type="float" office:value="1.75021879487758" calcext:value-type="float">
            <text:p>1.7502187949</text:p>
          </table:table-cell>
        </table:table-row>
        <table:table-row table:style-name="ro1">
          <table:table-cell table:style-name="ce5" office:value-type="float" office:value="199" calcext:value-type="float">
            <text:p>199</text:p>
          </table:table-cell>
          <table:table-cell office:value-type="float" office:value="0.404737729339971" calcext:value-type="float">
            <text:p>0.4047377293</text:p>
          </table:table-cell>
          <table:table-cell office:value-type="float" office:value="1.17788456621929" calcext:value-type="float">
            <text:p>1.1778845662</text:p>
          </table:table-cell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office:value-type="float" office:value="0.425548419525095" calcext:value-type="float">
            <text:p>0.4255484195</text:p>
          </table:table-cell>
          <table:table-cell office:value-type="float" office:value="1.28807475355279" calcext:value-type="float">
            <text:p>1.2880747536</text:p>
          </table:table-cell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office:value-type="float" office:value="0.32657938813278" calcext:value-type="float">
            <text:p>0.3265793881</text:p>
          </table:table-cell>
          <table:table-cell office:value-type="float" office:value="1.75089557562023" calcext:value-type="float">
            <text:p>1.7508955756</text:p>
          </table:table-cell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office:value-type="float" office:value="0.349591004726298" calcext:value-type="float">
            <text:p>0.3495910047</text:p>
          </table:table-cell>
          <table:table-cell office:value-type="float" office:value="1.68032383975515" calcext:value-type="float">
            <text:p>1.6803238398</text:p>
          </table:table-cell>
        </table:table-row>
        <table:table-row table:style-name="ro1">
          <table:table-cell table:style-name="ce5" office:value-type="float" office:value="203" calcext:value-type="float">
            <text:p>203</text:p>
          </table:table-cell>
          <table:table-cell office:value-type="float" office:value="0.604167140074023" calcext:value-type="float">
            <text:p>0.6041671401</text:p>
          </table:table-cell>
          <table:table-cell office:value-type="float" office:value="1.32321982343274" calcext:value-type="float">
            <text:p>1.3232198234</text:p>
          </table:table-cell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office:value-type="float" office:value="0.221709008644754" calcext:value-type="float">
            <text:p>0.2217090086</text:p>
          </table:table-cell>
          <table:table-cell office:value-type="float" office:value="1.24763958981566" calcext:value-type="float">
            <text:p>1.2476395898</text:p>
          </table:table-cell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office:value-type="float" office:value="0.239310381808019" calcext:value-type="float">
            <text:p>0.2393103818</text:p>
          </table:table-cell>
          <table:table-cell office:value-type="float" office:value="1.70139791522524" calcext:value-type="float">
            <text:p>1.7013979152</text:p>
          </table:table-cell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office:value-type="float" office:value="0.224043094525285" calcext:value-type="float">
            <text:p>0.2240430945</text:p>
          </table:table-cell>
          <table:table-cell office:value-type="float" office:value="1.17704427237913" calcext:value-type="float">
            <text:p>1.1770442724</text:p>
          </table:table-cell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office:value-type="float" office:value="0.581960982972021" calcext:value-type="float">
            <text:p>0.581960983</text:p>
          </table:table-cell>
          <table:table-cell office:value-type="float" office:value="1.29112205232377" calcext:value-type="float">
            <text:p>1.2911220523</text:p>
          </table:table-cell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office:value-type="float" office:value="0.436759007248788" calcext:value-type="float">
            <text:p>0.4367590072</text:p>
          </table:table-cell>
          <table:table-cell office:value-type="float" office:value="1.38480955018167" calcext:value-type="float">
            <text:p>1.3848095502</text:p>
          </table:table-cell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office:value-type="float" office:value="0.234258437371138" calcext:value-type="float">
            <text:p>0.2342584374</text:p>
          </table:table-cell>
          <table:table-cell office:value-type="float" office:value="1.65426187755656" calcext:value-type="float">
            <text:p>1.6542618776</text:p>
          </table:table-cell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office:value-type="float" office:value="0.35373641278834" calcext:value-type="float">
            <text:p>0.3537364128</text:p>
          </table:table-cell>
          <table:table-cell office:value-type="float" office:value="1.5164170187345" calcext:value-type="float">
            <text:p>1.5164170187</text:p>
          </table:table-cell>
        </table:table-row>
        <table:table-row table:style-name="ro1">
          <table:table-cell table:style-name="ce5" office:value-type="float" office:value="211" calcext:value-type="float">
            <text:p>211</text:p>
          </table:table-cell>
          <table:table-cell office:value-type="float" office:value="0.237450516703667" calcext:value-type="float">
            <text:p>0.2374505167</text:p>
          </table:table-cell>
          <table:table-cell office:value-type="float" office:value="2.06175415391408" calcext:value-type="float">
            <text:p>2.0617541539</text:p>
          </table:table-cell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office:value-type="float" office:value="0.344933261246839" calcext:value-type="float">
            <text:p>0.3449332612</text:p>
          </table:table-cell>
          <table:table-cell office:value-type="float" office:value="1.57211940584239" calcext:value-type="float">
            <text:p>1.5721194058</text:p>
          </table:table-cell>
        </table:table-row>
        <table:table-row table:style-name="ro1">
          <table:table-cell table:style-name="ce5" office:value-type="float" office:value="213" calcext:value-type="float">
            <text:p>213</text:p>
          </table:table-cell>
          <table:table-cell office:value-type="float" office:value="0.161038010434564" calcext:value-type="float">
            <text:p>0.1610380104</text:p>
          </table:table-cell>
          <table:table-cell office:value-type="float" office:value="1.23456796046958" calcext:value-type="float">
            <text:p>1.2345679605</text:p>
          </table:table-cell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office:value-type="float" office:value="0.253516566115132" calcext:value-type="float">
            <text:p>0.2535165661</text:p>
          </table:table-cell>
          <table:table-cell office:value-type="float" office:value="0.933268788930945" calcext:value-type="float">
            <text:p>0.9332687889</text:p>
          </table:table-cell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office:value-type="float" office:value="0.215981032079889" calcext:value-type="float">
            <text:p>0.2159810321</text:p>
          </table:table-cell>
          <table:table-cell office:value-type="float" office:value="1.08701513175401" calcext:value-type="float">
            <text:p>1.0870151318</text:p>
          </table:table-cell>
        </table:table-row>
        <table:table-row table:style-name="ro1">
          <table:table-cell table:style-name="ce5" office:value-type="float" office:value="216" calcext:value-type="float">
            <text:p>216</text:p>
          </table:table-cell>
          <table:table-cell office:value-type="float" office:value="0.230412728588926" calcext:value-type="float">
            <text:p>0.2304127286</text:p>
          </table:table-cell>
          <table:table-cell office:value-type="float" office:value="1.65346239244536" calcext:value-type="float">
            <text:p>1.6534623924</text:p>
          </table:table-cell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office:value-type="float" office:value="0.145756321439067" calcext:value-type="float">
            <text:p>0.1457563214</text:p>
          </table:table-cell>
          <table:table-cell office:value-type="float" office:value="1.07110381764505" calcext:value-type="float">
            <text:p>1.0711038176</text:p>
          </table:table-cell>
        </table:table-row>
        <table:table-row table:style-name="ro1">
          <table:table-cell table:style-name="ce5" office:value-type="float" office:value="218" calcext:value-type="float">
            <text:p>218</text:p>
          </table:table-cell>
          <table:table-cell office:value-type="float" office:value="0.53521916141238" calcext:value-type="float">
            <text:p>0.5352191614</text:p>
          </table:table-cell>
          <table:table-cell office:value-type="float" office:value="1.37261131698324" calcext:value-type="float">
            <text:p>1.372611317</text:p>
          </table:table-cell>
        </table:table-row>
        <table:table-row table:style-name="ro1">
          <table:table-cell table:style-name="ce5" office:value-type="float" office:value="219" calcext:value-type="float">
            <text:p>219</text:p>
          </table:table-cell>
          <table:table-cell office:value-type="float" office:value="0.479761586708247" calcext:value-type="float">
            <text:p>0.4797615867</text:p>
          </table:table-cell>
          <table:table-cell office:value-type="float" office:value="2.42705134025528" calcext:value-type="float">
            <text:p>2.4270513403</text:p>
          </table:table-cell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office:value-type="float" office:value="0.17921254019159" calcext:value-type="float">
            <text:p>0.1792125402</text:p>
          </table:table-cell>
          <table:table-cell office:value-type="float" office:value="1.15947285682341" calcext:value-type="float">
            <text:p>1.1594728568</text:p>
          </table:table-cell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office:value-type="float" office:value="0.434199191679016" calcext:value-type="float">
            <text:p>0.4341991917</text:p>
          </table:table-cell>
          <table:table-cell office:value-type="float" office:value="1.1697934698168" calcext:value-type="float">
            <text:p>1.1697934698</text:p>
          </table:table-cell>
        </table:table-row>
        <table:table-row table:style-name="ro1">
          <table:table-cell table:style-name="ce5" office:value-type="float" office:value="222" calcext:value-type="float">
            <text:p>222</text:p>
          </table:table-cell>
          <table:table-cell office:value-type="float" office:value="0.195928406487262" calcext:value-type="float">
            <text:p>0.1959284065</text:p>
          </table:table-cell>
          <table:table-cell office:value-type="float" office:value="1.07243555539753" calcext:value-type="float">
            <text:p>1.0724355554</text:p>
          </table:table-cell>
        </table:table-row>
        <table:table-row table:style-name="ro1">
          <table:table-cell table:style-name="ce5" office:value-type="float" office:value="223" calcext:value-type="float">
            <text:p>223</text:p>
          </table:table-cell>
          <table:table-cell office:value-type="float" office:value="0.183009368546922" calcext:value-type="float">
            <text:p>0.1830093685</text:p>
          </table:table-cell>
          <table:table-cell office:value-type="float" office:value="1.37138032719668" calcext:value-type="float">
            <text:p>1.3713803272</text:p>
          </table:table-cell>
        </table:table-row>
        <table:table-row table:style-name="ro1">
          <table:table-cell table:style-name="ce5" office:value-type="float" office:value="224" calcext:value-type="float">
            <text:p>224</text:p>
          </table:table-cell>
          <table:table-cell office:value-type="float" office:value="0.209894394974113" calcext:value-type="float">
            <text:p>0.209894395</text:p>
          </table:table-cell>
          <table:table-cell office:value-type="float" office:value="0.841049614202348" calcext:value-type="float">
            <text:p>0.8410496142</text:p>
          </table:table-cell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office:value-type="float" office:value="0.471746713284044" calcext:value-type="float">
            <text:p>0.4717467133</text:p>
          </table:table-cell>
          <table:table-cell office:value-type="float" office:value="7.73994752994622" calcext:value-type="float">
            <text:p>7.7399475299</text:p>
          </table:table-cell>
        </table:table-row>
        <table:table-row table:style-name="ro1">
          <table:table-cell table:style-name="ce5" office:value-type="float" office:value="226" calcext:value-type="float">
            <text:p>226</text:p>
          </table:table-cell>
          <table:table-cell office:value-type="float" office:value="0.324959231444438" calcext:value-type="float">
            <text:p>0.3249592314</text:p>
          </table:table-cell>
          <table:table-cell office:value-type="float" office:value="0.88082154589938" calcext:value-type="float">
            <text:p>0.8808215459</text:p>
          </table:table-cell>
        </table:table-row>
        <table:table-row table:style-name="ro1">
          <table:table-cell table:style-name="ce5" office:value-type="float" office:value="227" calcext:value-type="float">
            <text:p>227</text:p>
          </table:table-cell>
          <table:table-cell office:value-type="float" office:value="0.343324193073044" calcext:value-type="float">
            <text:p>0.3433241931</text:p>
          </table:table-cell>
          <table:table-cell office:value-type="float" office:value="0.825836950665689" calcext:value-type="float">
            <text:p>0.8258369507</text:p>
          </table:table-cell>
        </table:table-row>
        <table:table-row table:style-name="ro1">
          <table:table-cell table:style-name="ce5" office:value-type="float" office:value="228" calcext:value-type="float">
            <text:p>228</text:p>
          </table:table-cell>
          <table:table-cell office:value-type="float" office:value="0.132604817295908" calcext:value-type="float">
            <text:p>0.1326048173</text:p>
          </table:table-cell>
          <table:table-cell office:value-type="float" office:value="0.986212365547544" calcext:value-type="float">
            <text:p>0.9862123655</text:p>
          </table:table-cell>
        </table:table-row>
        <table:table-row table:style-name="ro1">
          <table:table-cell table:style-name="ce5" office:value-type="float" office:value="229" calcext:value-type="float">
            <text:p>229</text:p>
          </table:table-cell>
          <table:table-cell office:value-type="float" office:value="0.235603164971182" calcext:value-type="float">
            <text:p>0.235603165</text:p>
          </table:table-cell>
          <table:table-cell office:value-type="float" office:value="1.15739778355055" calcext:value-type="float">
            <text:p>1.1573977836</text:p>
          </table:table-cell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office:value-type="float" office:value="0.315769333894356" calcext:value-type="float">
            <text:p>0.3157693339</text:p>
          </table:table-cell>
          <table:table-cell office:value-type="float" office:value="1.26511982039665" calcext:value-type="float">
            <text:p>1.2651198204</text:p>
          </table:table-cell>
        </table:table-row>
        <table:table-row table:style-name="ro1">
          <table:table-cell table:style-name="ce5" office:value-type="float" office:value="231" calcext:value-type="float">
            <text:p>231</text:p>
          </table:table-cell>
          <table:table-cell office:value-type="float" office:value="0.213375177035758" calcext:value-type="float">
            <text:p>0.213375177</text:p>
          </table:table-cell>
          <table:table-cell office:value-type="float" office:value="0.83776960619798" calcext:value-type="float">
            <text:p>0.8377696062</text:p>
          </table:table-cell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office:value-type="float" office:value="0.247518370893502" calcext:value-type="float">
            <text:p>0.2475183709</text:p>
          </table:table-cell>
          <table:table-cell office:value-type="float" office:value="1.60451263943105" calcext:value-type="float">
            <text:p>1.6045126394</text:p>
          </table:table-cell>
        </table:table-row>
        <table:table-row table:style-name="ro1">
          <table:table-cell table:style-name="ce5" office:value-type="float" office:value="233" calcext:value-type="float">
            <text:p>233</text:p>
          </table:table-cell>
          <table:table-cell office:value-type="float" office:value="0.250404375609557" calcext:value-type="float">
            <text:p>0.2504043756</text:p>
          </table:table-cell>
          <table:table-cell office:value-type="float" office:value="1.84069572964108" calcext:value-type="float">
            <text:p>1.8406957296</text:p>
          </table:table-cell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office:value-type="float" office:value="0.199827369469124" calcext:value-type="float">
            <text:p>0.1998273695</text:p>
          </table:table-cell>
          <table:table-cell office:value-type="float" office:value="1.51029647643009" calcext:value-type="float">
            <text:p>1.5102964764</text:p>
          </table:table-cell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office:value-type="float" office:value="0.14744368100479" calcext:value-type="float">
            <text:p>0.147443681</text:p>
          </table:table-cell>
          <table:table-cell office:value-type="float" office:value="1.51276685886114" calcext:value-type="float">
            <text:p>1.5127668589</text:p>
          </table:table-cell>
        </table:table-row>
        <table:table-row table:style-name="ro1">
          <table:table-cell table:style-name="ce5" office:value-type="float" office:value="236" calcext:value-type="float">
            <text:p>236</text:p>
          </table:table-cell>
          <table:table-cell office:value-type="float" office:value="0.173874603516055" calcext:value-type="float">
            <text:p>0.1738746035</text:p>
          </table:table-cell>
          <table:table-cell office:value-type="float" office:value="1.65572937693651" calcext:value-type="float">
            <text:p>1.6557293769</text:p>
          </table:table-cell>
        </table:table-row>
        <table:table-row table:style-name="ro1">
          <table:table-cell table:style-name="ce5" office:value-type="float" office:value="237" calcext:value-type="float">
            <text:p>237</text:p>
          </table:table-cell>
          <table:table-cell office:value-type="float" office:value="0.0833136361624208" calcext:value-type="float">
            <text:p>0.0833136362</text:p>
          </table:table-cell>
          <table:table-cell office:value-type="float" office:value="1.56295102259901" calcext:value-type="float">
            <text:p>1.5629510226</text:p>
          </table:table-cell>
        </table:table-row>
        <table:table-row table:style-name="ro1">
          <table:table-cell table:style-name="ce5" office:value-type="float" office:value="238" calcext:value-type="float">
            <text:p>238</text:p>
          </table:table-cell>
          <table:table-cell office:value-type="float" office:value="0.0795315680010757" calcext:value-type="float">
            <text:p>0.079531568</text:p>
          </table:table-cell>
          <table:table-cell office:value-type="float" office:value="1.07326442574595" calcext:value-type="float">
            <text:p>1.0732644257</text:p>
          </table:table-cell>
        </table:table-row>
        <table:table-row table:style-name="ro1">
          <table:table-cell table:style-name="ce5" office:value-type="float" office:value="239" calcext:value-type="float">
            <text:p>239</text:p>
          </table:table-cell>
          <table:table-cell office:value-type="float" office:value="0.16143794594025" calcext:value-type="float">
            <text:p>0.1614379459</text:p>
          </table:table-cell>
          <table:table-cell office:value-type="float" office:value="1.99384155523876" calcext:value-type="float">
            <text:p>1.9938415552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office:value-type="float" office:value="0.100753990985633" calcext:value-type="float">
            <text:p>0.100753991</text:p>
          </table:table-cell>
          <table:table-cell office:value-type="float" office:value="1.55174128168801" calcext:value-type="float">
            <text:p>1.5517412817</text:p>
          </table:table-cell>
        </table:table-row>
        <table:table-row table:style-name="ro1">
          <table:table-cell table:style-name="ce5" office:value-type="float" office:value="241" calcext:value-type="float">
            <text:p>241</text:p>
          </table:table-cell>
          <table:table-cell office:value-type="float" office:value="0.214428351157123" calcext:value-type="float">
            <text:p>0.2144283512</text:p>
          </table:table-cell>
          <table:table-cell office:value-type="float" office:value="1.08293674380366" calcext:value-type="float">
            <text:p>1.0829367438</text:p>
          </table:table-cell>
        </table:table-row>
        <table:table-row table:style-name="ro1">
          <table:table-cell table:style-name="ce5" office:value-type="float" office:value="242" calcext:value-type="float">
            <text:p>242</text:p>
          </table:table-cell>
          <table:table-cell office:value-type="float" office:value="0.252733565217585" calcext:value-type="float">
            <text:p>0.2527335652</text:p>
          </table:table-cell>
          <table:table-cell office:value-type="float" office:value="0.97858442292636" calcext:value-type="float">
            <text:p>0.9785844229</text:p>
          </table:table-cell>
        </table:table-row>
        <table:table-row table:style-name="ro1">
          <table:table-cell table:style-name="ce5" office:value-type="float" office:value="243" calcext:value-type="float">
            <text:p>243</text:p>
          </table:table-cell>
          <table:table-cell office:value-type="float" office:value="0.131615319263634" calcext:value-type="float">
            <text:p>0.1316153193</text:p>
          </table:table-cell>
          <table:table-cell office:value-type="float" office:value="1.2543557442641" calcext:value-type="float">
            <text:p>1.2543557443</text:p>
          </table:table-cell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office:value-type="float" office:value="0.312244505649262" calcext:value-type="float">
            <text:p>0.3122445056</text:p>
          </table:table-cell>
          <table:table-cell office:value-type="float" office:value="1.45206454580875" calcext:value-type="float">
            <text:p>1.4520645458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office:value-type="float" office:value="0.19298783512017" calcext:value-type="float">
            <text:p>0.1929878351</text:p>
          </table:table-cell>
          <table:table-cell office:value-type="float" office:value="1.04629848208424" calcext:value-type="float">
            <text:p>1.0462984821</text:p>
          </table:table-cell>
        </table:table-row>
        <table:table-row table:style-name="ro1">
          <table:table-cell table:style-name="ce5" office:value-type="float" office:value="246" calcext:value-type="float">
            <text:p>246</text:p>
          </table:table-cell>
          <table:table-cell office:value-type="float" office:value="0.342502775003946" calcext:value-type="float">
            <text:p>0.342502775</text:p>
          </table:table-cell>
          <table:table-cell office:value-type="float" office:value="1.67426368437009" calcext:value-type="float">
            <text:p>1.6742636844</text:p>
          </table:table-cell>
        </table:table-row>
        <table:table-row table:style-name="ro1">
          <table:table-cell table:style-name="ce5" office:value-type="float" office:value="247" calcext:value-type="float">
            <text:p>247</text:p>
          </table:table-cell>
          <table:table-cell office:value-type="float" office:value="0.171907149577821" calcext:value-type="float">
            <text:p>0.1719071496</text:p>
          </table:table-cell>
          <table:table-cell office:value-type="float" office:value="1.29369673873407" calcext:value-type="float">
            <text:p>1.2936967387</text:p>
          </table:table-cell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office:value-type="float" office:value="0.17596764118761" calcext:value-type="float">
            <text:p>0.1759676412</text:p>
          </table:table-cell>
          <table:table-cell office:value-type="float" office:value="1.14345563898314" calcext:value-type="float">
            <text:p>1.143455639</text:p>
          </table:table-cell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office:value-type="float" office:value="0.149440050865267" calcext:value-type="float">
            <text:p>0.1494400509</text:p>
          </table:table-cell>
          <table:table-cell office:value-type="float" office:value="1.45816510854092" calcext:value-type="float">
            <text:p>1.4581651085</text:p>
          </table:table-cell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office:value-type="float" office:value="0.110222596274646" calcext:value-type="float">
            <text:p>0.1102225963</text:p>
          </table:table-cell>
          <table:table-cell office:value-type="float" office:value="1.34145431179786" calcext:value-type="float">
            <text:p>1.3414543118</text:p>
          </table:table-cell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office:value-type="float" office:value="0.207431402792214" calcext:value-type="float">
            <text:p>0.2074314028</text:p>
          </table:table-cell>
          <table:table-cell office:value-type="float" office:value="1.15658096256448" calcext:value-type="float">
            <text:p>1.1565809626</text:p>
          </table:table-cell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office:value-type="float" office:value="0.173828362888836" calcext:value-type="float">
            <text:p>0.1738283629</text:p>
          </table:table-cell>
          <table:table-cell office:value-type="float" office:value="1.05967422340655" calcext:value-type="float">
            <text:p>1.0596742234</text:p>
          </table:table-cell>
        </table:table-row>
        <table:table-row table:style-name="ro1">
          <table:table-cell table:style-name="ce5" office:value-type="float" office:value="253" calcext:value-type="float">
            <text:p>253</text:p>
          </table:table-cell>
          <table:table-cell office:value-type="float" office:value="0.224293053364851" calcext:value-type="float">
            <text:p>0.2242930534</text:p>
          </table:table-cell>
          <table:table-cell office:value-type="float" office:value="1.41276847750851" calcext:value-type="float">
            <text:p>1.4127684775</text:p>
          </table:table-cell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office:value-type="float" office:value="0.100921498281548" calcext:value-type="float">
            <text:p>0.1009214983</text:p>
          </table:table-cell>
          <table:table-cell office:value-type="float" office:value="1.1049152591786" calcext:value-type="float">
            <text:p>1.1049152592</text:p>
          </table:table-cell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office:value-type="float" office:value="0.165871787408298" calcext:value-type="float">
            <text:p>0.1658717874</text:p>
          </table:table-cell>
          <table:table-cell office:value-type="float" office:value="0.896398812375992" calcext:value-type="float">
            <text:p>0.8963988124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office:value-type="float" office:value="0.147208814691846" calcext:value-type="float">
            <text:p>0.1472088147</text:p>
          </table:table-cell>
          <table:table-cell office:value-type="float" office:value="1.49469811376184" calcext:value-type="float">
            <text:p>1.4946981138</text:p>
          </table:table-cell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office:value-type="float" office:value="0.07937897749164" calcext:value-type="float">
            <text:p>0.0793789775</text:p>
          </table:table-cell>
          <table:table-cell office:value-type="float" office:value="1.20703133156348" calcext:value-type="float">
            <text:p>1.2070313316</text:p>
          </table:table-cell>
        </table:table-row>
        <table:table-row table:style-name="ro1">
          <table:table-cell table:style-name="ce5" office:value-type="float" office:value="258" calcext:value-type="float">
            <text:p>258</text:p>
          </table:table-cell>
          <table:table-cell office:value-type="float" office:value="0.190576241571678" calcext:value-type="float">
            <text:p>0.1905762416</text:p>
          </table:table-cell>
          <table:table-cell office:value-type="float" office:value="0.921113797570797" calcext:value-type="float">
            <text:p>0.9211137976</text:p>
          </table:table-cell>
        </table:table-row>
        <table:table-row table:style-name="ro1">
          <table:table-cell table:style-name="ce5" office:value-type="float" office:value="259" calcext:value-type="float">
            <text:p>259</text:p>
          </table:table-cell>
          <table:table-cell office:value-type="float" office:value="0.216159350662749" calcext:value-type="float">
            <text:p>0.2161593507</text:p>
          </table:table-cell>
          <table:table-cell office:value-type="float" office:value="0.917539336045593" calcext:value-type="float">
            <text:p>0.917539336</text:p>
          </table:table-cell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office:value-type="float" office:value="0.155770062243592" calcext:value-type="float">
            <text:p>0.1557700622</text:p>
          </table:table-cell>
          <table:table-cell office:value-type="float" office:value="0.999194230240391" calcext:value-type="float">
            <text:p>0.9991942302</text:p>
          </table:table-cell>
        </table:table-row>
        <table:table-row table:style-name="ro1">
          <table:table-cell table:style-name="ce5" office:value-type="float" office:value="261" calcext:value-type="float">
            <text:p>261</text:p>
          </table:table-cell>
          <table:table-cell office:value-type="float" office:value="0.133197002795337" calcext:value-type="float">
            <text:p>0.1331970028</text:p>
          </table:table-cell>
          <table:table-cell office:value-type="float" office:value="0.862056086454686" calcext:value-type="float">
            <text:p>0.8620560865</text:p>
          </table:table-cell>
        </table:table-row>
        <table:table-row table:style-name="ro1">
          <table:table-cell table:style-name="ce5" office:value-type="float" office:value="262" calcext:value-type="float">
            <text:p>262</text:p>
          </table:table-cell>
          <table:table-cell office:value-type="float" office:value="0.332497896838062" calcext:value-type="float">
            <text:p>0.3324978968</text:p>
          </table:table-cell>
          <table:table-cell office:value-type="float" office:value="1.06869419997565" calcext:value-type="float">
            <text:p>1.0686942</text:p>
          </table:table-cell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office:value-type="float" office:value="0.539288554564887" calcext:value-type="float">
            <text:p>0.5392885546</text:p>
          </table:table-cell>
          <table:table-cell office:value-type="float" office:value="1.24829404553748" calcext:value-type="float">
            <text:p>1.2482940455</text:p>
          </table:table-cell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office:value-type="float" office:value="0.0930291269606817" calcext:value-type="float">
            <text:p>0.093029127</text:p>
          </table:table-cell>
          <table:table-cell office:value-type="float" office:value="1.20899941587413" calcext:value-type="float">
            <text:p>1.2089994159</text:p>
          </table:table-cell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office:value-type="float" office:value="0.093436296510728" calcext:value-type="float">
            <text:p>0.0934362965</text:p>
          </table:table-cell>
          <table:table-cell office:value-type="float" office:value="1.21433502521541" calcext:value-type="float">
            <text:p>1.2143350252</text:p>
          </table:table-cell>
        </table:table-row>
        <table:table-row table:style-name="ro1">
          <table:table-cell table:style-name="ce5" office:value-type="float" office:value="266" calcext:value-type="float">
            <text:p>266</text:p>
          </table:table-cell>
          <table:table-cell office:value-type="float" office:value="0.184667901420077" calcext:value-type="float">
            <text:p>0.1846679014</text:p>
          </table:table-cell>
          <table:table-cell office:value-type="float" office:value="0.950140620705497" calcext:value-type="float">
            <text:p>0.9501406207</text:p>
          </table:table-cell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office:value-type="float" office:value="0.192316673712596" calcext:value-type="float">
            <text:p>0.1923166737</text:p>
          </table:table-cell>
          <table:table-cell office:value-type="float" office:value="1.45871784434166" calcext:value-type="float">
            <text:p>1.4587178443</text:p>
          </table:table-cell>
        </table:table-row>
        <table:table-row table:style-name="ro1">
          <table:table-cell table:style-name="ce5" office:value-type="float" office:value="268" calcext:value-type="float">
            <text:p>268</text:p>
          </table:table-cell>
          <table:table-cell office:value-type="float" office:value="0.0757040959193346" calcext:value-type="float">
            <text:p>0.0757040959</text:p>
          </table:table-cell>
          <table:table-cell office:value-type="float" office:value="1.30767457792899" calcext:value-type="float">
            <text:p>1.3076745779</text:p>
          </table:table-cell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office:value-type="float" office:value="0.579998340705461" calcext:value-type="float">
            <text:p>0.5799983407</text:p>
          </table:table-cell>
          <table:table-cell office:value-type="float" office:value="0.820766633580206" calcext:value-type="float">
            <text:p>0.8207666336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office:value-type="float" office:value="0.164195910066264" calcext:value-type="float">
            <text:p>0.1641959101</text:p>
          </table:table-cell>
          <table:table-cell office:value-type="float" office:value="1.09071960991423" calcext:value-type="float">
            <text:p>1.0907196099</text:p>
          </table:table-cell>
        </table:table-row>
        <table:table-row table:style-name="ro1">
          <table:table-cell table:style-name="ce5" office:value-type="float" office:value="271" calcext:value-type="float">
            <text:p>271</text:p>
          </table:table-cell>
          <table:table-cell office:value-type="float" office:value="0.2262158430771" calcext:value-type="float">
            <text:p>0.2262158431</text:p>
          </table:table-cell>
          <table:table-cell office:value-type="float" office:value="1.07215380906564" calcext:value-type="float">
            <text:p>1.0721538091</text:p>
          </table:table-cell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office:value-type="float" office:value="0.130795091424787" calcext:value-type="float">
            <text:p>0.1307950914</text:p>
          </table:table-cell>
          <table:table-cell office:value-type="float" office:value="0.901591996400384" calcext:value-type="float">
            <text:p>0.9015919964</text:p>
          </table:table-cell>
        </table:table-row>
        <table:table-row table:style-name="ro1">
          <table:table-cell table:style-name="ce5" office:value-type="float" office:value="273" calcext:value-type="float">
            <text:p>273</text:p>
          </table:table-cell>
          <table:table-cell office:value-type="float" office:value="0.225385848892032" calcext:value-type="float">
            <text:p>0.2253858489</text:p>
          </table:table-cell>
          <table:table-cell office:value-type="float" office:value="0.704637339826149" calcext:value-type="float">
            <text:p>0.7046373398</text:p>
          </table:table-cell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office:value-type="float" office:value="0.129843197662571" calcext:value-type="float">
            <text:p>0.1298431977</text:p>
          </table:table-cell>
          <table:table-cell office:value-type="float" office:value="0.998022024024976" calcext:value-type="float">
            <text:p>0.998022024</text:p>
          </table:table-cell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office:value-type="float" office:value="0.337430732006446" calcext:value-type="float">
            <text:p>0.337430732</text:p>
          </table:table-cell>
          <table:table-cell office:value-type="float" office:value="1.0015733740729" calcext:value-type="float">
            <text:p>1.0015733741</text:p>
          </table:table-cell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office:value-type="float" office:value="0.0920545595095689" calcext:value-type="float">
            <text:p>0.0920545595</text:p>
          </table:table-cell>
          <table:table-cell office:value-type="float" office:value="0.949636794961407" calcext:value-type="float">
            <text:p>0.949636795</text:p>
          </table:table-cell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office:value-type="float" office:value="0.0865278014018192" calcext:value-type="float">
            <text:p>0.0865278014</text:p>
          </table:table-cell>
          <table:table-cell office:value-type="float" office:value="0.676244543356006" calcext:value-type="float">
            <text:p>0.6762445434</text:p>
          </table:table-cell>
        </table:table-row>
        <table:table-row table:style-name="ro1">
          <table:table-cell table:style-name="ce5" office:value-type="float" office:value="278" calcext:value-type="float">
            <text:p>278</text:p>
          </table:table-cell>
          <table:table-cell office:value-type="float" office:value="0.0955905016840632" calcext:value-type="float">
            <text:p>0.0955905017</text:p>
          </table:table-cell>
          <table:table-cell office:value-type="float" office:value="0.948359217349207" calcext:value-type="float">
            <text:p>0.9483592173</text:p>
          </table:table-cell>
        </table:table-row>
        <table:table-row table:style-name="ro1">
          <table:table-cell table:style-name="ce5" office:value-type="float" office:value="279" calcext:value-type="float">
            <text:p>279</text:p>
          </table:table-cell>
          <table:table-cell office:value-type="float" office:value="0.133075620770805" calcext:value-type="float">
            <text:p>0.1330756208</text:p>
          </table:table-cell>
          <table:table-cell office:value-type="float" office:value="1.40360653571588" calcext:value-type="float">
            <text:p>1.4036065357</text:p>
          </table:table-cell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office:value-type="float" office:value="0.182387704708947" calcext:value-type="float">
            <text:p>0.1823877047</text:p>
          </table:table-cell>
          <table:table-cell office:value-type="float" office:value="1.36629130103938" calcext:value-type="float">
            <text:p>1.366291301</text:p>
          </table:table-cell>
        </table:table-row>
        <table:table-row table:style-name="ro1">
          <table:table-cell table:style-name="ce5" office:value-type="float" office:value="281" calcext:value-type="float">
            <text:p>281</text:p>
          </table:table-cell>
          <table:table-cell office:value-type="float" office:value="0.252395041339279" calcext:value-type="float">
            <text:p>0.2523950413</text:p>
          </table:table-cell>
          <table:table-cell office:value-type="float" office:value="1.22054843059595" calcext:value-type="float">
            <text:p>1.2205484306</text:p>
          </table:table-cell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office:value-type="float" office:value="0.169651588311829" calcext:value-type="float">
            <text:p>0.1696515883</text:p>
          </table:table-cell>
          <table:table-cell office:value-type="float" office:value="1.17708631866208" calcext:value-type="float">
            <text:p>1.1770863187</text:p>
          </table:table-cell>
        </table:table-row>
        <table:table-row table:style-name="ro1">
          <table:table-cell table:style-name="ce5" office:value-type="float" office:value="283" calcext:value-type="float">
            <text:p>283</text:p>
          </table:table-cell>
          <table:table-cell office:value-type="float" office:value="0.116679873403991" calcext:value-type="float">
            <text:p>0.1166798734</text:p>
          </table:table-cell>
          <table:table-cell office:value-type="float" office:value="1.09319311646414" calcext:value-type="float">
            <text:p>1.0931931165</text:p>
          </table:table-cell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office:value-type="float" office:value="0.118688896860193" calcext:value-type="float">
            <text:p>0.1186888969</text:p>
          </table:table-cell>
          <table:table-cell office:value-type="float" office:value="1.57236233003459" calcext:value-type="float">
            <text:p>1.57236233</text:p>
          </table:table-cell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office:value-type="float" office:value="0.0508946663648779" calcext:value-type="float">
            <text:p>0.0508946664</text:p>
          </table:table-cell>
          <table:table-cell office:value-type="float" office:value="1.67675747515386" calcext:value-type="float">
            <text:p>1.6767574752</text:p>
          </table:table-cell>
        </table:table-row>
        <table:table-row table:style-name="ro1">
          <table:table-cell table:style-name="ce5" office:value-type="float" office:value="286" calcext:value-type="float">
            <text:p>286</text:p>
          </table:table-cell>
          <table:table-cell office:value-type="float" office:value="0.0821091352637276" calcext:value-type="float">
            <text:p>0.0821091353</text:p>
          </table:table-cell>
          <table:table-cell office:value-type="float" office:value="0.960902067989082" calcext:value-type="float">
            <text:p>0.960902068</text:p>
          </table:table-cell>
        </table:table-row>
        <table:table-row table:style-name="ro1">
          <table:table-cell table:style-name="ce5" office:value-type="float" office:value="287" calcext:value-type="float">
            <text:p>287</text:p>
          </table:table-cell>
          <table:table-cell office:value-type="float" office:value="0.145911525638022" calcext:value-type="float">
            <text:p>0.1459115256</text:p>
          </table:table-cell>
          <table:table-cell office:value-type="float" office:value="0.770912776817568" calcext:value-type="float">
            <text:p>0.7709127768</text:p>
          </table:table-cell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office:value-type="float" office:value="0.05196022800674" calcext:value-type="float">
            <text:p>0.051960228</text:p>
          </table:table-cell>
          <table:table-cell office:value-type="float" office:value="1.11505707209653" calcext:value-type="float">
            <text:p>1.1150570721</text:p>
          </table:table-cell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office:value-type="float" office:value="0.12024974227037" calcext:value-type="float">
            <text:p>0.1202497423</text:p>
          </table:table-cell>
          <table:table-cell office:value-type="float" office:value="1.0479922343302" calcext:value-type="float">
            <text:p>1.0479922343</text:p>
          </table:table-cell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office:value-type="float" office:value="0.142568262936889" calcext:value-type="float">
            <text:p>0.1425682629</text:p>
          </table:table-cell>
          <table:table-cell office:value-type="float" office:value="1.66799942119178" calcext:value-type="float">
            <text:p>1.6679994212</text:p>
          </table:table-cell>
        </table:table-row>
        <table:table-row table:style-name="ro1">
          <table:table-cell table:style-name="ce5" office:value-type="float" office:value="291" calcext:value-type="float">
            <text:p>291</text:p>
          </table:table-cell>
          <table:table-cell office:value-type="float" office:value="0.259928975465767" calcext:value-type="float">
            <text:p>0.2599289755</text:p>
          </table:table-cell>
          <table:table-cell office:value-type="float" office:value="2.43656923209619" calcext:value-type="float">
            <text:p>2.4365692321</text:p>
          </table:table-cell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office:value-type="float" office:value="0.155453400344613" calcext:value-type="float">
            <text:p>0.1554534003</text:p>
          </table:table-cell>
          <table:table-cell office:value-type="float" office:value="1.57460947984873" calcext:value-type="float">
            <text:p>1.5746094798</text:p>
          </table:table-cell>
        </table:table-row>
        <table:table-row table:style-name="ro1">
          <table:table-cell table:style-name="ce5" office:value-type="float" office:value="293" calcext:value-type="float">
            <text:p>293</text:p>
          </table:table-cell>
          <table:table-cell office:value-type="float" office:value="0.0544255778792639" calcext:value-type="float">
            <text:p>0.0544255779</text:p>
          </table:table-cell>
          <table:table-cell office:value-type="float" office:value="1.0980972491152" calcext:value-type="float">
            <text:p>1.0980972491</text:p>
          </table:table-cell>
        </table:table-row>
        <table:table-row table:style-name="ro1">
          <table:table-cell table:style-name="ce5" office:value-type="float" office:value="294" calcext:value-type="float">
            <text:p>294</text:p>
          </table:table-cell>
          <table:table-cell office:value-type="float" office:value="0.105776902887364" calcext:value-type="float">
            <text:p>0.1057769029</text:p>
          </table:table-cell>
          <table:table-cell office:value-type="float" office:value="1.223437102758" calcext:value-type="float">
            <text:p>1.2234371028</text:p>
          </table:table-cell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office:value-type="float" office:value="0.108796663401294" calcext:value-type="float">
            <text:p>0.1087966634</text:p>
          </table:table-cell>
          <table:table-cell office:value-type="float" office:value="1.74166241358853" calcext:value-type="float">
            <text:p>1.7416624136</text:p>
          </table:table-cell>
        </table:table-row>
        <table:table-row table:style-name="ro1">
          <table:table-cell table:style-name="ce5" office:value-type="float" office:value="296" calcext:value-type="float">
            <text:p>296</text:p>
          </table:table-cell>
          <table:table-cell office:value-type="float" office:value="0.338034371192858" calcext:value-type="float">
            <text:p>0.3380343712</text:p>
          </table:table-cell>
          <table:table-cell office:value-type="float" office:value="0.963464470481085" calcext:value-type="float">
            <text:p>0.9634644705</text:p>
          </table:table-cell>
        </table:table-row>
        <table:table-row table:style-name="ro1">
          <table:table-cell table:style-name="ce5" office:value-type="float" office:value="297" calcext:value-type="float">
            <text:p>297</text:p>
          </table:table-cell>
          <table:table-cell office:value-type="float" office:value="0.228002422776526" calcext:value-type="float">
            <text:p>0.2280024228</text:p>
          </table:table-cell>
          <table:table-cell office:value-type="float" office:value="0.981792534382294" calcext:value-type="float">
            <text:p>0.9817925344</text:p>
          </table:table-cell>
        </table:table-row>
        <table:table-row table:style-name="ro1">
          <table:table-cell table:style-name="ce5" office:value-type="float" office:value="298" calcext:value-type="float">
            <text:p>298</text:p>
          </table:table-cell>
          <table:table-cell office:value-type="float" office:value="0.109711233884258" calcext:value-type="float">
            <text:p>0.1097112339</text:p>
          </table:table-cell>
          <table:table-cell office:value-type="float" office:value="1.38817401297729" calcext:value-type="float">
            <text:p>1.388174013</text:p>
          </table:table-cell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office:value-type="float" office:value="0.227447186235697" calcext:value-type="float">
            <text:p>0.2274471862</text:p>
          </table:table-cell>
          <table:table-cell office:value-type="float" office:value="0.955503357299676" calcext:value-type="float">
            <text:p>0.9555033573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office:value-type="float" office:value="0.127940695920271" calcext:value-type="float">
            <text:p>0.1279406959</text:p>
          </table:table-cell>
          <table:table-cell office:value-type="float" office:value="1.00823517490517" calcext:value-type="float">
            <text:p>1.0082351749</text:p>
          </table:table-cell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office:value-type="float" office:value="0.0565487125027634" calcext:value-type="float">
            <text:p>0.0565487125</text:p>
          </table:table-cell>
          <table:table-cell office:value-type="float" office:value="1.12339195256209" calcext:value-type="float">
            <text:p>1.1233919526</text:p>
          </table:table-cell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office:value-type="float" office:value="0.130201916204479" calcext:value-type="float">
            <text:p>0.1302019162</text:p>
          </table:table-cell>
          <table:table-cell office:value-type="float" office:value="1.00546532221142" calcext:value-type="float">
            <text:p>1.0054653222</text:p>
          </table:table-cell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office:value-type="float" office:value="0.146310386974728" calcext:value-type="float">
            <text:p>0.146310387</text:p>
          </table:table-cell>
          <table:table-cell office:value-type="float" office:value="0.902445165781501" calcext:value-type="float">
            <text:p>0.9024451658</text:p>
          </table:table-cell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office:value-type="float" office:value="0.147810131372828" calcext:value-type="float">
            <text:p>0.1478101314</text:p>
          </table:table-cell>
          <table:table-cell office:value-type="float" office:value="1.26634314526382" calcext:value-type="float">
            <text:p>1.2663431453</text:p>
          </table:table-cell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office:value-type="float" office:value="0.188827451528904" calcext:value-type="float">
            <text:p>0.1888274515</text:p>
          </table:table-cell>
          <table:table-cell office:value-type="float" office:value="1.57370641684247" calcext:value-type="float">
            <text:p>1.5737064168</text:p>
          </table:table-cell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office:value-type="float" office:value="0.117614107797085" calcext:value-type="float">
            <text:p>0.1176141078</text:p>
          </table:table-cell>
          <table:table-cell office:value-type="float" office:value="3.78334983944478" calcext:value-type="float">
            <text:p>3.7833498394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office:value-type="float" office:value="0.337428413860184" calcext:value-type="float">
            <text:p>0.3374284139</text:p>
          </table:table-cell>
          <table:table-cell office:value-type="float" office:value="1.61222951211857" calcext:value-type="float">
            <text:p>1.6122295121</text:p>
          </table:table-cell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office:value-type="float" office:value="0.231041017323818" calcext:value-type="float">
            <text:p>0.2310410173</text:p>
          </table:table-cell>
          <table:table-cell office:value-type="float" office:value="0.650287440734246" calcext:value-type="float">
            <text:p>0.6502874407</text:p>
          </table:table-cell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office:value-type="float" office:value="0.143789575413861" calcext:value-type="float">
            <text:p>0.1437895754</text:p>
          </table:table-cell>
          <table:table-cell office:value-type="float" office:value="0.729837252734797" calcext:value-type="float">
            <text:p>0.7298372527</text:p>
          </table:table-cell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office:value-type="float" office:value="0.0367372092831487" calcext:value-type="float">
            <text:p>0.0367372093</text:p>
          </table:table-cell>
          <table:table-cell office:value-type="float" office:value="1.19394295426173" calcext:value-type="float">
            <text:p>1.1939429543</text:p>
          </table:table-cell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office:value-type="float" office:value="0.17136901262918" calcext:value-type="float">
            <text:p>0.1713690126</text:p>
          </table:table-cell>
          <table:table-cell office:value-type="float" office:value="0.825362252689956" calcext:value-type="float">
            <text:p>0.8253622527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  <table:table-cell office:value-type="float" office:value="0.187885719182455" calcext:value-type="float">
            <text:p>0.1878857192</text:p>
          </table:table-cell>
          <table:table-cell office:value-type="float" office:value="1.48549511323699" calcext:value-type="float">
            <text:p>1.4854951132</text:p>
          </table:table-cell>
        </table:table-row>
        <table:table-row table:style-name="ro1">
          <table:table-cell table:style-name="ce5" office:value-type="float" office:value="313" calcext:value-type="float">
            <text:p>313</text:p>
          </table:table-cell>
          <table:table-cell office:value-type="float" office:value="0.177703481666325" calcext:value-type="float">
            <text:p>0.1777034817</text:p>
          </table:table-cell>
          <table:table-cell office:value-type="float" office:value="1.50612672529496" calcext:value-type="float">
            <text:p>1.5061267253</text:p>
          </table:table-cell>
        </table:table-row>
        <table:table-row table:style-name="ro1">
          <table:table-cell table:style-name="ce5" office:value-type="float" office:value="314" calcext:value-type="float">
            <text:p>314</text:p>
          </table:table-cell>
          <table:table-cell office:value-type="float" office:value="0.187777783121452" calcext:value-type="float">
            <text:p>0.1877777831</text:p>
          </table:table-cell>
          <table:table-cell office:value-type="float" office:value="0.905477499189146" calcext:value-type="float">
            <text:p>0.9054774992</text:p>
          </table:table-cell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office:value-type="float" office:value="0.0553940083423561" calcext:value-type="float">
            <text:p>0.0553940083</text:p>
          </table:table-cell>
          <table:table-cell office:value-type="float" office:value="1.00338471556279" calcext:value-type="float">
            <text:p>1.0033847156</text:p>
          </table:table-cell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office:value-type="float" office:value="0.0989371012968925" calcext:value-type="float">
            <text:p>0.0989371013</text:p>
          </table:table-cell>
          <table:table-cell office:value-type="float" office:value="0.76997085466337" calcext:value-type="float">
            <text:p>0.7699708547</text:p>
          </table:table-cell>
        </table:table-row>
        <table:table-row table:style-name="ro1">
          <table:table-cell table:style-name="ce5" office:value-type="float" office:value="317" calcext:value-type="float">
            <text:p>317</text:p>
          </table:table-cell>
          <table:table-cell office:value-type="float" office:value="0.0823671008244481" calcext:value-type="float">
            <text:p>0.0823671008</text:p>
          </table:table-cell>
          <table:table-cell office:value-type="float" office:value="0.59309402440158" calcext:value-type="float">
            <text:p>0.5930940244</text:p>
          </table:table-cell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office:value-type="float" office:value="0.0830656123420206" calcext:value-type="float">
            <text:p>0.0830656123</text:p>
          </table:table-cell>
          <table:table-cell office:value-type="float" office:value="1.09657936336225" calcext:value-type="float">
            <text:p>1.0965793634</text:p>
          </table:table-cell>
        </table:table-row>
        <table:table-row table:style-name="ro1">
          <table:table-cell table:style-name="ce5" office:value-type="float" office:value="319" calcext:value-type="float">
            <text:p>319</text:p>
          </table:table-cell>
          <table:table-cell office:value-type="float" office:value="0.0710789923862674" calcext:value-type="float">
            <text:p>0.0710789924</text:p>
          </table:table-cell>
          <table:table-cell office:value-type="float" office:value="0.967757171841186" calcext:value-type="float">
            <text:p>0.9677571718</text:p>
          </table:table-cell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office:value-type="float" office:value="0.0764707156175047" calcext:value-type="float">
            <text:p>0.0764707156</text:p>
          </table:table-cell>
          <table:table-cell office:value-type="float" office:value="1.07721889454933" calcext:value-type="float">
            <text:p>1.0772188945</text:p>
          </table:table-cell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office:value-type="float" office:value="0.175176260803309" calcext:value-type="float">
            <text:p>0.1751762608</text:p>
          </table:table-cell>
          <table:table-cell office:value-type="float" office:value="1.28056344206198" calcext:value-type="float">
            <text:p>1.2805634421</text:p>
          </table:table-cell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office:value-type="float" office:value="0.0747966221624498" calcext:value-type="float">
            <text:p>0.0747966222</text:p>
          </table:table-cell>
          <table:table-cell office:value-type="float" office:value="1.15854305838093" calcext:value-type="float">
            <text:p>1.1585430584</text:p>
          </table:table-cell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office:value-type="float" office:value="0.0547873690177541" calcext:value-type="float">
            <text:p>0.054787369</text:p>
          </table:table-cell>
          <table:table-cell office:value-type="float" office:value="1.06795079887888" calcext:value-type="float">
            <text:p>1.0679507989</text:p>
          </table:table-cell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office:value-type="float" office:value="0.143205142268108" calcext:value-type="float">
            <text:p>0.1432051423</text:p>
          </table:table-cell>
          <table:table-cell office:value-type="float" office:value="0.829708498058608" calcext:value-type="float">
            <text:p>0.8297084981</text:p>
          </table:table-cell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office:value-type="float" office:value="0.126065019544838" calcext:value-type="float">
            <text:p>0.1260650195</text:p>
          </table:table-cell>
          <table:table-cell office:value-type="float" office:value="1.51569970674973" calcext:value-type="float">
            <text:p>1.5156997067</text:p>
          </table:table-cell>
        </table:table-row>
        <table:table-row table:style-name="ro1">
          <table:table-cell table:style-name="ce5" office:value-type="float" office:value="326" calcext:value-type="float">
            <text:p>326</text:p>
          </table:table-cell>
          <table:table-cell office:value-type="float" office:value="0.252857552443464" calcext:value-type="float">
            <text:p>0.2528575524</text:p>
          </table:table-cell>
          <table:table-cell office:value-type="float" office:value="1.14610836709244" calcext:value-type="float">
            <text:p>1.1461083671</text:p>
          </table:table-cell>
        </table:table-row>
        <table:table-row table:style-name="ro1">
          <table:table-cell table:style-name="ce5" office:value-type="float" office:value="327" calcext:value-type="float">
            <text:p>327</text:p>
          </table:table-cell>
          <table:table-cell office:value-type="float" office:value="0.13398267379524" calcext:value-type="float">
            <text:p>0.1339826738</text:p>
          </table:table-cell>
          <table:table-cell office:value-type="float" office:value="1.22185988239653" calcext:value-type="float">
            <text:p>1.2218598824</text:p>
          </table:table-cell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office:value-type="float" office:value="0.10876643016332" calcext:value-type="float">
            <text:p>0.1087664302</text:p>
          </table:table-cell>
          <table:table-cell office:value-type="float" office:value="1.04390609222355" calcext:value-type="float">
            <text:p>1.0439060922</text:p>
          </table:table-cell>
        </table:table-row>
        <table:table-row table:style-name="ro1">
          <table:table-cell table:style-name="ce5" office:value-type="float" office:value="329" calcext:value-type="float">
            <text:p>329</text:p>
          </table:table-cell>
          <table:table-cell office:value-type="float" office:value="0.0476726922641803" calcext:value-type="float">
            <text:p>0.0476726923</text:p>
          </table:table-cell>
          <table:table-cell office:value-type="float" office:value="1.28826876032781" calcext:value-type="float">
            <text:p>1.2882687603</text:p>
          </table:table-cell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office:value-type="float" office:value="0.0370319340438924" calcext:value-type="float">
            <text:p>0.037031934</text:p>
          </table:table-cell>
          <table:table-cell office:value-type="float" office:value="1.4261948890553" calcext:value-type="float">
            <text:p>1.4261948891</text:p>
          </table:table-cell>
        </table:table-row>
        <table:table-row table:style-name="ro1">
          <table:table-cell table:style-name="ce5" office:value-type="float" office:value="331" calcext:value-type="float">
            <text:p>331</text:p>
          </table:table-cell>
          <table:table-cell office:value-type="float" office:value="0.0428676417542284" calcext:value-type="float">
            <text:p>0.0428676418</text:p>
          </table:table-cell>
          <table:table-cell office:value-type="float" office:value="0.914520991002973" calcext:value-type="float">
            <text:p>0.914520991</text:p>
          </table:table-cell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office:value-type="float" office:value="0.0862102190394664" calcext:value-type="float">
            <text:p>0.086210219</text:p>
          </table:table-cell>
          <table:table-cell office:value-type="float" office:value="1.11505886358555" calcext:value-type="float">
            <text:p>1.1150588636</text:p>
          </table:table-cell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office:value-type="float" office:value="0.0966605496578935" calcext:value-type="float">
            <text:p>0.0966605497</text:p>
          </table:table-cell>
          <table:table-cell office:value-type="float" office:value="1.90584703208651" calcext:value-type="float">
            <text:p>1.9058470321</text:p>
          </table:table-cell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office:value-type="float" office:value="0.190250657066818" calcext:value-type="float">
            <text:p>0.1902506571</text:p>
          </table:table-cell>
          <table:table-cell office:value-type="float" office:value="1.17377091372964" calcext:value-type="float">
            <text:p>1.1737709137</text:p>
          </table:table-cell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office:value-type="float" office:value="0.126224756799425" calcext:value-type="float">
            <text:p>0.1262247568</text:p>
          </table:table-cell>
          <table:table-cell office:value-type="float" office:value="0.889810888031207" calcext:value-type="float">
            <text:p>0.889810888</text:p>
          </table:table-cell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office:value-type="float" office:value="0.0525892031605467" calcext:value-type="float">
            <text:p>0.0525892032</text:p>
          </table:table-cell>
          <table:table-cell office:value-type="float" office:value="1.5484767013786" calcext:value-type="float">
            <text:p>1.5484767014</text:p>
          </table:table-cell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office:value-type="float" office:value="0.105973306362445" calcext:value-type="float">
            <text:p>0.1059733064</text:p>
          </table:table-cell>
          <table:table-cell office:value-type="float" office:value="1.09074181912092" calcext:value-type="float">
            <text:p>1.0907418191</text:p>
          </table:table-cell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office:value-type="float" office:value="0.123798711514827" calcext:value-type="float">
            <text:p>0.1237987115</text:p>
          </table:table-cell>
          <table:table-cell office:value-type="float" office:value="1.55582130845596" calcext:value-type="float">
            <text:p>1.5558213085</text:p>
          </table:table-cell>
        </table:table-row>
        <table:table-row table:style-name="ro1">
          <table:table-cell table:style-name="ce5" office:value-type="float" office:value="339" calcext:value-type="float">
            <text:p>339</text:p>
          </table:table-cell>
          <table:table-cell office:value-type="float" office:value="0.310489263109982" calcext:value-type="float">
            <text:p>0.3104892631</text:p>
          </table:table-cell>
          <table:table-cell office:value-type="float" office:value="0.971232817410055" calcext:value-type="float">
            <text:p>0.9712328174</text:p>
          </table:table-cell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office:value-type="float" office:value="0.244682267835842" calcext:value-type="float">
            <text:p>0.2446822678</text:p>
          </table:table-cell>
          <table:table-cell office:value-type="float" office:value="1.37692810700855" calcext:value-type="float">
            <text:p>1.376928107</text:p>
          </table:table-cell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office:value-type="float" office:value="0.0414524970532378" calcext:value-type="float">
            <text:p>0.0414524971</text:p>
          </table:table-cell>
          <table:table-cell office:value-type="float" office:value="1.37061764477676" calcext:value-type="float">
            <text:p>1.3706176448</text:p>
          </table:table-cell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office:value-type="float" office:value="0.0511207349097501" calcext:value-type="float">
            <text:p>0.0511207349</text:p>
          </table:table-cell>
          <table:table-cell office:value-type="float" office:value="1.33761642698983" calcext:value-type="float">
            <text:p>1.337616427</text:p>
          </table:table-cell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office:value-type="float" office:value="0.421311779400022" calcext:value-type="float">
            <text:p>0.4213117794</text:p>
          </table:table-cell>
          <table:table-cell office:value-type="float" office:value="2.04758923035024" calcext:value-type="float">
            <text:p>2.0475892304</text:p>
          </table:table-cell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office:value-type="float" office:value="0.215476489564993" calcext:value-type="float">
            <text:p>0.2154764896</text:p>
          </table:table-cell>
          <table:table-cell office:value-type="float" office:value="1.51065025028493" calcext:value-type="float">
            <text:p>1.5106502503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office:value-type="float" office:value="0.0883013309607573" calcext:value-type="float">
            <text:p>0.088301331</text:p>
          </table:table-cell>
          <table:table-cell office:value-type="float" office:value="1.48288089043763" calcext:value-type="float">
            <text:p>1.4828808904</text:p>
          </table:table-cell>
        </table:table-row>
        <table:table-row table:style-name="ro1">
          <table:table-cell table:style-name="ce5" office:value-type="float" office:value="346" calcext:value-type="float">
            <text:p>346</text:p>
          </table:table-cell>
          <table:table-cell office:value-type="float" office:value="0.27109129572583" calcext:value-type="float">
            <text:p>0.2710912957</text:p>
          </table:table-cell>
          <table:table-cell office:value-type="float" office:value="1.18567074136081" calcext:value-type="float">
            <text:p>1.1856707414</text:p>
          </table:table-cell>
        </table:table-row>
        <table:table-row table:style-name="ro1">
          <table:table-cell table:style-name="ce5" office:value-type="float" office:value="347" calcext:value-type="float">
            <text:p>347</text:p>
          </table:table-cell>
          <table:table-cell office:value-type="float" office:value="0.131883745892625" calcext:value-type="float">
            <text:p>0.1318837459</text:p>
          </table:table-cell>
          <table:table-cell office:value-type="float" office:value="1.00814476458709" calcext:value-type="float">
            <text:p>1.0081447646</text:p>
          </table:table-cell>
        </table:table-row>
        <table:table-row table:style-name="ro1">
          <table:table-cell table:style-name="ce5" office:value-type="float" office:value="348" calcext:value-type="float">
            <text:p>348</text:p>
          </table:table-cell>
          <table:table-cell office:value-type="float" office:value="0.150219956451361" calcext:value-type="float">
            <text:p>0.1502199565</text:p>
          </table:table-cell>
          <table:table-cell office:value-type="float" office:value="1.07505200029755" calcext:value-type="float">
            <text:p>1.0750520003</text:p>
          </table:table-cell>
        </table:table-row>
        <table:table-row table:style-name="ro1">
          <table:table-cell table:style-name="ce5" office:value-type="float" office:value="349" calcext:value-type="float">
            <text:p>349</text:p>
          </table:table-cell>
          <table:table-cell office:value-type="float" office:value="0.16551174580786" calcext:value-type="float">
            <text:p>0.1655117458</text:p>
          </table:table-cell>
          <table:table-cell office:value-type="float" office:value="1.25767943978826" calcext:value-type="float">
            <text:p>1.2576794398</text:p>
          </table:table-cell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office:value-type="float" office:value="0.209557873627316" calcext:value-type="float">
            <text:p>0.2095578736</text:p>
          </table:table-cell>
          <table:table-cell office:value-type="float" office:value="1.20913134227703" calcext:value-type="float">
            <text:p>1.2091313423</text:p>
          </table:table-cell>
        </table:table-row>
        <table:table-row table:style-name="ro1">
          <table:table-cell table:style-name="ce5" office:value-type="float" office:value="351" calcext:value-type="float">
            <text:p>351</text:p>
          </table:table-cell>
          <table:table-cell office:value-type="float" office:value="0.0983333552177192" calcext:value-type="float">
            <text:p>0.0983333552</text:p>
          </table:table-cell>
          <table:table-cell office:value-type="float" office:value="0.862670611345493" calcext:value-type="float">
            <text:p>0.8626706113</text:p>
          </table:table-cell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office:value-type="float" office:value="0.098058075121008" calcext:value-type="float">
            <text:p>0.0980580751</text:p>
          </table:table-cell>
          <table:table-cell office:value-type="float" office:value="1.06074964421168" calcext:value-type="float">
            <text:p>1.0607496442</text:p>
          </table:table-cell>
        </table:table-row>
        <table:table-row table:style-name="ro1">
          <table:table-cell table:style-name="ce5" office:value-type="float" office:value="353" calcext:value-type="float">
            <text:p>353</text:p>
          </table:table-cell>
          <table:table-cell office:value-type="float" office:value="0.0965680881644228" calcext:value-type="float">
            <text:p>0.0965680882</text:p>
          </table:table-cell>
          <table:table-cell office:value-type="float" office:value="1.09637360436682" calcext:value-type="float">
            <text:p>1.0963736044</text:p>
          </table:table-cell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office:value-type="float" office:value="0.127509296850628" calcext:value-type="float">
            <text:p>0.1275092969</text:p>
          </table:table-cell>
          <table:table-cell office:value-type="float" office:value="1.08546922096502" calcext:value-type="float">
            <text:p>1.085469221</text:p>
          </table:table-cell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office:value-type="float" office:value="0.224480132611336" calcext:value-type="float">
            <text:p>0.2244801326</text:p>
          </table:table-cell>
          <table:table-cell office:value-type="float" office:value="1.3942431963842" calcext:value-type="float">
            <text:p>1.3942431964</text:p>
          </table:table-cell>
        </table:table-row>
        <table:table-row table:style-name="ro1">
          <table:table-cell table:style-name="ce5" office:value-type="float" office:value="356" calcext:value-type="float">
            <text:p>356</text:p>
          </table:table-cell>
          <table:table-cell office:value-type="float" office:value="0.0240630483992532" calcext:value-type="float">
            <text:p>0.0240630484</text:p>
          </table:table-cell>
          <table:table-cell office:value-type="float" office:value="1.18376836460402" calcext:value-type="float">
            <text:p>1.1837683646</text:p>
          </table:table-cell>
        </table:table-row>
        <table:table-row table:style-name="ro1">
          <table:table-cell table:style-name="ce5" office:value-type="float" office:value="357" calcext:value-type="float">
            <text:p>357</text:p>
          </table:table-cell>
          <table:table-cell office:value-type="float" office:value="0.0273990937526799" calcext:value-type="float">
            <text:p>0.0273990938</text:p>
          </table:table-cell>
          <table:table-cell office:value-type="float" office:value="1.03560071522452" calcext:value-type="float">
            <text:p>1.0356007152</text:p>
          </table:table-cell>
        </table:table-row>
        <table:table-row table:style-name="ro1">
          <table:table-cell table:style-name="ce5" office:value-type="float" office:value="358" calcext:value-type="float">
            <text:p>358</text:p>
          </table:table-cell>
          <table:table-cell office:value-type="float" office:value="0.0387490582233188" calcext:value-type="float">
            <text:p>0.0387490582</text:p>
          </table:table-cell>
          <table:table-cell office:value-type="float" office:value="1.28610136162115" calcext:value-type="float">
            <text:p>1.2861013616</text:p>
          </table:table-cell>
        </table:table-row>
        <table:table-row table:style-name="ro1">
          <table:table-cell table:style-name="ce5" office:value-type="float" office:value="359" calcext:value-type="float">
            <text:p>359</text:p>
          </table:table-cell>
          <table:table-cell office:value-type="float" office:value="0.109461760391383" calcext:value-type="float">
            <text:p>0.1094617604</text:p>
          </table:table-cell>
          <table:table-cell office:value-type="float" office:value="1.10782044481448" calcext:value-type="float">
            <text:p>1.1078204448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office:value-type="float" office:value="0.0372667006233498" calcext:value-type="float">
            <text:p>0.0372667006</text:p>
          </table:table-cell>
          <table:table-cell office:value-type="float" office:value="1.30507064490894" calcext:value-type="float">
            <text:p>1.3050706449</text:p>
          </table:table-cell>
        </table:table-row>
        <table:table-row table:style-name="ro1">
          <table:table-cell table:style-name="ce5" office:value-type="float" office:value="361" calcext:value-type="float">
            <text:p>361</text:p>
          </table:table-cell>
          <table:table-cell office:value-type="float" office:value="0.0661716509771687" calcext:value-type="float">
            <text:p>0.066171651</text:p>
          </table:table-cell>
          <table:table-cell office:value-type="float" office:value="1.28789537317789" calcext:value-type="float">
            <text:p>1.2878953732</text:p>
          </table:table-cell>
        </table:table-row>
        <table:table-row table:style-name="ro1">
          <table:table-cell table:style-name="ce5" office:value-type="float" office:value="362" calcext:value-type="float">
            <text:p>362</text:p>
          </table:table-cell>
          <table:table-cell office:value-type="float" office:value="0.148029523075253" calcext:value-type="float">
            <text:p>0.1480295231</text:p>
          </table:table-cell>
          <table:table-cell office:value-type="float" office:value="1.50437117273168" calcext:value-type="float">
            <text:p>1.5043711727</text:p>
          </table:table-cell>
        </table:table-row>
        <table:table-row table:style-name="ro1">
          <table:table-cell table:style-name="ce5" office:value-type="float" office:value="363" calcext:value-type="float">
            <text:p>363</text:p>
          </table:table-cell>
          <table:table-cell office:value-type="float" office:value="0.244081838921283" calcext:value-type="float">
            <text:p>0.2440818389</text:p>
          </table:table-cell>
          <table:table-cell office:value-type="float" office:value="0.744933392461462" calcext:value-type="float">
            <text:p>0.7449333925</text:p>
          </table:table-cell>
        </table:table-row>
        <table:table-row table:style-name="ro1">
          <table:table-cell table:style-name="ce5" office:value-type="float" office:value="364" calcext:value-type="float">
            <text:p>364</text:p>
          </table:table-cell>
          <table:table-cell office:value-type="float" office:value="0.188985704872629" calcext:value-type="float">
            <text:p>0.1889857049</text:p>
          </table:table-cell>
          <table:table-cell office:value-type="float" office:value="1.28179227083638" calcext:value-type="float">
            <text:p>1.2817922708</text:p>
          </table:table-cell>
        </table:table-row>
        <table:table-row table:style-name="ro1">
          <table:table-cell table:style-name="ce5" office:value-type="float" office:value="365" calcext:value-type="float">
            <text:p>365</text:p>
          </table:table-cell>
          <table:table-cell office:value-type="float" office:value="0.027138921498148" calcext:value-type="float">
            <text:p>0.0271389215</text:p>
          </table:table-cell>
          <table:table-cell office:value-type="float" office:value="0.684858523080038" calcext:value-type="float">
            <text:p>0.6848585231</text:p>
          </table:table-cell>
        </table:table-row>
        <table:table-row table:style-name="ro1">
          <table:table-cell table:style-name="ce5" office:value-type="float" office:value="366" calcext:value-type="float">
            <text:p>366</text:p>
          </table:table-cell>
          <table:table-cell office:value-type="float" office:value="0.133952596501731" calcext:value-type="float">
            <text:p>0.1339525965</text:p>
          </table:table-cell>
          <table:table-cell office:value-type="float" office:value="1.1952145215073" calcext:value-type="float">
            <text:p>1.1952145215</text:p>
          </table:table-cell>
        </table:table-row>
        <table:table-row table:style-name="ro1">
          <table:table-cell table:style-name="ce5" office:value-type="float" office:value="367" calcext:value-type="float">
            <text:p>367</text:p>
          </table:table-cell>
          <table:table-cell office:value-type="float" office:value="0.217904242270128" calcext:value-type="float">
            <text:p>0.2179042423</text:p>
          </table:table-cell>
          <table:table-cell office:value-type="float" office:value="0.472061755624509" calcext:value-type="float">
            <text:p>0.4720617556</text:p>
          </table:table-cell>
        </table:table-row>
        <table:table-row table:style-name="ro1">
          <table:table-cell table:style-name="ce5" office:value-type="float" office:value="368" calcext:value-type="float">
            <text:p>368</text:p>
          </table:table-cell>
          <table:table-cell office:value-type="float" office:value="0.0752568005268043" calcext:value-type="float">
            <text:p>0.0752568005</text:p>
          </table:table-cell>
          <table:table-cell office:value-type="float" office:value="0.61110747740895" calcext:value-type="float">
            <text:p>0.6111074774</text:p>
          </table:table-cell>
        </table:table-row>
        <table:table-row table:style-name="ro1">
          <table:table-cell table:style-name="ce5" office:value-type="float" office:value="369" calcext:value-type="float">
            <text:p>369</text:p>
          </table:table-cell>
          <table:table-cell office:value-type="float" office:value="0.191742198835736" calcext:value-type="float">
            <text:p>0.1917421988</text:p>
          </table:table-cell>
          <table:table-cell office:value-type="float" office:value="0.712149379222865" calcext:value-type="float">
            <text:p>0.7121493792</text:p>
          </table:table-cell>
        </table:table-row>
        <table:table-row table:style-name="ro1">
          <table:table-cell table:style-name="ce5" office:value-type="float" office:value="370" calcext:value-type="float">
            <text:p>370</text:p>
          </table:table-cell>
          <table:table-cell office:value-type="float" office:value="0.0569615911990362" calcext:value-type="float">
            <text:p>0.0569615912</text:p>
          </table:table-cell>
          <table:table-cell office:value-type="float" office:value="0.828913906892922" calcext:value-type="float">
            <text:p>0.8289139069</text:p>
          </table:table-cell>
        </table:table-row>
        <table:table-row table:style-name="ro1">
          <table:table-cell table:style-name="ce5" office:value-type="float" office:value="371" calcext:value-type="float">
            <text:p>371</text:p>
          </table:table-cell>
          <table:table-cell office:value-type="float" office:value="0.0229727494377651" calcext:value-type="float">
            <text:p>0.0229727494</text:p>
          </table:table-cell>
          <table:table-cell office:value-type="float" office:value="0.863821996842944" calcext:value-type="float">
            <text:p>0.8638219968</text:p>
          </table:table-cell>
        </table:table-row>
        <table:table-row table:style-name="ro1">
          <table:table-cell table:style-name="ce5" office:value-type="float" office:value="372" calcext:value-type="float">
            <text:p>372</text:p>
          </table:table-cell>
          <table:table-cell office:value-type="float" office:value="0.0473518439733056" calcext:value-type="float">
            <text:p>0.047351844</text:p>
          </table:table-cell>
          <table:table-cell office:value-type="float" office:value="0.806149763368921" calcext:value-type="float">
            <text:p>0.8061497634</text:p>
          </table:table-cell>
        </table:table-row>
        <table:table-row table:style-name="ro1">
          <table:table-cell table:style-name="ce5" office:value-type="float" office:value="373" calcext:value-type="float">
            <text:p>373</text:p>
          </table:table-cell>
          <table:table-cell office:value-type="float" office:value="0.0186953551275869" calcext:value-type="float">
            <text:p>0.0186953551</text:p>
          </table:table-cell>
          <table:table-cell office:value-type="float" office:value="1.08451976932679" calcext:value-type="float">
            <text:p>1.0845197693</text:p>
          </table:table-cell>
        </table:table-row>
        <table:table-row table:style-name="ro1">
          <table:table-cell table:style-name="ce5" office:value-type="float" office:value="374" calcext:value-type="float">
            <text:p>374</text:p>
          </table:table-cell>
          <table:table-cell office:value-type="float" office:value="0.494220927711192" calcext:value-type="float">
            <text:p>0.4942209277</text:p>
          </table:table-cell>
          <table:table-cell office:value-type="float" office:value="1.18443640159694" calcext:value-type="float">
            <text:p>1.1844364016</text:p>
          </table:table-cell>
        </table:table-row>
        <table:table-row table:style-name="ro1">
          <table:table-cell table:style-name="ce5" office:value-type="float" office:value="375" calcext:value-type="float">
            <text:p>375</text:p>
          </table:table-cell>
          <table:table-cell office:value-type="float" office:value="0.128671739889905" calcext:value-type="float">
            <text:p>0.1286717399</text:p>
          </table:table-cell>
          <table:table-cell office:value-type="float" office:value="0.783586782337807" calcext:value-type="float">
            <text:p>0.7835867823</text:p>
          </table:table-cell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office:value-type="float" office:value="0.0429619364192124" calcext:value-type="float">
            <text:p>0.0429619364</text:p>
          </table:table-cell>
          <table:table-cell office:value-type="float" office:value="0.744832972715813" calcext:value-type="float">
            <text:p>0.7448329727</text:p>
          </table:table-cell>
        </table:table-row>
        <table:table-row table:style-name="ro1">
          <table:table-cell table:style-name="ce5" office:value-type="float" office:value="377" calcext:value-type="float">
            <text:p>377</text:p>
          </table:table-cell>
          <table:table-cell office:value-type="float" office:value="0.222044026360574" calcext:value-type="float">
            <text:p>0.2220440264</text:p>
          </table:table-cell>
          <table:table-cell office:value-type="float" office:value="1.7974964978639" calcext:value-type="float">
            <text:p>1.7974964979</text:p>
          </table:table-cell>
        </table:table-row>
        <table:table-row table:style-name="ro1">
          <table:table-cell table:style-name="ce5" office:value-type="float" office:value="378" calcext:value-type="float">
            <text:p>378</text:p>
          </table:table-cell>
          <table:table-cell office:value-type="float" office:value="0.155360049662103" calcext:value-type="float">
            <text:p>0.1553600497</text:p>
          </table:table-cell>
          <table:table-cell office:value-type="float" office:value="1.00931554789213" calcext:value-type="float">
            <text:p>1.0093155479</text:p>
          </table:table-cell>
        </table:table-row>
        <table:table-row table:style-name="ro1">
          <table:table-cell table:style-name="ce5" office:value-type="float" office:value="379" calcext:value-type="float">
            <text:p>379</text:p>
          </table:table-cell>
          <table:table-cell office:value-type="float" office:value="0.139829118511535" calcext:value-type="float">
            <text:p>0.1398291185</text:p>
          </table:table-cell>
          <table:table-cell office:value-type="float" office:value="1.05338864452551" calcext:value-type="float">
            <text:p>1.0533886445</text:p>
          </table:table-cell>
        </table:table-row>
        <table:table-row table:style-name="ro1">
          <table:table-cell table:style-name="ce5" office:value-type="float" office:value="380" calcext:value-type="float">
            <text:p>380</text:p>
          </table:table-cell>
          <table:table-cell office:value-type="float" office:value="0.0793708213111023" calcext:value-type="float">
            <text:p>0.0793708213</text:p>
          </table:table-cell>
          <table:table-cell office:value-type="float" office:value="0.96894991116551" calcext:value-type="float">
            <text:p>0.9689499112</text:p>
          </table:table-cell>
        </table:table-row>
        <table:table-row table:style-name="ro1">
          <table:table-cell table:style-name="ce5" office:value-type="float" office:value="381" calcext:value-type="float">
            <text:p>381</text:p>
          </table:table-cell>
          <table:table-cell office:value-type="float" office:value="0.0784813673649338" calcext:value-type="float">
            <text:p>0.0784813674</text:p>
          </table:table-cell>
          <table:table-cell office:value-type="float" office:value="0.947429465502864" calcext:value-type="float">
            <text:p>0.9474294655</text:p>
          </table:table-cell>
        </table:table-row>
        <table:table-row table:style-name="ro1">
          <table:table-cell table:style-name="ce5" office:value-type="float" office:value="382" calcext:value-type="float">
            <text:p>382</text:p>
          </table:table-cell>
          <table:table-cell office:value-type="float" office:value="0.105993370684141" calcext:value-type="float">
            <text:p>0.1059933707</text:p>
          </table:table-cell>
          <table:table-cell office:value-type="float" office:value="1.55402639233125" calcext:value-type="float">
            <text:p>1.5540263923</text:p>
          </table:table-cell>
        </table:table-row>
        <table:table-row table:style-name="ro1">
          <table:table-cell table:style-name="ce5" office:value-type="float" office:value="383" calcext:value-type="float">
            <text:p>383</text:p>
          </table:table-cell>
          <table:table-cell office:value-type="float" office:value="0.118570329697798" calcext:value-type="float">
            <text:p>0.1185703297</text:p>
          </table:table-cell>
          <table:table-cell office:value-type="float" office:value="0.942348932925597" calcext:value-type="float">
            <text:p>0.9423489329</text:p>
          </table:table-cell>
        </table:table-row>
        <table:table-row table:style-name="ro1">
          <table:table-cell table:style-name="ce5" office:value-type="float" office:value="384" calcext:value-type="float">
            <text:p>384</text:p>
          </table:table-cell>
          <table:table-cell office:value-type="float" office:value="0.047039412653048" calcext:value-type="float">
            <text:p>0.0470394127</text:p>
          </table:table-cell>
          <table:table-cell office:value-type="float" office:value="0.7816826947344" calcext:value-type="float">
            <text:p>0.7816826947</text:p>
          </table:table-cell>
        </table:table-row>
        <table:table-row table:style-name="ro1">
          <table:table-cell table:style-name="ce5" office:value-type="float" office:value="385" calcext:value-type="float">
            <text:p>385</text:p>
          </table:table-cell>
          <table:table-cell office:value-type="float" office:value="0.058464195497052" calcext:value-type="float">
            <text:p>0.0584641955</text:p>
          </table:table-cell>
          <table:table-cell office:value-type="float" office:value="0.978060002927577" calcext:value-type="float">
            <text:p>0.9780600029</text:p>
          </table:table-cell>
        </table:table-row>
        <table:table-row table:style-name="ro1">
          <table:table-cell table:style-name="ce5" office:value-type="float" office:value="386" calcext:value-type="float">
            <text:p>386</text:p>
          </table:table-cell>
          <table:table-cell office:value-type="float" office:value="0.0569839344164752" calcext:value-type="float">
            <text:p>0.0569839344</text:p>
          </table:table-cell>
          <table:table-cell office:value-type="float" office:value="0.725104526986343" calcext:value-type="float">
            <text:p>0.725104527</text:p>
          </table:table-cell>
        </table:table-row>
        <table:table-row table:style-name="ro1">
          <table:table-cell table:style-name="ce5" office:value-type="float" office:value="387" calcext:value-type="float">
            <text:p>387</text:p>
          </table:table-cell>
          <table:table-cell office:value-type="float" office:value="0.101700429629733" calcext:value-type="float">
            <text:p>0.1017004296</text:p>
          </table:table-cell>
          <table:table-cell office:value-type="float" office:value="1.37314460388347" calcext:value-type="float">
            <text:p>1.3731446039</text:p>
          </table:table-cell>
        </table:table-row>
        <table:table-row table:style-name="ro1">
          <table:table-cell table:style-name="ce5" office:value-type="float" office:value="388" calcext:value-type="float">
            <text:p>388</text:p>
          </table:table-cell>
          <table:table-cell office:value-type="float" office:value="0.057196592931703" calcext:value-type="float">
            <text:p>0.0571965929</text:p>
          </table:table-cell>
          <table:table-cell office:value-type="float" office:value="0.762789327869541" calcext:value-type="float">
            <text:p>0.7627893279</text:p>
          </table:table-cell>
        </table:table-row>
        <table:table-row table:style-name="ro1">
          <table:table-cell table:style-name="ce5" office:value-type="float" office:value="389" calcext:value-type="float">
            <text:p>389</text:p>
          </table:table-cell>
          <table:table-cell office:value-type="float" office:value="0.0789699156196156" calcext:value-type="float">
            <text:p>0.0789699156</text:p>
          </table:table-cell>
          <table:table-cell office:value-type="float" office:value="0.973972994670476" calcext:value-type="float">
            <text:p>0.9739729947</text:p>
          </table:table-cell>
        </table:table-row>
        <table:table-row table:style-name="ro1">
          <table:table-cell table:style-name="ce5" office:value-type="float" office:value="390" calcext:value-type="float">
            <text:p>390</text:p>
          </table:table-cell>
          <table:table-cell office:value-type="float" office:value="0.014598014982099" calcext:value-type="float">
            <text:p>0.014598015</text:p>
          </table:table-cell>
          <table:table-cell office:value-type="float" office:value="1.00659333755175" calcext:value-type="float">
            <text:p>1.0065933376</text:p>
          </table:table-cell>
        </table:table-row>
        <table:table-row table:style-name="ro1">
          <table:table-cell table:style-name="ce5" office:value-type="float" office:value="391" calcext:value-type="float">
            <text:p>391</text:p>
          </table:table-cell>
          <table:table-cell office:value-type="float" office:value="0.0380612432232037" calcext:value-type="float">
            <text:p>0.0380612432</text:p>
          </table:table-cell>
          <table:table-cell office:value-type="float" office:value="0.736117888347508" calcext:value-type="float">
            <text:p>0.7361178883</text:p>
          </table:table-cell>
        </table:table-row>
        <table:table-row table:style-name="ro1">
          <table:table-cell table:style-name="ce5" office:value-type="float" office:value="392" calcext:value-type="float">
            <text:p>392</text:p>
          </table:table-cell>
          <table:table-cell office:value-type="float" office:value="0.0336560602926002" calcext:value-type="float">
            <text:p>0.0336560603</text:p>
          </table:table-cell>
          <table:table-cell office:value-type="float" office:value="1.10933820828359" calcext:value-type="float">
            <text:p>1.1093382083</text:p>
          </table:table-cell>
        </table:table-row>
        <table:table-row table:style-name="ro1">
          <table:table-cell table:style-name="ce5" office:value-type="float" office:value="393" calcext:value-type="float">
            <text:p>393</text:p>
          </table:table-cell>
          <table:table-cell office:value-type="float" office:value="0.0491175291338325" calcext:value-type="float">
            <text:p>0.0491175291</text:p>
          </table:table-cell>
          <table:table-cell office:value-type="float" office:value="0.965665629824798" calcext:value-type="float">
            <text:p>0.9656656298</text:p>
          </table:table-cell>
        </table:table-row>
        <table:table-row table:style-name="ro1">
          <table:table-cell table:style-name="ce5" office:value-type="float" office:value="394" calcext:value-type="float">
            <text:p>394</text:p>
          </table:table-cell>
          <table:table-cell office:value-type="float" office:value="0.0877810025375674" calcext:value-type="float">
            <text:p>0.0877810025</text:p>
          </table:table-cell>
          <table:table-cell office:value-type="float" office:value="1.15443990056883" calcext:value-type="float">
            <text:p>1.1544399006</text:p>
          </table:table-cell>
        </table:table-row>
        <table:table-row table:style-name="ro1">
          <table:table-cell table:style-name="ce5" office:value-type="float" office:value="395" calcext:value-type="float">
            <text:p>395</text:p>
          </table:table-cell>
          <table:table-cell office:value-type="float" office:value="0.190244894369277" calcext:value-type="float">
            <text:p>0.1902448944</text:p>
          </table:table-cell>
          <table:table-cell office:value-type="float" office:value="1.79908215106252" calcext:value-type="float">
            <text:p>1.7990821511</text:p>
          </table:table-cell>
        </table:table-row>
        <table:table-row table:style-name="ro1">
          <table:table-cell table:style-name="ce5" office:value-type="float" office:value="396" calcext:value-type="float">
            <text:p>396</text:p>
          </table:table-cell>
          <table:table-cell office:value-type="float" office:value="0.171930224574363" calcext:value-type="float">
            <text:p>0.1719302246</text:p>
          </table:table-cell>
          <table:table-cell office:value-type="float" office:value="1.3416598054946" calcext:value-type="float">
            <text:p>1.3416598055</text:p>
          </table:table-cell>
        </table:table-row>
        <table:table-row table:style-name="ro1">
          <table:table-cell table:style-name="ce5" office:value-type="float" office:value="397" calcext:value-type="float">
            <text:p>397</text:p>
          </table:table-cell>
          <table:table-cell office:value-type="float" office:value="0.0631942950205668" calcext:value-type="float">
            <text:p>0.063194295</text:p>
          </table:table-cell>
          <table:table-cell office:value-type="float" office:value="1.49617228735156" calcext:value-type="float">
            <text:p>1.4961722874</text:p>
          </table:table-cell>
        </table:table-row>
        <table:table-row table:style-name="ro1">
          <table:table-cell table:style-name="ce5" office:value-type="float" office:value="398" calcext:value-type="float">
            <text:p>398</text:p>
          </table:table-cell>
          <table:table-cell office:value-type="float" office:value="0.152395454601309" calcext:value-type="float">
            <text:p>0.1523954546</text:p>
          </table:table-cell>
          <table:table-cell office:value-type="float" office:value="1.17718636118479" calcext:value-type="float">
            <text:p>1.1771863612</text:p>
          </table:table-cell>
        </table:table-row>
        <table:table-row table:style-name="ro1">
          <table:table-cell table:style-name="ce5" office:value-type="float" office:value="399" calcext:value-type="float">
            <text:p>399</text:p>
          </table:table-cell>
          <table:table-cell office:value-type="float" office:value="0.0156880985817834" calcext:value-type="float">
            <text:p>0.0156880986</text:p>
          </table:table-cell>
          <table:table-cell office:value-type="float" office:value="0.615916982226736" calcext:value-type="float">
            <text:p>0.6159169822</text:p>
          </table:table-cell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office:value-type="float" office:value="0.0165338437601608" calcext:value-type="float">
            <text:p>0.0165338438</text:p>
          </table:table-cell>
          <table:table-cell office:value-type="float" office:value="1.30122427536162" calcext:value-type="float">
            <text:p>1.3012242754</text:p>
          </table:table-cell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office:value-type="float" office:value="0.134102058558059" calcext:value-type="float">
            <text:p>0.1341020586</text:p>
          </table:table-cell>
          <table:table-cell office:value-type="float" office:value="1.15326574671258" calcext:value-type="float">
            <text:p>1.1532657467</text:p>
          </table:table-cell>
        </table:table-row>
        <table:table-row table:style-name="ro1">
          <table:table-cell table:style-name="ce5" office:value-type="float" office:value="402" calcext:value-type="float">
            <text:p>402</text:p>
          </table:table-cell>
          <table:table-cell office:value-type="float" office:value="0.108721804288173" calcext:value-type="float">
            <text:p>0.1087218043</text:p>
          </table:table-cell>
          <table:table-cell office:value-type="float" office:value="1.11455385261252" calcext:value-type="float">
            <text:p>1.1145538526</text:p>
          </table:table-cell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office:value-type="float" office:value="0.114323177304409" calcext:value-type="float">
            <text:p>0.1143231773</text:p>
          </table:table-cell>
          <table:table-cell office:value-type="float" office:value="1.5100154809561" calcext:value-type="float">
            <text:p>1.510015481</text:p>
          </table:table-cell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office:value-type="float" office:value="0.153401397349667" calcext:value-type="float">
            <text:p>0.1534013973</text:p>
          </table:table-cell>
          <table:table-cell office:value-type="float" office:value="0.867264993003118" calcext:value-type="float">
            <text:p>0.867264993</text:p>
          </table:table-cell>
        </table:table-row>
        <table:table-row table:style-name="ro1">
          <table:table-cell table:style-name="ce5" office:value-type="float" office:value="405" calcext:value-type="float">
            <text:p>405</text:p>
          </table:table-cell>
          <table:table-cell office:value-type="float" office:value="0.164550573198197" calcext:value-type="float">
            <text:p>0.1645505732</text:p>
          </table:table-cell>
          <table:table-cell office:value-type="float" office:value="0.872237495184891" calcext:value-type="float">
            <text:p>0.8722374952</text:p>
          </table:table-cell>
        </table:table-row>
        <table:table-row table:style-name="ro1">
          <table:table-cell table:style-name="ce5" office:value-type="float" office:value="406" calcext:value-type="float">
            <text:p>406</text:p>
          </table:table-cell>
          <table:table-cell office:value-type="float" office:value="0.136061020291607" calcext:value-type="float">
            <text:p>0.1360610203</text:p>
          </table:table-cell>
          <table:table-cell office:value-type="float" office:value="1.80920597468503" calcext:value-type="float">
            <text:p>1.8092059747</text:p>
          </table:table-cell>
        </table:table-row>
        <table:table-row table:style-name="ro1">
          <table:table-cell table:style-name="ce5" office:value-type="float" office:value="407" calcext:value-type="float">
            <text:p>407</text:p>
          </table:table-cell>
          <table:table-cell office:value-type="float" office:value="0.114501634620156" calcext:value-type="float">
            <text:p>0.1145016346</text:p>
          </table:table-cell>
          <table:table-cell office:value-type="float" office:value="1.24599182667816" calcext:value-type="float">
            <text:p>1.2459918267</text:p>
          </table:table-cell>
        </table:table-row>
        <table:table-row table:style-name="ro1">
          <table:table-cell table:style-name="ce5" office:value-type="float" office:value="408" calcext:value-type="float">
            <text:p>408</text:p>
          </table:table-cell>
          <table:table-cell office:value-type="float" office:value="0.0611136286034048" calcext:value-type="float">
            <text:p>0.0611136286</text:p>
          </table:table-cell>
          <table:table-cell office:value-type="float" office:value="1.01420253968081" calcext:value-type="float">
            <text:p>1.0142025397</text:p>
          </table:table-cell>
        </table:table-row>
        <table:table-row table:style-name="ro1">
          <table:table-cell table:style-name="ce5" office:value-type="float" office:value="409" calcext:value-type="float">
            <text:p>409</text:p>
          </table:table-cell>
          <table:table-cell office:value-type="float" office:value="0.0117165663254494" calcext:value-type="float">
            <text:p>0.0117165663</text:p>
          </table:table-cell>
          <table:table-cell office:value-type="float" office:value="0.935465591353477" calcext:value-type="float">
            <text:p>0.9354655914</text:p>
          </table:table-cell>
        </table:table-row>
        <table:table-row table:style-name="ro1">
          <table:table-cell table:style-name="ce5" office:value-type="float" office:value="410" calcext:value-type="float">
            <text:p>410</text:p>
          </table:table-cell>
          <table:table-cell office:value-type="float" office:value="0.029097797372592" calcext:value-type="float">
            <text:p>0.0290977974</text:p>
          </table:table-cell>
          <table:table-cell office:value-type="float" office:value="0.528445622695699" calcext:value-type="float">
            <text:p>0.5284456227</text:p>
          </table:table-cell>
        </table:table-row>
        <table:table-row table:style-name="ro1">
          <table:table-cell table:style-name="ce5" office:value-type="float" office:value="411" calcext:value-type="float">
            <text:p>411</text:p>
          </table:table-cell>
          <table:table-cell office:value-type="float" office:value="0.101690415888939" calcext:value-type="float">
            <text:p>0.1016904159</text:p>
          </table:table-cell>
          <table:table-cell office:value-type="float" office:value="0.976498321649387" calcext:value-type="float">
            <text:p>0.9764983216</text:p>
          </table:table-cell>
        </table:table-row>
        <table:table-row table:style-name="ro1">
          <table:table-cell table:style-name="ce5" office:value-type="float" office:value="412" calcext:value-type="float">
            <text:p>412</text:p>
          </table:table-cell>
          <table:table-cell office:value-type="float" office:value="0.0850669837115149" calcext:value-type="float">
            <text:p>0.0850669837</text:p>
          </table:table-cell>
          <table:table-cell office:value-type="float" office:value="1.06422213603628" calcext:value-type="float">
            <text:p>1.064222136</text:p>
          </table:table-cell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office:value-type="float" office:value="0.0648415286219177" calcext:value-type="float">
            <text:p>0.0648415286</text:p>
          </table:table-cell>
          <table:table-cell office:value-type="float" office:value="1.24945281997134" calcext:value-type="float">
            <text:p>1.24945282</text:p>
          </table:table-cell>
        </table:table-row>
        <table:table-row table:style-name="ro1">
          <table:table-cell table:style-name="ce5" office:value-type="float" office:value="414" calcext:value-type="float">
            <text:p>414</text:p>
          </table:table-cell>
          <table:table-cell office:value-type="float" office:value="0.17256537265862" calcext:value-type="float">
            <text:p>0.1725653727</text:p>
          </table:table-cell>
          <table:table-cell office:value-type="float" office:value="1.19100936011819" calcext:value-type="float">
            <text:p>1.1910093601</text:p>
          </table:table-cell>
        </table:table-row>
        <table:table-row table:style-name="ro1">
          <table:table-cell table:style-name="ce5" office:value-type="float" office:value="415" calcext:value-type="float">
            <text:p>415</text:p>
          </table:table-cell>
          <table:table-cell office:value-type="float" office:value="0.0958781284669952" calcext:value-type="float">
            <text:p>0.0958781285</text:p>
          </table:table-cell>
          <table:table-cell office:value-type="float" office:value="1.35042639645599" calcext:value-type="float">
            <text:p>1.3504263965</text:p>
          </table:table-cell>
        </table:table-row>
        <table:table-row table:style-name="ro1">
          <table:table-cell table:style-name="ce5" office:value-type="float" office:value="416" calcext:value-type="float">
            <text:p>416</text:p>
          </table:table-cell>
          <table:table-cell office:value-type="float" office:value="0.115119549503215" calcext:value-type="float">
            <text:p>0.1151195495</text:p>
          </table:table-cell>
          <table:table-cell office:value-type="float" office:value="0.909822755132154" calcext:value-type="float">
            <text:p>0.9098227551</text:p>
          </table:table-cell>
        </table:table-row>
        <table:table-row table:style-name="ro1">
          <table:table-cell table:style-name="ce5" office:value-type="float" office:value="417" calcext:value-type="float">
            <text:p>417</text:p>
          </table:table-cell>
          <table:table-cell office:value-type="float" office:value="0.0434740804255419" calcext:value-type="float">
            <text:p>0.0434740804</text:p>
          </table:table-cell>
          <table:table-cell office:value-type="float" office:value="0.94444530538658" calcext:value-type="float">
            <text:p>0.9444453054</text:p>
          </table:table-cell>
        </table:table-row>
        <table:table-row table:style-name="ro1">
          <table:table-cell table:style-name="ce5" office:value-type="float" office:value="418" calcext:value-type="float">
            <text:p>418</text:p>
          </table:table-cell>
          <table:table-cell office:value-type="float" office:value="0.15002047606432" calcext:value-type="float">
            <text:p>0.1500204761</text:p>
          </table:table-cell>
          <table:table-cell office:value-type="float" office:value="1.09004977332734" calcext:value-type="float">
            <text:p>1.0900497733</text:p>
          </table:table-cell>
        </table:table-row>
        <table:table-row table:style-name="ro1">
          <table:table-cell table:style-name="ce5" office:value-type="float" office:value="419" calcext:value-type="float">
            <text:p>419</text:p>
          </table:table-cell>
          <table:table-cell office:value-type="float" office:value="0.0785724273340781" calcext:value-type="float">
            <text:p>0.0785724273</text:p>
          </table:table-cell>
          <table:table-cell office:value-type="float" office:value="1.53083218002757" calcext:value-type="float">
            <text:p>1.53083218</text:p>
          </table:table-cell>
        </table:table-row>
        <table:table-row table:style-name="ro1">
          <table:table-cell table:style-name="ce5" office:value-type="float" office:value="420" calcext:value-type="float">
            <text:p>420</text:p>
          </table:table-cell>
          <table:table-cell office:value-type="float" office:value="0.049298509456369" calcext:value-type="float">
            <text:p>0.0492985095</text:p>
          </table:table-cell>
          <table:table-cell office:value-type="float" office:value="1.08935578742421" calcext:value-type="float">
            <text:p>1.0893557874</text:p>
          </table:table-cell>
        </table:table-row>
        <table:table-row table:style-name="ro1">
          <table:table-cell table:style-name="ce5" office:value-type="float" office:value="421" calcext:value-type="float">
            <text:p>421</text:p>
          </table:table-cell>
          <table:table-cell office:value-type="float" office:value="0.0141089259300524" calcext:value-type="float">
            <text:p>0.0141089259</text:p>
          </table:table-cell>
          <table:table-cell office:value-type="float" office:value="0.986904964941004" calcext:value-type="float">
            <text:p>0.9869049649</text:p>
          </table:table-cell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office:value-type="float" office:value="0.0962544594909526" calcext:value-type="float">
            <text:p>0.0962544595</text:p>
          </table:table-cell>
          <table:table-cell office:value-type="float" office:value="0.68621682787807" calcext:value-type="float">
            <text:p>0.6862168279</text:p>
          </table:table-cell>
        </table:table-row>
        <table:table-row table:style-name="ro1">
          <table:table-cell table:style-name="ce5" office:value-type="float" office:value="423" calcext:value-type="float">
            <text:p>423</text:p>
          </table:table-cell>
          <table:table-cell office:value-type="float" office:value="0.121429774756682" calcext:value-type="float">
            <text:p>0.1214297748</text:p>
          </table:table-cell>
          <table:table-cell office:value-type="float" office:value="1.37264959066215" calcext:value-type="float">
            <text:p>1.3726495907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  <table:table-cell office:value-type="float" office:value="0.0508206533572483" calcext:value-type="float">
            <text:p>0.0508206534</text:p>
          </table:table-cell>
          <table:table-cell office:value-type="float" office:value="2.92394145155322" calcext:value-type="float">
            <text:p>2.9239414516</text:p>
          </table:table-cell>
        </table:table-row>
        <table:table-row table:style-name="ro1">
          <table:table-cell table:style-name="ce5" office:value-type="float" office:value="425" calcext:value-type="float">
            <text:p>425</text:p>
          </table:table-cell>
          <table:table-cell office:value-type="float" office:value="0.258233500112952" calcext:value-type="float">
            <text:p>0.2582335001</text:p>
          </table:table-cell>
          <table:table-cell office:value-type="float" office:value="1.5565262471182" calcext:value-type="float">
            <text:p>1.5565262471</text:p>
          </table:table-cell>
        </table:table-row>
        <table:table-row table:style-name="ro1">
          <table:table-cell table:style-name="ce5" office:value-type="float" office:value="426" calcext:value-type="float">
            <text:p>426</text:p>
          </table:table-cell>
          <table:table-cell office:value-type="float" office:value="0.0686576132905037" calcext:value-type="float">
            <text:p>0.0686576133</text:p>
          </table:table-cell>
          <table:table-cell office:value-type="float" office:value="1.38115979580834" calcext:value-type="float">
            <text:p>1.3811597958</text:p>
          </table:table-cell>
        </table:table-row>
        <table:table-row table:style-name="ro1">
          <table:table-cell table:style-name="ce5" office:value-type="float" office:value="427" calcext:value-type="float">
            <text:p>427</text:p>
          </table:table-cell>
          <table:table-cell office:value-type="float" office:value="0.0276883125343625" calcext:value-type="float">
            <text:p>0.0276883125</text:p>
          </table:table-cell>
          <table:table-cell office:value-type="float" office:value="1.07252688838025" calcext:value-type="float">
            <text:p>1.0725268884</text:p>
          </table:table-cell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office:value-type="float" office:value="0.0420712918452192" calcext:value-type="float">
            <text:p>0.0420712918</text:p>
          </table:table-cell>
          <table:table-cell office:value-type="float" office:value="1.63426677742973" calcext:value-type="float">
            <text:p>1.6342667774</text:p>
          </table:table-cell>
        </table:table-row>
        <table:table-row table:style-name="ro1">
          <table:table-cell table:style-name="ce5" office:value-type="float" office:value="429" calcext:value-type="float">
            <text:p>429</text:p>
          </table:table-cell>
          <table:table-cell office:value-type="float" office:value="0.0928825200209608" calcext:value-type="float">
            <text:p>0.09288252</text:p>
          </table:table-cell>
          <table:table-cell office:value-type="float" office:value="1.03870236391776" calcext:value-type="float">
            <text:p>1.0387023639</text:p>
          </table:table-cell>
        </table:table-row>
        <table:table-row table:style-name="ro1">
          <table:table-cell table:style-name="ce5" office:value-type="float" office:value="430" calcext:value-type="float">
            <text:p>430</text:p>
          </table:table-cell>
          <table:table-cell office:value-type="float" office:value="0.0416156885605583" calcext:value-type="float">
            <text:p>0.0416156886</text:p>
          </table:table-cell>
          <table:table-cell office:value-type="float" office:value="1.30593427804206" calcext:value-type="float">
            <text:p>1.305934278</text:p>
          </table:table-cell>
        </table:table-row>
        <table:table-row table:style-name="ro1">
          <table:table-cell table:style-name="ce5" office:value-type="float" office:value="431" calcext:value-type="float">
            <text:p>431</text:p>
          </table:table-cell>
          <table:table-cell office:value-type="float" office:value="0.035527800969724" calcext:value-type="float">
            <text:p>0.035527801</text:p>
          </table:table-cell>
          <table:table-cell office:value-type="float" office:value="1.79082503054315" calcext:value-type="float">
            <text:p>1.7908250305</text:p>
          </table:table-cell>
        </table:table-row>
        <table:table-row table:style-name="ro1">
          <table:table-cell table:style-name="ce5" office:value-type="float" office:value="432" calcext:value-type="float">
            <text:p>432</text:p>
          </table:table-cell>
          <table:table-cell office:value-type="float" office:value="0.0572562026390763" calcext:value-type="float">
            <text:p>0.0572562026</text:p>
          </table:table-cell>
          <table:table-cell office:value-type="float" office:value="0.733532843319836" calcext:value-type="float">
            <text:p>0.7335328433</text:p>
          </table:table-cell>
        </table:table-row>
        <table:table-row table:style-name="ro1">
          <table:table-cell table:style-name="ce5" office:value-type="float" office:value="433" calcext:value-type="float">
            <text:p>433</text:p>
          </table:table-cell>
          <table:table-cell office:value-type="float" office:value="0.0731157558161654" calcext:value-type="float">
            <text:p>0.0731157558</text:p>
          </table:table-cell>
          <table:table-cell office:value-type="float" office:value="1.53479182129558" calcext:value-type="float">
            <text:p>1.5347918213</text:p>
          </table:table-cell>
        </table:table-row>
        <table:table-row table:style-name="ro1">
          <table:table-cell table:style-name="ce5" office:value-type="float" office:value="434" calcext:value-type="float">
            <text:p>434</text:p>
          </table:table-cell>
          <table:table-cell office:value-type="float" office:value="0.203306147441003" calcext:value-type="float">
            <text:p>0.2033061474</text:p>
          </table:table-cell>
          <table:table-cell office:value-type="float" office:value="1.25099212835994" calcext:value-type="float">
            <text:p>1.2509921284</text:p>
          </table:table-cell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office:value-type="float" office:value="0.031077280111126" calcext:value-type="float">
            <text:p>0.0310772801</text:p>
          </table:table-cell>
          <table:table-cell office:value-type="float" office:value="0.928970437571024" calcext:value-type="float">
            <text:p>0.9289704376</text:p>
          </table:table-cell>
        </table:table-row>
        <table:table-row table:style-name="ro1">
          <table:table-cell table:style-name="ce5" office:value-type="float" office:value="436" calcext:value-type="float">
            <text:p>436</text:p>
          </table:table-cell>
          <table:table-cell office:value-type="float" office:value="0.0685092340033382" calcext:value-type="float">
            <text:p>0.068509234</text:p>
          </table:table-cell>
          <table:table-cell office:value-type="float" office:value="1.16952443647233" calcext:value-type="float">
            <text:p>1.1695244365</text:p>
          </table:table-cell>
        </table:table-row>
        <table:table-row table:style-name="ro1">
          <table:table-cell table:style-name="ce5" office:value-type="float" office:value="437" calcext:value-type="float">
            <text:p>437</text:p>
          </table:table-cell>
          <table:table-cell office:value-type="float" office:value="0.109051932166774" calcext:value-type="float">
            <text:p>0.1090519322</text:p>
          </table:table-cell>
          <table:table-cell office:value-type="float" office:value="1.20016828324833" calcext:value-type="float">
            <text:p>1.2001682832</text:p>
          </table:table-cell>
        </table:table-row>
        <table:table-row table:style-name="ro1">
          <table:table-cell table:style-name="ce5" office:value-type="float" office:value="438" calcext:value-type="float">
            <text:p>438</text:p>
          </table:table-cell>
          <table:table-cell office:value-type="float" office:value="0.0361176558277343" calcext:value-type="float">
            <text:p>0.0361176558</text:p>
          </table:table-cell>
          <table:table-cell office:value-type="float" office:value="1.30180838411115" calcext:value-type="float">
            <text:p>1.3018083841</text:p>
          </table:table-cell>
        </table:table-row>
        <table:table-row table:style-name="ro1">
          <table:table-cell table:style-name="ce5" office:value-type="float" office:value="439" calcext:value-type="float">
            <text:p>439</text:p>
          </table:table-cell>
          <table:table-cell office:value-type="float" office:value="0.0615207631444802" calcext:value-type="float">
            <text:p>0.0615207631</text:p>
          </table:table-cell>
          <table:table-cell office:value-type="float" office:value="0.838098261859613" calcext:value-type="float">
            <text:p>0.8380982619</text:p>
          </table:table-cell>
        </table:table-row>
        <table:table-row table:style-name="ro1">
          <table:table-cell table:style-name="ce5" office:value-type="float" office:value="440" calcext:value-type="float">
            <text:p>440</text:p>
          </table:table-cell>
          <table:table-cell office:value-type="float" office:value="0.0841899113379816" calcext:value-type="float">
            <text:p>0.0841899113</text:p>
          </table:table-cell>
          <table:table-cell office:value-type="float" office:value="0.884225658632886" calcext:value-type="float">
            <text:p>0.8842256586</text:p>
          </table:table-cell>
        </table:table-row>
        <table:table-row table:style-name="ro1">
          <table:table-cell table:style-name="ce5" office:value-type="float" office:value="441" calcext:value-type="float">
            <text:p>441</text:p>
          </table:table-cell>
          <table:table-cell office:value-type="float" office:value="0.174287634324165" calcext:value-type="float">
            <text:p>0.1742876343</text:p>
          </table:table-cell>
          <table:table-cell office:value-type="float" office:value="0.881197520573551" calcext:value-type="float">
            <text:p>0.8811975206</text:p>
          </table:table-cell>
        </table:table-row>
        <table:table-row table:style-name="ro1">
          <table:table-cell table:style-name="ce5" office:value-type="float" office:value="442" calcext:value-type="float">
            <text:p>442</text:p>
          </table:table-cell>
          <table:table-cell office:value-type="float" office:value="0.0388907480090718" calcext:value-type="float">
            <text:p>0.038890748</text:p>
          </table:table-cell>
          <table:table-cell office:value-type="float" office:value="2.13761815608086" calcext:value-type="float">
            <text:p>2.1376181561</text:p>
          </table:table-cell>
        </table:table-row>
        <table:table-row table:style-name="ro1">
          <table:table-cell table:style-name="ce5" office:value-type="float" office:value="443" calcext:value-type="float">
            <text:p>443</text:p>
          </table:table-cell>
          <table:table-cell office:value-type="float" office:value="0.0480090553440803" calcext:value-type="float">
            <text:p>0.0480090553</text:p>
          </table:table-cell>
          <table:table-cell office:value-type="float" office:value="0.811901052998564" calcext:value-type="float">
            <text:p>0.811901053</text:p>
          </table:table-cell>
        </table:table-row>
        <table:table-row table:style-name="ro1">
          <table:table-cell table:style-name="ce5" office:value-type="float" office:value="444" calcext:value-type="float">
            <text:p>444</text:p>
          </table:table-cell>
          <table:table-cell office:value-type="float" office:value="0.0523184238729567" calcext:value-type="float">
            <text:p>0.0523184239</text:p>
          </table:table-cell>
          <table:table-cell office:value-type="float" office:value="0.996274606020961" calcext:value-type="float">
            <text:p>0.996274606</text:p>
          </table:table-cell>
        </table:table-row>
        <table:table-row table:style-name="ro1">
          <table:table-cell table:style-name="ce5" office:value-type="float" office:value="445" calcext:value-type="float">
            <text:p>445</text:p>
          </table:table-cell>
          <table:table-cell office:value-type="float" office:value="0.0332509365550631" calcext:value-type="float">
            <text:p>0.0332509366</text:p>
          </table:table-cell>
          <table:table-cell office:value-type="float" office:value="1.12927376468747" calcext:value-type="float">
            <text:p>1.1292737647</text:p>
          </table:table-cell>
        </table:table-row>
        <table:table-row table:style-name="ro1">
          <table:table-cell table:style-name="ce5" office:value-type="float" office:value="446" calcext:value-type="float">
            <text:p>446</text:p>
          </table:table-cell>
          <table:table-cell office:value-type="float" office:value="0.0597241053933389" calcext:value-type="float">
            <text:p>0.0597241054</text:p>
          </table:table-cell>
          <table:table-cell office:value-type="float" office:value="1.15653756733241" calcext:value-type="float">
            <text:p>1.1565375673</text:p>
          </table:table-cell>
        </table:table-row>
        <table:table-row table:style-name="ro1">
          <table:table-cell table:style-name="ce5" office:value-type="float" office:value="447" calcext:value-type="float">
            <text:p>447</text:p>
          </table:table-cell>
          <table:table-cell office:value-type="float" office:value="0.0417344168576448" calcext:value-type="float">
            <text:p>0.0417344169</text:p>
          </table:table-cell>
          <table:table-cell office:value-type="float" office:value="1.4415750600383" calcext:value-type="float">
            <text:p>1.44157506</text:p>
          </table:table-cell>
        </table:table-row>
        <table:table-row table:style-name="ro1">
          <table:table-cell table:style-name="ce5" office:value-type="float" office:value="448" calcext:value-type="float">
            <text:p>448</text:p>
          </table:table-cell>
          <table:table-cell office:value-type="float" office:value="0.290889824649005" calcext:value-type="float">
            <text:p>0.2908898246</text:p>
          </table:table-cell>
          <table:table-cell office:value-type="float" office:value="2.28009787149404" calcext:value-type="float">
            <text:p>2.2800978715</text:p>
          </table:table-cell>
        </table:table-row>
        <table:table-row table:style-name="ro1">
          <table:table-cell table:style-name="ce5" office:value-type="float" office:value="449" calcext:value-type="float">
            <text:p>449</text:p>
          </table:table-cell>
          <table:table-cell office:value-type="float" office:value="0.0931712043935694" calcext:value-type="float">
            <text:p>0.0931712044</text:p>
          </table:table-cell>
          <table:table-cell office:value-type="float" office:value="1.21015001431442" calcext:value-type="float">
            <text:p>1.2101500143</text:p>
          </table:table-cell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office:value-type="float" office:value="0.267067523479863" calcext:value-type="float">
            <text:p>0.2670675235</text:p>
          </table:table-cell>
          <table:table-cell office:value-type="float" office:value="1.12093348118651" calcext:value-type="float">
            <text:p>1.1209334812</text:p>
          </table:table-cell>
        </table:table-row>
        <table:table-row table:style-name="ro1">
          <table:table-cell table:style-name="ce5" office:value-type="float" office:value="451" calcext:value-type="float">
            <text:p>451</text:p>
          </table:table-cell>
          <table:table-cell office:value-type="float" office:value="0.23875963063179" calcext:value-type="float">
            <text:p>0.2387596306</text:p>
          </table:table-cell>
          <table:table-cell office:value-type="float" office:value="1.92593322989705" calcext:value-type="float">
            <text:p>1.9259332299</text:p>
          </table:table-cell>
        </table:table-row>
        <table:table-row table:style-name="ro1">
          <table:table-cell table:style-name="ce5" office:value-type="float" office:value="452" calcext:value-type="float">
            <text:p>452</text:p>
          </table:table-cell>
          <table:table-cell office:value-type="float" office:value="0.0739893927804938" calcext:value-type="float">
            <text:p>0.0739893928</text:p>
          </table:table-cell>
          <table:table-cell office:value-type="float" office:value="0.740643918254023" calcext:value-type="float">
            <text:p>0.7406439183</text:p>
          </table:table-cell>
        </table:table-row>
        <table:table-row table:style-name="ro1">
          <table:table-cell table:style-name="ce5" office:value-type="float" office:value="453" calcext:value-type="float">
            <text:p>453</text:p>
          </table:table-cell>
          <table:table-cell office:value-type="float" office:value="0.0391449323261783" calcext:value-type="float">
            <text:p>0.0391449323</text:p>
          </table:table-cell>
          <table:table-cell office:value-type="float" office:value="0.712918111622344" calcext:value-type="float">
            <text:p>0.7129181116</text:p>
          </table:table-cell>
        </table:table-row>
        <table:table-row table:style-name="ro1">
          <table:table-cell table:style-name="ce5" office:value-type="float" office:value="454" calcext:value-type="float">
            <text:p>454</text:p>
          </table:table-cell>
          <table:table-cell office:value-type="float" office:value="0.011432608712487" calcext:value-type="float">
            <text:p>0.0114326087</text:p>
          </table:table-cell>
          <table:table-cell office:value-type="float" office:value="0.853572716719782" calcext:value-type="float">
            <text:p>0.8535727167</text:p>
          </table:table-cell>
        </table:table-row>
        <table:table-row table:style-name="ro1">
          <table:table-cell table:style-name="ce5" office:value-type="float" office:value="455" calcext:value-type="float">
            <text:p>455</text:p>
          </table:table-cell>
          <table:table-cell office:value-type="float" office:value="0.0611069225596687" calcext:value-type="float">
            <text:p>0.0611069226</text:p>
          </table:table-cell>
          <table:table-cell office:value-type="float" office:value="1.18124020671917" calcext:value-type="float">
            <text:p>1.1812402067</text:p>
          </table:table-cell>
        </table:table-row>
        <table:table-row table:style-name="ro1">
          <table:table-cell table:style-name="ce5" office:value-type="float" office:value="456" calcext:value-type="float">
            <text:p>456</text:p>
          </table:table-cell>
          <table:table-cell office:value-type="float" office:value="0.248781637871241" calcext:value-type="float">
            <text:p>0.2487816379</text:p>
          </table:table-cell>
          <table:table-cell office:value-type="float" office:value="2.70972974837196" calcext:value-type="float">
            <text:p>2.7097297484</text:p>
          </table:table-cell>
        </table:table-row>
        <table:table-row table:style-name="ro1">
          <table:table-cell table:style-name="ce5" office:value-type="float" office:value="457" calcext:value-type="float">
            <text:p>457</text:p>
          </table:table-cell>
          <table:table-cell office:value-type="float" office:value="0.190270701828605" calcext:value-type="float">
            <text:p>0.1902707018</text:p>
          </table:table-cell>
          <table:table-cell office:value-type="float" office:value="0.982725990095787" calcext:value-type="float">
            <text:p>0.9827259901</text:p>
          </table:table-cell>
        </table:table-row>
        <table:table-row table:style-name="ro1">
          <table:table-cell table:style-name="ce5" office:value-type="float" office:value="458" calcext:value-type="float">
            <text:p>458</text:p>
          </table:table-cell>
          <table:table-cell office:value-type="float" office:value="0.118090100516458" calcext:value-type="float">
            <text:p>0.1180901005</text:p>
          </table:table-cell>
          <table:table-cell office:value-type="float" office:value="1.10030439136153" calcext:value-type="float">
            <text:p>1.1003043914</text:p>
          </table:table-cell>
        </table:table-row>
        <table:table-row table:style-name="ro1">
          <table:table-cell table:style-name="ce5" office:value-type="float" office:value="459" calcext:value-type="float">
            <text:p>459</text:p>
          </table:table-cell>
          <table:table-cell office:value-type="float" office:value="0.193501052069649" calcext:value-type="float">
            <text:p>0.1935010521</text:p>
          </table:table-cell>
          <table:table-cell office:value-type="float" office:value="0.620462325261542" calcext:value-type="float">
            <text:p>0.6204623253</text:p>
          </table:table-cell>
        </table:table-row>
        <table:table-row table:style-name="ro1">
          <table:table-cell table:style-name="ce5" office:value-type="float" office:value="460" calcext:value-type="float">
            <text:p>460</text:p>
          </table:table-cell>
          <table:table-cell office:value-type="float" office:value="0.0155980607479759" calcext:value-type="float">
            <text:p>0.0155980607</text:p>
          </table:table-cell>
          <table:table-cell office:value-type="float" office:value="0.773232065689172" calcext:value-type="float">
            <text:p>0.7732320657</text:p>
          </table:table-cell>
        </table:table-row>
        <table:table-row table:style-name="ro1">
          <table:table-cell table:style-name="ce5" office:value-type="float" office:value="461" calcext:value-type="float">
            <text:p>461</text:p>
          </table:table-cell>
          <table:table-cell office:value-type="float" office:value="0.0489911229689841" calcext:value-type="float">
            <text:p>0.048991123</text:p>
          </table:table-cell>
          <table:table-cell office:value-type="float" office:value="0.866507421313145" calcext:value-type="float">
            <text:p>0.8665074213</text:p>
          </table:table-cell>
        </table:table-row>
        <table:table-row table:style-name="ro1">
          <table:table-cell table:style-name="ce5" office:value-type="float" office:value="462" calcext:value-type="float">
            <text:p>462</text:p>
          </table:table-cell>
          <table:table-cell office:value-type="float" office:value="0.0707505028283676" calcext:value-type="float">
            <text:p>0.0707505028</text:p>
          </table:table-cell>
          <table:table-cell office:value-type="float" office:value="0.816721065471029" calcext:value-type="float">
            <text:p>0.8167210655</text:p>
          </table:table-cell>
        </table:table-row>
        <table:table-row table:style-name="ro1">
          <table:table-cell table:style-name="ce5" office:value-type="float" office:value="463" calcext:value-type="float">
            <text:p>463</text:p>
          </table:table-cell>
          <table:table-cell office:value-type="float" office:value="0.022529378014701" calcext:value-type="float">
            <text:p>0.022529378</text:p>
          </table:table-cell>
          <table:table-cell office:value-type="float" office:value="0.91414987000212" calcext:value-type="float">
            <text:p>0.91414987</text:p>
          </table:table-cell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office:value-type="float" office:value="0.0747306691127543" calcext:value-type="float">
            <text:p>0.0747306691</text:p>
          </table:table-cell>
          <table:table-cell office:value-type="float" office:value="0.876908643981778" calcext:value-type="float">
            <text:p>0.876908644</text:p>
          </table:table-cell>
        </table:table-row>
        <table:table-row table:style-name="ro1">
          <table:table-cell table:style-name="ce5" office:value-type="float" office:value="465" calcext:value-type="float">
            <text:p>465</text:p>
          </table:table-cell>
          <table:table-cell office:value-type="float" office:value="0.027718564626011" calcext:value-type="float">
            <text:p>0.0277185646</text:p>
          </table:table-cell>
          <table:table-cell office:value-type="float" office:value="0.734372164380602" calcext:value-type="float">
            <text:p>0.7343721644</text:p>
          </table:table-cell>
        </table:table-row>
        <table:table-row table:style-name="ro1">
          <table:table-cell table:style-name="ce5" office:value-type="float" office:value="466" calcext:value-type="float">
            <text:p>466</text:p>
          </table:table-cell>
          <table:table-cell office:value-type="float" office:value="0.0813954145441456" calcext:value-type="float">
            <text:p>0.0813954145</text:p>
          </table:table-cell>
          <table:table-cell office:value-type="float" office:value="0.865945026524969" calcext:value-type="float">
            <text:p>0.8659450265</text:p>
          </table:table-cell>
        </table:table-row>
        <table:table-row table:style-name="ro1">
          <table:table-cell table:style-name="ce5" office:value-type="float" office:value="467" calcext:value-type="float">
            <text:p>467</text:p>
          </table:table-cell>
          <table:table-cell office:value-type="float" office:value="0.0614537214603993" calcext:value-type="float">
            <text:p>0.0614537215</text:p>
          </table:table-cell>
          <table:table-cell office:value-type="float" office:value="0.835221310353063" calcext:value-type="float">
            <text:p>0.8352213104</text:p>
          </table:table-cell>
        </table:table-row>
        <table:table-row table:style-name="ro1">
          <table:table-cell table:style-name="ce5" office:value-type="float" office:value="468" calcext:value-type="float">
            <text:p>468</text:p>
          </table:table-cell>
          <table:table-cell office:value-type="float" office:value="0.101249444535015" calcext:value-type="float">
            <text:p>0.1012494445</text:p>
          </table:table-cell>
          <table:table-cell office:value-type="float" office:value="1.58724608997272" calcext:value-type="float">
            <text:p>1.58724609</text:p>
          </table:table-cell>
        </table:table-row>
        <table:table-row table:style-name="ro1">
          <table:table-cell table:style-name="ce5" office:value-type="float" office:value="469" calcext:value-type="float">
            <text:p>469</text:p>
          </table:table-cell>
          <table:table-cell office:value-type="float" office:value="0.330405664221579" calcext:value-type="float">
            <text:p>0.3304056642</text:p>
          </table:table-cell>
          <table:table-cell office:value-type="float" office:value="1.36639938942244" calcext:value-type="float">
            <text:p>1.3663993894</text:p>
          </table:table-cell>
        </table:table-row>
        <table:table-row table:style-name="ro1">
          <table:table-cell table:style-name="ce5" office:value-type="float" office:value="470" calcext:value-type="float">
            <text:p>470</text:p>
          </table:table-cell>
          <table:table-cell office:value-type="float" office:value="0.130430063543576" calcext:value-type="float">
            <text:p>0.1304300635</text:p>
          </table:table-cell>
          <table:table-cell office:value-type="float" office:value="1.6393588704218" calcext:value-type="float">
            <text:p>1.6393588704</text:p>
          </table:table-cell>
        </table:table-row>
        <table:table-row table:style-name="ro1">
          <table:table-cell table:style-name="ce5" office:value-type="float" office:value="471" calcext:value-type="float">
            <text:p>471</text:p>
          </table:table-cell>
          <table:table-cell office:value-type="float" office:value="0.0650779021043574" calcext:value-type="float">
            <text:p>0.0650779021</text:p>
          </table:table-cell>
          <table:table-cell office:value-type="float" office:value="1.09297378676933" calcext:value-type="float">
            <text:p>1.0929737868</text:p>
          </table:table-cell>
        </table:table-row>
        <table:table-row table:style-name="ro1">
          <table:table-cell table:style-name="ce5" office:value-type="float" office:value="472" calcext:value-type="float">
            <text:p>472</text:p>
          </table:table-cell>
          <table:table-cell office:value-type="float" office:value="0.0190574190739025" calcext:value-type="float">
            <text:p>0.0190574191</text:p>
          </table:table-cell>
          <table:table-cell office:value-type="float" office:value="1.14164015183928" calcext:value-type="float">
            <text:p>1.1416401518</text:p>
          </table:table-cell>
        </table:table-row>
        <table:table-row table:style-name="ro1">
          <table:table-cell table:style-name="ce5" office:value-type="float" office:value="473" calcext:value-type="float">
            <text:p>473</text:p>
          </table:table-cell>
          <table:table-cell office:value-type="float" office:value="0.0830866646065928" calcext:value-type="float">
            <text:p>0.0830866646</text:p>
          </table:table-cell>
          <table:table-cell office:value-type="float" office:value="1.15985175606511" calcext:value-type="float">
            <text:p>1.1598517561</text:p>
          </table:table-cell>
        </table:table-row>
        <table:table-row table:style-name="ro1">
          <table:table-cell table:style-name="ce5" office:value-type="float" office:value="474" calcext:value-type="float">
            <text:p>474</text:p>
          </table:table-cell>
          <table:table-cell office:value-type="float" office:value="0.110069679837688" calcext:value-type="float">
            <text:p>0.1100696798</text:p>
          </table:table-cell>
          <table:table-cell office:value-type="float" office:value="1.05630462053216" calcext:value-type="float">
            <text:p>1.0563046205</text:p>
          </table:table-cell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office:value-type="float" office:value="0.115203951370842" calcext:value-type="float">
            <text:p>0.1152039514</text:p>
          </table:table-cell>
          <table:table-cell office:value-type="float" office:value="0.908999045985865" calcext:value-type="float">
            <text:p>0.908999046</text:p>
          </table:table-cell>
        </table:table-row>
        <table:table-row table:style-name="ro1">
          <table:table-cell table:style-name="ce5" office:value-type="float" office:value="476" calcext:value-type="float">
            <text:p>476</text:p>
          </table:table-cell>
          <table:table-cell office:value-type="float" office:value="0.146242520119354" calcext:value-type="float">
            <text:p>0.1462425201</text:p>
          </table:table-cell>
          <table:table-cell office:value-type="float" office:value="1.4754130018182" calcext:value-type="float">
            <text:p>1.4754130018</text:p>
          </table:table-cell>
        </table:table-row>
        <table:table-row table:style-name="ro1">
          <table:table-cell table:style-name="ce5" office:value-type="float" office:value="477" calcext:value-type="float">
            <text:p>477</text:p>
          </table:table-cell>
          <table:table-cell office:value-type="float" office:value="0.0281297838904921" calcext:value-type="float">
            <text:p>0.0281297839</text:p>
          </table:table-cell>
          <table:table-cell office:value-type="float" office:value="1.23265519852384" calcext:value-type="float">
            <text:p>1.2326551985</text:p>
          </table:table-cell>
        </table:table-row>
        <table:table-row table:style-name="ro1">
          <table:table-cell table:style-name="ce5" office:value-type="float" office:value="478" calcext:value-type="float">
            <text:p>478</text:p>
          </table:table-cell>
          <table:table-cell office:value-type="float" office:value="0.120567463609388" calcext:value-type="float">
            <text:p>0.1205674636</text:p>
          </table:table-cell>
          <table:table-cell office:value-type="float" office:value="1.46766585671321" calcext:value-type="float">
            <text:p>1.4676658567</text:p>
          </table:table-cell>
        </table:table-row>
        <table:table-row table:style-name="ro1">
          <table:table-cell table:style-name="ce5" office:value-type="float" office:value="479" calcext:value-type="float">
            <text:p>479</text:p>
          </table:table-cell>
          <table:table-cell office:value-type="float" office:value="0.143242590377159" calcext:value-type="float">
            <text:p>0.1432425904</text:p>
          </table:table-cell>
          <table:table-cell office:value-type="float" office:value="1.76588521614121" calcext:value-type="float">
            <text:p>1.7658852161</text:p>
          </table:table-cell>
        </table:table-row>
        <table:table-row table:style-name="ro1">
          <table:table-cell table:style-name="ce5" office:value-type="float" office:value="480" calcext:value-type="float">
            <text:p>480</text:p>
          </table:table-cell>
          <table:table-cell office:value-type="float" office:value="0.0498225280753104" calcext:value-type="float">
            <text:p>0.0498225281</text:p>
          </table:table-cell>
          <table:table-cell office:value-type="float" office:value="1.13538648185158" calcext:value-type="float">
            <text:p>1.1353864819</text:p>
          </table:table-cell>
        </table:table-row>
        <table:table-row table:style-name="ro1">
          <table:table-cell table:style-name="ce5" office:value-type="float" office:value="481" calcext:value-type="float">
            <text:p>481</text:p>
          </table:table-cell>
          <table:table-cell office:value-type="float" office:value="0.0854214433999305" calcext:value-type="float">
            <text:p>0.0854214434</text:p>
          </table:table-cell>
          <table:table-cell office:value-type="float" office:value="1.05269048067021" calcext:value-type="float">
            <text:p>1.0526904807</text:p>
          </table:table-cell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office:value-type="float" office:value="0.035950860854077" calcext:value-type="float">
            <text:p>0.0359508609</text:p>
          </table:table-cell>
          <table:table-cell office:value-type="float" office:value="0.768862406211156" calcext:value-type="float">
            <text:p>0.7688624062</text:p>
          </table:table-cell>
        </table:table-row>
        <table:table-row table:style-name="ro1">
          <table:table-cell table:style-name="ce5" office:value-type="float" office:value="483" calcext:value-type="float">
            <text:p>483</text:p>
          </table:table-cell>
          <table:table-cell office:value-type="float" office:value="0.0556104698774048" calcext:value-type="float">
            <text:p>0.0556104699</text:p>
          </table:table-cell>
          <table:table-cell office:value-type="float" office:value="0.670197818981251" calcext:value-type="float">
            <text:p>0.670197819</text:p>
          </table:table-cell>
        </table:table-row>
        <table:table-row table:style-name="ro1">
          <table:table-cell table:style-name="ce5" office:value-type="float" office:value="484" calcext:value-type="float">
            <text:p>484</text:p>
          </table:table-cell>
          <table:table-cell office:value-type="float" office:value="0.0781423772192334" calcext:value-type="float">
            <text:p>0.0781423772</text:p>
          </table:table-cell>
          <table:table-cell office:value-type="float" office:value="0.933843717411946" calcext:value-type="float">
            <text:p>0.9338437174</text:p>
          </table:table-cell>
        </table:table-row>
        <table:table-row table:style-name="ro1">
          <table:table-cell table:style-name="ce5" office:value-type="float" office:value="485" calcext:value-type="float">
            <text:p>485</text:p>
          </table:table-cell>
          <table:table-cell office:value-type="float" office:value="0.0331722460963513" calcext:value-type="float">
            <text:p>0.0331722461</text:p>
          </table:table-cell>
          <table:table-cell office:value-type="float" office:value="0.48491952913605" calcext:value-type="float">
            <text:p>0.4849195291</text:p>
          </table:table-cell>
        </table:table-row>
        <table:table-row table:style-name="ro1">
          <table:table-cell table:style-name="ce5" office:value-type="float" office:value="486" calcext:value-type="float">
            <text:p>486</text:p>
          </table:table-cell>
          <table:table-cell office:value-type="float" office:value="0.124466889480598" calcext:value-type="float">
            <text:p>0.1244668895</text:p>
          </table:table-cell>
          <table:table-cell office:value-type="float" office:value="0.73912150185015" calcext:value-type="float">
            <text:p>0.7391215019</text:p>
          </table:table-cell>
        </table:table-row>
        <table:table-row table:style-name="ro1">
          <table:table-cell table:style-name="ce5" office:value-type="float" office:value="487" calcext:value-type="float">
            <text:p>487</text:p>
          </table:table-cell>
          <table:table-cell office:value-type="float" office:value="0.0749274777569445" calcext:value-type="float">
            <text:p>0.0749274778</text:p>
          </table:table-cell>
          <table:table-cell office:value-type="float" office:value="0.620583700637781" calcext:value-type="float">
            <text:p>0.6205837006</text:p>
          </table:table-cell>
        </table:table-row>
        <table:table-row table:style-name="ro1">
          <table:table-cell table:style-name="ce5" office:value-type="float" office:value="488" calcext:value-type="float">
            <text:p>488</text:p>
          </table:table-cell>
          <table:table-cell office:value-type="float" office:value="0.034156203849365" calcext:value-type="float">
            <text:p>0.0341562038</text:p>
          </table:table-cell>
          <table:table-cell office:value-type="float" office:value="0.576494715184026" calcext:value-type="float">
            <text:p>0.5764947152</text:p>
          </table:table-cell>
        </table:table-row>
        <table:table-row table:style-name="ro1">
          <table:table-cell table:style-name="ce5" office:value-type="float" office:value="489" calcext:value-type="float">
            <text:p>489</text:p>
          </table:table-cell>
          <table:table-cell office:value-type="float" office:value="0.0159246904055648" calcext:value-type="float">
            <text:p>0.0159246904</text:p>
          </table:table-cell>
          <table:table-cell office:value-type="float" office:value="0.773594054466457" calcext:value-type="float">
            <text:p>0.7735940545</text:p>
          </table:table-cell>
        </table:table-row>
        <table:table-row table:style-name="ro1">
          <table:table-cell table:style-name="ce5" office:value-type="float" office:value="490" calcext:value-type="float">
            <text:p>490</text:p>
          </table:table-cell>
          <table:table-cell office:value-type="float" office:value="0.234838109011676" calcext:value-type="float">
            <text:p>0.234838109</text:p>
          </table:table-cell>
          <table:table-cell office:value-type="float" office:value="1.44399024952872" calcext:value-type="float">
            <text:p>1.4439902495</text:p>
          </table:table-cell>
        </table:table-row>
        <table:table-row table:style-name="ro1">
          <table:table-cell table:style-name="ce5" office:value-type="float" office:value="491" calcext:value-type="float">
            <text:p>491</text:p>
          </table:table-cell>
          <table:table-cell office:value-type="float" office:value="0.0505493211242479" calcext:value-type="float">
            <text:p>0.0505493211</text:p>
          </table:table-cell>
          <table:table-cell office:value-type="float" office:value="1.07976774738881" calcext:value-type="float">
            <text:p>1.0797677474</text:p>
          </table:table-cell>
        </table:table-row>
        <table:table-row table:style-name="ro1">
          <table:table-cell table:style-name="ce5" office:value-type="float" office:value="492" calcext:value-type="float">
            <text:p>492</text:p>
          </table:table-cell>
          <table:table-cell office:value-type="float" office:value="0.0229064602639266" calcext:value-type="float">
            <text:p>0.0229064603</text:p>
          </table:table-cell>
          <table:table-cell office:value-type="float" office:value="0.882841806534998" calcext:value-type="float">
            <text:p>0.8828418065</text:p>
          </table:table-cell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office:value-type="float" office:value="0.0923958868961813" calcext:value-type="float">
            <text:p>0.0923958869</text:p>
          </table:table-cell>
          <table:table-cell office:value-type="float" office:value="0.816574907700669" calcext:value-type="float">
            <text:p>0.8165749077</text:p>
          </table:table-cell>
        </table:table-row>
        <table:table-row table:style-name="ro1">
          <table:table-cell table:style-name="ce5" office:value-type="float" office:value="494" calcext:value-type="float">
            <text:p>494</text:p>
          </table:table-cell>
          <table:table-cell office:value-type="float" office:value="0.0443673181302692" calcext:value-type="float">
            <text:p>0.0443673181</text:p>
          </table:table-cell>
          <table:table-cell office:value-type="float" office:value="0.703871015883578" calcext:value-type="float">
            <text:p>0.7038710159</text:p>
          </table:table-cell>
        </table:table-row>
        <table:table-row table:style-name="ro1">
          <table:table-cell table:style-name="ce5" office:value-type="float" office:value="495" calcext:value-type="float">
            <text:p>495</text:p>
          </table:table-cell>
          <table:table-cell office:value-type="float" office:value="0.309975007776953" calcext:value-type="float">
            <text:p>0.3099750078</text:p>
          </table:table-cell>
          <table:table-cell office:value-type="float" office:value="1.09808869258814" calcext:value-type="float">
            <text:p>1.0980886926</text:p>
          </table:table-cell>
        </table:table-row>
        <table:table-row table:style-name="ro1">
          <table:table-cell table:style-name="ce5" office:value-type="float" office:value="496" calcext:value-type="float">
            <text:p>496</text:p>
          </table:table-cell>
          <table:table-cell office:value-type="float" office:value="0.0542712279965507" calcext:value-type="float">
            <text:p>0.054271228</text:p>
          </table:table-cell>
          <table:table-cell office:value-type="float" office:value="0.613032570900032" calcext:value-type="float">
            <text:p>0.6130325709</text:p>
          </table:table-cell>
        </table:table-row>
        <table:table-row table:style-name="ro1">
          <table:table-cell table:style-name="ce5" office:value-type="float" office:value="497" calcext:value-type="float">
            <text:p>497</text:p>
          </table:table-cell>
          <table:table-cell office:value-type="float" office:value="0.0113245778569045" calcext:value-type="float">
            <text:p>0.0113245779</text:p>
          </table:table-cell>
          <table:table-cell office:value-type="float" office:value="0.616874394572278" calcext:value-type="float">
            <text:p>0.6168743946</text:p>
          </table:table-cell>
        </table:table-row>
        <table:table-row table:style-name="ro1">
          <table:table-cell table:style-name="ce5" office:value-type="float" office:value="498" calcext:value-type="float">
            <text:p>498</text:p>
          </table:table-cell>
          <table:table-cell office:value-type="float" office:value="0.0299743195436841" calcext:value-type="float">
            <text:p>0.0299743195</text:p>
          </table:table-cell>
          <table:table-cell office:value-type="float" office:value="0.553636431048517" calcext:value-type="float">
            <text:p>0.553636431</text:p>
          </table:table-cell>
        </table:table-row>
        <table:table-row table:style-name="ro1">
          <table:table-cell table:style-name="ce5" office:value-type="float" office:value="499" calcext:value-type="float">
            <text:p>499</text:p>
          </table:table-cell>
          <table:table-cell office:value-type="float" office:value="0.0283298788269407" calcext:value-type="float">
            <text:p>0.0283298788</text:p>
          </table:table-cell>
          <table:table-cell office:value-type="float" office:value="0.802231454798061" calcext:value-type="float">
            <text:p>0.8022314548</text:p>
          </table:table-cell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office:value-type="float" office:value="0.104162712186151" calcext:value-type="float">
            <text:p>0.1041627122</text:p>
          </table:table-cell>
          <table:table-cell office:value-type="float" office:value="0.873585985561476" calcext:value-type="float">
            <text:p>0.8735859856</text:p>
          </table:table-cell>
        </table:table-row>
        <table:table-row table:style-name="ro1">
          <table:table-cell table:style-name="ce5" office:value-type="float" office:value="501" calcext:value-type="float">
            <text:p>501</text:p>
          </table:table-cell>
          <table:table-cell office:value-type="float" office:value="0.231102741512586" calcext:value-type="float">
            <text:p>0.2311027415</text:p>
          </table:table-cell>
          <table:table-cell office:value-type="float" office:value="1.05129646296541" calcext:value-type="float">
            <text:p>1.051296463</text:p>
          </table:table-cell>
        </table:table-row>
        <table:table-row table:style-name="ro1">
          <table:table-cell table:style-name="ce5" office:value-type="float" office:value="502" calcext:value-type="float">
            <text:p>502</text:p>
          </table:table-cell>
          <table:table-cell office:value-type="float" office:value="0.108434322382774" calcext:value-type="float">
            <text:p>0.1084343224</text:p>
          </table:table-cell>
          <table:table-cell office:value-type="float" office:value="0.80440627874259" calcext:value-type="float">
            <text:p>0.8044062787</text:p>
          </table:table-cell>
        </table:table-row>
        <table:table-row table:style-name="ro1">
          <table:table-cell table:style-name="ce5" office:value-type="float" office:value="503" calcext:value-type="float">
            <text:p>503</text:p>
          </table:table-cell>
          <table:table-cell office:value-type="float" office:value="0.0753101180929695" calcext:value-type="float">
            <text:p>0.0753101181</text:p>
          </table:table-cell>
          <table:table-cell office:value-type="float" office:value="0.956739642576394" calcext:value-type="float">
            <text:p>0.9567396426</text:p>
          </table:table-cell>
        </table:table-row>
        <table:table-row table:style-name="ro1">
          <table:table-cell table:style-name="ce5" office:value-type="float" office:value="504" calcext:value-type="float">
            <text:p>504</text:p>
          </table:table-cell>
          <table:table-cell office:value-type="float" office:value="0.0275945494301487" calcext:value-type="float">
            <text:p>0.0275945494</text:p>
          </table:table-cell>
          <table:table-cell office:value-type="float" office:value="1.0709434153714" calcext:value-type="float">
            <text:p>1.0709434154</text:p>
          </table:table-cell>
        </table:table-row>
        <table:table-row table:style-name="ro1">
          <table:table-cell table:style-name="ce5" office:value-type="float" office:value="505" calcext:value-type="float">
            <text:p>505</text:p>
          </table:table-cell>
          <table:table-cell office:value-type="float" office:value="0.0361068900169937" calcext:value-type="float">
            <text:p>0.03610689</text:p>
          </table:table-cell>
          <table:table-cell office:value-type="float" office:value="0.929280326782646" calcext:value-type="float">
            <text:p>0.9292803268</text:p>
          </table:table-cell>
        </table:table-row>
        <table:table-row table:style-name="ro1">
          <table:table-cell table:style-name="ce5" office:value-type="float" office:value="506" calcext:value-type="float">
            <text:p>506</text:p>
          </table:table-cell>
          <table:table-cell office:value-type="float" office:value="0.0166969179831832" calcext:value-type="float">
            <text:p>0.016696918</text:p>
          </table:table-cell>
          <table:table-cell office:value-type="float" office:value="0.936115874043026" calcext:value-type="float">
            <text:p>0.936115874</text:p>
          </table:table-cell>
        </table:table-row>
        <table:table-row table:style-name="ro1">
          <table:table-cell table:style-name="ce5" office:value-type="float" office:value="507" calcext:value-type="float">
            <text:p>507</text:p>
          </table:table-cell>
          <table:table-cell office:value-type="float" office:value="0.0231827695843595" calcext:value-type="float">
            <text:p>0.0231827696</text:p>
          </table:table-cell>
          <table:table-cell office:value-type="float" office:value="0.541442434585406" calcext:value-type="float">
            <text:p>0.5414424346</text:p>
          </table:table-cell>
        </table:table-row>
        <table:table-row table:style-name="ro1">
          <table:table-cell table:style-name="ce5" office:value-type="float" office:value="508" calcext:value-type="float">
            <text:p>508</text:p>
          </table:table-cell>
          <table:table-cell office:value-type="float" office:value="0.12872621582617" calcext:value-type="float">
            <text:p>0.1287262158</text:p>
          </table:table-cell>
          <table:table-cell office:value-type="float" office:value="1.11275266768098" calcext:value-type="float">
            <text:p>1.1127526677</text:p>
          </table:table-cell>
        </table:table-row>
        <table:table-row table:style-name="ro1">
          <table:table-cell table:style-name="ce5" office:value-type="float" office:value="509" calcext:value-type="float">
            <text:p>509</text:p>
          </table:table-cell>
          <table:table-cell office:value-type="float" office:value="0.0433484591752474" calcext:value-type="float">
            <text:p>0.0433484592</text:p>
          </table:table-cell>
          <table:table-cell office:value-type="float" office:value="0.81336666194693" calcext:value-type="float">
            <text:p>0.8133666619</text:p>
          </table:table-cell>
        </table:table-row>
        <table:table-row table:style-name="ro1" table:number-rows-repeated="104806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loss(0~509)'.A2:'loss(0~509)'.A1048576">
            <calcext:condition calcext:apply-style-name="Result" calcext:value="duplicate" calcext:base-cell-address="'loss(0~509)'.A2"/>
          </calcext:conditional-format>
          <calcext:conditional-format calcext:target-range-address="'loss(0~509)'.A2:'loss(0~509)'.A1048576">
            <calcext:condition calcext:apply-style-name="Result" calcext:value="duplicate" calcext:base-cell-address="'loss(0~509)'.A2"/>
          </calcext:conditional-format>
          <calcext:conditional-format calcext:target-range-address="'loss(0~509)'.A1:'loss(0~509)'.A1048576">
            <calcext:condition calcext:apply-style-name="Result" calcext:value="duplicate" calcext:base-cell-address="'loss(0~509)'.A1"/>
          </calcext:conditional-format>
        </calcext:conditional-formats>
      </table:table>
      <table:table table:name="loss graph(0~509)" table:style-name="ta1">
        <table:shapes>
          <draw:frame draw:z-index="0" draw:style-name="gr1" draw:text-style-name="P1" svg:width="283.26mm" svg:height="115.23mm" svg:x="6.14mm" svg:y="73.75mm">
            <loext:p draw:notify-on-update-of-ranges="'loss(0~509)'.B1:'loss(0~509)'.B1 'loss(0~509)'.B2:'loss(0~509)'.B510 'loss(0~509)'.C1:'loss(0~509)'.C1 'loss(0~509)'.C2:'loss(0~509)'.C5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oto Sans CJK JP Regular1" style:font-size-asian="12pt" style:language-asian="ko" style:country-asian="KR" style:font-name-complex="Noto Sans CJK JP Regular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00/00/00</text:date>, <text:time style:data-style-name="N2" text:time-value="17:12:38.75117923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3:19:43.884662216</meta:creation-date>
    <dc:date>2019-08-18T17:13:28.388379069</dc:date>
    <meta:editing-duration>PT3H1M7S</meta:editing-duration>
    <meta:editing-cycles>67</meta:editing-cycles>
    <meta:generator>LibreOffice/5.1.6.2$Linux_X86_64 LibreOffice_project/10m0$Build-2</meta:generator>
    <meta:document-statistic meta:table-count="7" meta:cell-count="178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27cm" svg:height="11.524cm" xlink:href=".." xlink:type="simple" chart:class="chart:line" chart:style-name="ch1">
        <chart:title svg:x="13.67cm" svg:y="0.366cm" chart:style-name="ch2">
          <text:p>loss</text:p>
        </chart:title>
        <chart:legend chart:legend-position="end" svg:x="25.713cm" svg:y="5.214cm" style:legend-expansion="high" chart:style-name="ch3"/>
        <chart:plot-area chart:style-name="ch4" table:cell-range-address="'loss(0~509)'.B1:'loss(0~509)'.C510" chart:data-source-has-labels="row" svg:x="0.566cm" svg:y="1.375cm" svg:width="24.581cm" svg:height="8.938cm">
          <chartooo:coordinate-region svg:x="1.187cm" svg:y="1.496cm" svg:width="23.96cm" svg:height="7.815cm"/>
          <chart:axis chart:dimension="x" chart:name="primary-x" chart:style-name="ch5">
            <chart:title svg:x="12.349cm" svg:y="10.543cm" chart:style-name="ch6">
              <text:p>epoch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loss(0~509)'.B2:'loss(0~509)'.B510" chart:label-cell-address="'loss(0~509)'.B1:'loss(0~509)'.B1" chart:class="chart:line">
            <chart:data-point chart:repeated="509"/>
          </chart:series>
          <chart:series chart:style-name="ch9" chart:values-cell-range-address="'loss(0~509)'.C2:'loss(0~509)'.C510" chart:label-cell-address="'loss(0~509)'.C1:'loss(0~509)'.C1" chart:class="chart:line">
            <chart:data-point chart:repeated="5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'loss(0~509)'.B1:'loss(0~509)'.B1</svg:desc>
                </draw:g>
              </table:table-cell>
              <table:table-cell office:value-type="string">
                <text:p>val_loss</text:p>
                <draw:g>
                  <svg:desc>'loss(0~509)'.C1:'loss(0~509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2219227607097">
                <text:p>38.2219227607097</text:p>
                <draw:g>
                  <svg:desc>'loss(0~509)'.B2:'loss(0~509)'.B510</svg:desc>
                </draw:g>
              </table:table-cell>
              <table:table-cell office:value-type="float" office:value="28.6296401619911">
                <text:p>28.6296401619911</text:p>
                <draw:g>
                  <svg:desc>'loss(0~509)'.C2:'loss(0~509)'.C5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8145886692432">
                <text:p>26.8145886692432</text:p>
              </table:table-cell>
              <table:table-cell office:value-type="float" office:value="26.6151949167252">
                <text:p>26.6151949167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507002874252">
                <text:p>24.4507002874252</text:p>
              </table:table-cell>
              <table:table-cell office:value-type="float" office:value="24.7069316804409">
                <text:p>24.7069316804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6644344242341">
                <text:p>22.6644344242341</text:p>
              </table:table-cell>
              <table:table-cell office:value-type="float" office:value="22.7380921244621">
                <text:p>22.7380921244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915181299962">
                <text:p>20.915181299962</text:p>
              </table:table-cell>
              <table:table-cell office:value-type="float" office:value="21.4941177070141">
                <text:p>21.4941177070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7834359352742">
                <text:p>19.7834359352742</text:p>
              </table:table-cell>
              <table:table-cell office:value-type="float" office:value="21.1472805440426">
                <text:p>21.1472805440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3155070576099">
                <text:p>18.3155070576099</text:p>
              </table:table-cell>
              <table:table-cell office:value-type="float" office:value="20.1271403431892">
                <text:p>20.127140343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1091239124263">
                <text:p>17.1091239124263</text:p>
              </table:table-cell>
              <table:table-cell office:value-type="float" office:value="18.2984455823898">
                <text:p>18.2984455823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1099250775958">
                <text:p>16.1099250775958</text:p>
              </table:table-cell>
              <table:table-cell office:value-type="float" office:value="17.8190304338932">
                <text:p>17.8190304338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1671186762119">
                <text:p>15.1671186762119</text:p>
              </table:table-cell>
              <table:table-cell office:value-type="float" office:value="16.6843907833099">
                <text:p>16.6843907833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913045375719">
                <text:p>13.913045375719</text:p>
              </table:table-cell>
              <table:table-cell office:value-type="float" office:value="16.2333184182644">
                <text:p>16.2333184182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2892362262131">
                <text:p>13.2892362262131</text:p>
              </table:table-cell>
              <table:table-cell office:value-type="float" office:value="14.9892463386059">
                <text:p>14.9892463386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058668460321">
                <text:p>12.4058668460321</text:p>
              </table:table-cell>
              <table:table-cell office:value-type="float" office:value="14.0974034667015">
                <text:p>14.097403466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261199959921">
                <text:p>11.8261199959921</text:p>
              </table:table-cell>
              <table:table-cell office:value-type="float" office:value="12.8831379264593">
                <text:p>12.8831379264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15620223754">
                <text:p>10.615620223754</text:p>
              </table:table-cell>
              <table:table-cell office:value-type="float" office:value="12.6326473876834">
                <text:p>12.6326473876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172886437232">
                <text:p>10.3172886437232</text:p>
              </table:table-cell>
              <table:table-cell office:value-type="float" office:value="12.1804441958666">
                <text:p>12.1804441958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194090222">
                <text:p>10.194090222</text:p>
              </table:table-cell>
              <table:table-cell office:value-type="float" office:value="12.3011606782675">
                <text:p>12.3011606782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30858544253428">
                <text:p>9.30858544253428</text:p>
              </table:table-cell>
              <table:table-cell office:value-type="float" office:value="10.9502557516098">
                <text:p>10.9502557516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39542229022455">
                <text:p>8.39542229022455</text:p>
              </table:table-cell>
              <table:table-cell office:value-type="float" office:value="11.2075927555561">
                <text:p>11.2075927555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3174621337051">
                <text:p>8.13174621337051</text:p>
              </table:table-cell>
              <table:table-cell office:value-type="float" office:value="11.3028238043189">
                <text:p>11.3028238043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90197704035208">
                <text:p>7.90197704035208</text:p>
              </table:table-cell>
              <table:table-cell office:value-type="float" office:value="10.4375252872705">
                <text:p>10.4375252872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21943550591075">
                <text:p>7.21943550591075</text:p>
              </table:table-cell>
              <table:table-cell office:value-type="float" office:value="10.4159711897373">
                <text:p>10.41597118973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5286055836109">
                <text:p>6.65286055836109</text:p>
              </table:table-cell>
              <table:table-cell office:value-type="float" office:value="9.99728474020958">
                <text:p>9.99728474020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3388956096194">
                <text:p>6.83388956096194</text:p>
              </table:table-cell>
              <table:table-cell office:value-type="float" office:value="9.27146823704243">
                <text:p>9.27146823704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2846468019923">
                <text:p>6.62846468019923</text:p>
              </table:table-cell>
              <table:table-cell office:value-type="float" office:value="8.23881424963474">
                <text:p>8.23881424963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4701148063765">
                <text:p>5.94701148063765</text:p>
              </table:table-cell>
              <table:table-cell office:value-type="float" office:value="9.10059763491154">
                <text:p>9.10059763491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528151813997">
                <text:p>6.0528151813997</text:p>
              </table:table-cell>
              <table:table-cell office:value-type="float" office:value="8.42966332659125">
                <text:p>8.42966332659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1749598629978">
                <text:p>6.11749598629978</text:p>
              </table:table-cell>
              <table:table-cell office:value-type="float" office:value="8.18453925102949">
                <text:p>8.18453925102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3980924776935">
                <text:p>6.03980924776935</text:p>
              </table:table-cell>
              <table:table-cell office:value-type="float" office:value="7.6330583896488">
                <text:p>7.63305838964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25910911428819">
                <text:p>5.25910911428819</text:p>
              </table:table-cell>
              <table:table-cell office:value-type="float" office:value="8.32740887999535">
                <text:p>8.32740887999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7084194727994">
                <text:p>4.57084194727994</text:p>
              </table:table-cell>
              <table:table-cell office:value-type="float" office:value="7.93394472263753">
                <text:p>7.93394472263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47386048583809">
                <text:p>4.47386048583809</text:p>
              </table:table-cell>
              <table:table-cell office:value-type="float" office:value="6.33009324036539">
                <text:p>6.33009324036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0681499045923">
                <text:p>4.80681499045923</text:p>
              </table:table-cell>
              <table:table-cell office:value-type="float" office:value="6.16459597367793">
                <text:p>6.16459597367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390237565434">
                <text:p>4.32390237565434</text:p>
              </table:table-cell>
              <table:table-cell office:value-type="float" office:value="5.06776925362647">
                <text:p>5.06776925362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2428338166771">
                <text:p>4.32428338166771</text:p>
              </table:table-cell>
              <table:table-cell office:value-type="float" office:value="6.20129347313195">
                <text:p>6.20129347313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4657731510084">
                <text:p>4.24657731510084</text:p>
              </table:table-cell>
              <table:table-cell office:value-type="float" office:value="5.51071482524276">
                <text:p>5.51071482524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9754048974142">
                <text:p>4.39754048974142</text:p>
              </table:table-cell>
              <table:table-cell office:value-type="float" office:value="5.42549124360085">
                <text:p>5.42549124360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6261678780984">
                <text:p>4.36261678780984</text:p>
              </table:table-cell>
              <table:table-cell office:value-type="float" office:value="5.0165447127074">
                <text:p>5.0165447127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980975271365">
                <text:p>3.8980975271365</text:p>
              </table:table-cell>
              <table:table-cell office:value-type="float" office:value="5.41823457321152">
                <text:p>5.41823457321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1141813851278">
                <text:p>3.81141813851278</text:p>
              </table:table-cell>
              <table:table-cell office:value-type="float" office:value="4.86720927339047">
                <text:p>4.867209273390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6567302816505">
                <text:p>3.66567302816505</text:p>
              </table:table-cell>
              <table:table-cell office:value-type="float" office:value="5.51021911017597">
                <text:p>5.51021911017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5385329072629">
                <text:p>3.75385329072629</text:p>
              </table:table-cell>
              <table:table-cell office:value-type="float" office:value="4.85744356410578">
                <text:p>4.85744356410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8349006695485">
                <text:p>4.28349006695485</text:p>
              </table:table-cell>
              <table:table-cell office:value-type="float" office:value="7.07795952633023">
                <text:p>7.077959526330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0357691995594">
                <text:p>3.70357691995594</text:p>
              </table:table-cell>
              <table:table-cell office:value-type="float" office:value="4.66417742939666">
                <text:p>4.66417742939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426288426469">
                <text:p>3.83426288426469</text:p>
              </table:table-cell>
              <table:table-cell office:value-type="float" office:value="5.67927791550756">
                <text:p>5.67927791550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8018382027609">
                <text:p>3.78018382027609</text:p>
              </table:table-cell>
              <table:table-cell office:value-type="float" office:value="4.79003820428625">
                <text:p>4.79003820428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0970595943818">
                <text:p>3.60970595943818</text:p>
              </table:table-cell>
              <table:table-cell office:value-type="float" office:value="4.92481319606304">
                <text:p>4.92481319606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3288818409137">
                <text:p>3.63288818409137</text:p>
              </table:table-cell>
              <table:table-cell office:value-type="float" office:value="4.71861558454111">
                <text:p>4.71861558454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1294205620748">
                <text:p>3.81294205620748</text:p>
              </table:table-cell>
              <table:table-cell office:value-type="float" office:value="5.05633247783408">
                <text:p>5.05633247783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6114525059494">
                <text:p>3.66114525059494</text:p>
              </table:table-cell>
              <table:table-cell office:value-type="float" office:value="4.62752117682248">
                <text:p>4.62752117682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8434387784485">
                <text:p>3.38434387784485</text:p>
              </table:table-cell>
              <table:table-cell office:value-type="float" office:value="4.45762010943145">
                <text:p>4.45762010943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5921352571304">
                <text:p>3.65921352571304</text:p>
              </table:table-cell>
              <table:table-cell office:value-type="float" office:value="4.63480934826657">
                <text:p>4.634809348266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4396995836442">
                <text:p>3.84396995836442</text:p>
              </table:table-cell>
              <table:table-cell office:value-type="float" office:value="4.74345070868731">
                <text:p>4.74345070868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7974049987596">
                <text:p>3.67974049987596</text:p>
              </table:table-cell>
              <table:table-cell office:value-type="float" office:value="5.23401914676651">
                <text:p>5.23401914676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7294523005092">
                <text:p>3.57294523005092</text:p>
              </table:table-cell>
              <table:table-cell office:value-type="float" office:value="5.08892984315753">
                <text:p>5.08892984315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372553839596">
                <text:p>3.5372553839596</text:p>
              </table:table-cell>
              <table:table-cell office:value-type="float" office:value="4.40463184728287">
                <text:p>4.40463184728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4100753137278">
                <text:p>3.34100753137278</text:p>
              </table:table-cell>
              <table:table-cell office:value-type="float" office:value="6.13084368407726">
                <text:p>6.130843684077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3407131367867">
                <text:p>3.53407131367867</text:p>
              </table:table-cell>
              <table:table-cell office:value-type="float" office:value="4.90399638749659">
                <text:p>4.90399638749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8714503689643">
                <text:p>3.28714503689643</text:p>
              </table:table-cell>
              <table:table-cell office:value-type="float" office:value="6.6622305966448">
                <text:p>6.66223059664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7609401819629">
                <text:p>3.17609401819629</text:p>
              </table:table-cell>
              <table:table-cell office:value-type="float" office:value="4.66029210144188">
                <text:p>4.66029210144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0800961614202">
                <text:p>3.30800961614202</text:p>
              </table:table-cell>
              <table:table-cell office:value-type="float" office:value="4.5668860822916">
                <text:p>4.5668860822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3988469595756">
                <text:p>3.63988469595756</text:p>
              </table:table-cell>
              <table:table-cell office:value-type="float" office:value="4.94424331351183">
                <text:p>4.944243313511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4986980560176">
                <text:p>3.34986980560176</text:p>
              </table:table-cell>
              <table:table-cell office:value-type="float" office:value="4.85504601546563">
                <text:p>4.85504601546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8489195403703">
                <text:p>3.38489195403703</text:p>
              </table:table-cell>
              <table:table-cell office:value-type="float" office:value="5.19412106485106">
                <text:p>5.19412106485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7006074321379">
                <text:p>3.27006074321379</text:p>
              </table:table-cell>
              <table:table-cell office:value-type="float" office:value="5.33281758218072">
                <text:p>5.33281758218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812690798843">
                <text:p>3.14812690798843</text:p>
              </table:table-cell>
              <table:table-cell office:value-type="float" office:value="5.0141542290803">
                <text:p>5.01415422908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4877945168303">
                <text:p>3.34877945168303</text:p>
              </table:table-cell>
              <table:table-cell office:value-type="float" office:value="4.08270519413054">
                <text:p>4.08270519413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2202408704736">
                <text:p>3.12202408704736</text:p>
              </table:table-cell>
              <table:table-cell office:value-type="float" office:value="4.54768679360859">
                <text:p>4.547686793608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4503003428562">
                <text:p>2.84503003428562</text:p>
              </table:table-cell>
              <table:table-cell office:value-type="float" office:value="5.04203573474661">
                <text:p>5.042035734746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4602416462581">
                <text:p>2.94602416462581</text:p>
              </table:table-cell>
              <table:table-cell office:value-type="float" office:value="4.29767177207395">
                <text:p>4.29767177207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9305600474734">
                <text:p>2.99305600474734</text:p>
              </table:table-cell>
              <table:table-cell office:value-type="float" office:value="4.32446197420359">
                <text:p>4.32446197420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9206604555659">
                <text:p>3.49206604555659</text:p>
              </table:table-cell>
              <table:table-cell office:value-type="float" office:value="5.77074931608513">
                <text:p>5.77074931608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4392654441912">
                <text:p>3.04392654441912</text:p>
              </table:table-cell>
              <table:table-cell office:value-type="float" office:value="4.3990318570286">
                <text:p>4.3990318570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4002306633586">
                <text:p>2.84002306633586</text:p>
              </table:table-cell>
              <table:table-cell office:value-type="float" office:value="4.37363476725295">
                <text:p>4.37363476725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80717247170866">
                <text:p>2.80717247170866</text:p>
              </table:table-cell>
              <table:table-cell office:value-type="float" office:value="4.55375442339573">
                <text:p>4.55375442339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850197204346">
                <text:p>2.7850197204346</text:p>
              </table:table-cell>
              <table:table-cell office:value-type="float" office:value="4.28128729085438">
                <text:p>4.281287290854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8784047894248">
                <text:p>2.78784047894248</text:p>
              </table:table-cell>
              <table:table-cell office:value-type="float" office:value="4.410663965391">
                <text:p>4.4106639653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0236738727454">
                <text:p>2.90236738727454</text:p>
              </table:table-cell>
              <table:table-cell office:value-type="float" office:value="4.9870492372429">
                <text:p>4.9870492372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7467447694972">
                <text:p>2.67467447694972</text:p>
              </table:table-cell>
              <table:table-cell office:value-type="float" office:value="4.79934085416608">
                <text:p>4.79934085416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9619954498399">
                <text:p>2.59619954498399</text:p>
              </table:table-cell>
              <table:table-cell office:value-type="float" office:value="5.82461018837057">
                <text:p>5.824610188370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66420102803">
                <text:p>2.6666420102803</text:p>
              </table:table-cell>
              <table:table-cell office:value-type="float" office:value="4.2697391443653">
                <text:p>4.2697391443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3977144126772">
                <text:p>3.03977144126772</text:p>
              </table:table-cell>
              <table:table-cell office:value-type="float" office:value="4.03617613902316">
                <text:p>4.03617613902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1695164365506">
                <text:p>2.71695164365506</text:p>
              </table:table-cell>
              <table:table-cell office:value-type="float" office:value="4.22751353238709">
                <text:p>4.22751353238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3801238280507">
                <text:p>2.53801238280507</text:p>
              </table:table-cell>
              <table:table-cell office:value-type="float" office:value="3.88987636764068">
                <text:p>3.88987636764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4784137130194">
                <text:p>2.54784137130194</text:p>
              </table:table-cell>
              <table:table-cell office:value-type="float" office:value="3.93950748909265">
                <text:p>3.93950748909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210210436938">
                <text:p>2.5210210436938</text:p>
              </table:table-cell>
              <table:table-cell office:value-type="float" office:value="4.36369351262692">
                <text:p>4.36369351262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584143866913">
                <text:p>2.6584143866913</text:p>
              </table:table-cell>
              <table:table-cell office:value-type="float" office:value="4.36023983557243">
                <text:p>4.360239835572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7597460055707">
                <text:p>2.47597460055707</text:p>
              </table:table-cell>
              <table:table-cell office:value-type="float" office:value="3.76549957378302">
                <text:p>3.765499573783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47200511942763">
                <text:p>2.47200511942763</text:p>
              </table:table-cell>
              <table:table-cell office:value-type="float" office:value="4.34967602114193">
                <text:p>4.349676021141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47649784953496">
                <text:p>2.47649784953496</text:p>
              </table:table-cell>
              <table:table-cell office:value-type="float" office:value="3.65345268044621">
                <text:p>3.653452680446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3614779940439">
                <text:p>2.33614779940439</text:p>
              </table:table-cell>
              <table:table-cell office:value-type="float" office:value="3.76756897900486">
                <text:p>3.76756897900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43593725729563">
                <text:p>2.43593725729563</text:p>
              </table:table-cell>
              <table:table-cell office:value-type="float" office:value="6.25254300388042">
                <text:p>6.25254300388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450782773008">
                <text:p>2.6450782773008</text:p>
              </table:table-cell>
              <table:table-cell office:value-type="float" office:value="3.69182500848547">
                <text:p>3.691825008485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8716682126626">
                <text:p>2.28716682126626</text:p>
              </table:table-cell>
              <table:table-cell office:value-type="float" office:value="3.82557261671172">
                <text:p>3.8255726167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6673755441374">
                <text:p>2.36673755441374</text:p>
              </table:table-cell>
              <table:table-cell office:value-type="float" office:value="3.86926046281587">
                <text:p>3.869260462815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3600135943212">
                <text:p>2.13600135943212</text:p>
              </table:table-cell>
              <table:table-cell office:value-type="float" office:value="3.97005483077373">
                <text:p>3.970054830773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104706033244">
                <text:p>2.4104706033244</text:p>
              </table:table-cell>
              <table:table-cell office:value-type="float" office:value="3.82132962532341">
                <text:p>3.82132962532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1646612599629">
                <text:p>2.41646612599629</text:p>
              </table:table-cell>
              <table:table-cell office:value-type="float" office:value="3.81799815339036">
                <text:p>3.81799815339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2062681996084">
                <text:p>2.12062681996084</text:p>
              </table:table-cell>
              <table:table-cell office:value-type="float" office:value="3.70233851199737">
                <text:p>3.702338511997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2192015963683">
                <text:p>2.22192015963683</text:p>
              </table:table-cell>
              <table:table-cell office:value-type="float" office:value="4.11524039355572">
                <text:p>4.11524039355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105978695351">
                <text:p>2.1105978695351</text:p>
              </table:table-cell>
              <table:table-cell office:value-type="float" office:value="3.74920834973454">
                <text:p>3.749208349734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935698774122">
                <text:p>2.0935698774122</text:p>
              </table:table-cell>
              <table:table-cell office:value-type="float" office:value="3.34911564947106">
                <text:p>3.34911564947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4960034690592">
                <text:p>2.14960034690592</text:p>
              </table:table-cell>
              <table:table-cell office:value-type="float" office:value="4.68962088390254">
                <text:p>4.689620883902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7930817803658">
                <text:p>2.07930817803658</text:p>
              </table:table-cell>
              <table:table-cell office:value-type="float" office:value="3.79487661167514">
                <text:p>3.794876611675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9812707621092">
                <text:p>1.99812707621092</text:p>
              </table:table-cell>
              <table:table-cell office:value-type="float" office:value="3.12971127626952">
                <text:p>3.12971127626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437393595661">
                <text:p>1.9437393595661</text:p>
              </table:table-cell>
              <table:table-cell office:value-type="float" office:value="3.09616757550975">
                <text:p>3.096167575509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818133060265">
                <text:p>2.0818133060265</text:p>
              </table:table-cell>
              <table:table-cell office:value-type="float" office:value="3.1695759932627">
                <text:p>3.16957599326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0784445997977">
                <text:p>1.90784445997977</text:p>
              </table:table-cell>
              <table:table-cell office:value-type="float" office:value="3.02224749187008">
                <text:p>3.02224749187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701521852626">
                <text:p>2.16701521852626</text:p>
              </table:table-cell>
              <table:table-cell office:value-type="float" office:value="2.97222568315919">
                <text:p>2.97222568315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9394888225088">
                <text:p>1.79394888225088</text:p>
              </table:table-cell>
              <table:table-cell office:value-type="float" office:value="3.12916566242347">
                <text:p>3.129165662423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1284252834429">
                <text:p>1.81284252834429</text:p>
              </table:table-cell>
              <table:table-cell office:value-type="float" office:value="5.0603756736964">
                <text:p>5.06037567369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7608605171084">
                <text:p>2.07608605171084</text:p>
              </table:table-cell>
              <table:table-cell office:value-type="float" office:value="3.53742250445066">
                <text:p>3.537422504450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8454606455811">
                <text:p>1.88454606455811</text:p>
              </table:table-cell>
              <table:table-cell office:value-type="float" office:value="2.70371687220177">
                <text:p>2.703716872201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6150665546708">
                <text:p>1.76150665546708</text:p>
              </table:table-cell>
              <table:table-cell office:value-type="float" office:value="2.67265086923726">
                <text:p>2.672650869237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8460534859551">
                <text:p>1.58460534859551</text:p>
              </table:table-cell>
              <table:table-cell office:value-type="float" office:value="2.89347762032412">
                <text:p>2.89347762032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4374213317119">
                <text:p>1.64374213317119</text:p>
              </table:table-cell>
              <table:table-cell office:value-type="float" office:value="3.05729409237392">
                <text:p>3.057294092373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5321023493253">
                <text:p>1.95321023493253</text:p>
              </table:table-cell>
              <table:table-cell office:value-type="float" office:value="2.70149812940508">
                <text:p>2.701498129405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5308528393507">
                <text:p>1.65308528393507</text:p>
              </table:table-cell>
              <table:table-cell office:value-type="float" office:value="2.44404141721316">
                <text:p>2.444041417213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1149648484355">
                <text:p>1.51149648484355</text:p>
              </table:table-cell>
              <table:table-cell office:value-type="float" office:value="2.52541094884509">
                <text:p>2.525410948845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7340600999465">
                <text:p>1.57340600999465</text:p>
              </table:table-cell>
              <table:table-cell office:value-type="float" office:value="2.60091513255611">
                <text:p>2.60091513255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3880213228388">
                <text:p>1.53880213228388</text:p>
              </table:table-cell>
              <table:table-cell office:value-type="float" office:value="2.51161911711097">
                <text:p>2.51161911711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3782872411363">
                <text:p>1.53782872411363</text:p>
              </table:table-cell>
              <table:table-cell office:value-type="float" office:value="2.66311088029761">
                <text:p>2.663110880297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156311178016">
                <text:p>1.6156311178016</text:p>
              </table:table-cell>
              <table:table-cell office:value-type="float" office:value="3.3357254556613">
                <text:p>3.33572545566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6397574166297">
                <text:p>1.66397574166297</text:p>
              </table:table-cell>
              <table:table-cell office:value-type="float" office:value="2.76149259624071">
                <text:p>2.761492596240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7514748524088">
                <text:p>1.57514748524088</text:p>
              </table:table-cell>
              <table:table-cell office:value-type="float" office:value="2.46818095512572">
                <text:p>2.46818095512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4123299951674">
                <text:p>1.54123299951674</text:p>
              </table:table-cell>
              <table:table-cell office:value-type="float" office:value="2.5295722973824">
                <text:p>2.5295722973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7955623956038">
                <text:p>1.47955623956038</text:p>
              </table:table-cell>
              <table:table-cell office:value-type="float" office:value="2.76417259578011">
                <text:p>2.76417259578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7945963128239">
                <text:p>1.47945963128239</text:p>
              </table:table-cell>
              <table:table-cell office:value-type="float" office:value="2.11730544787133">
                <text:p>2.11730544787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676157566522">
                <text:p>1.62676157566522</text:p>
              </table:table-cell>
              <table:table-cell office:value-type="float" office:value="2.94240178875043">
                <text:p>2.94240178875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4014980906809">
                <text:p>1.34014980906809</text:p>
              </table:table-cell>
              <table:table-cell office:value-type="float" office:value="3.20589148695581">
                <text:p>3.205891486955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7729722682489">
                <text:p>1.57729722682489</text:p>
              </table:table-cell>
              <table:table-cell office:value-type="float" office:value="2.91664708219469">
                <text:p>2.91664708219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6351063979807">
                <text:p>1.56351063979807</text:p>
              </table:table-cell>
              <table:table-cell office:value-type="float" office:value="2.63554788578767">
                <text:p>2.635547885787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6018854137339">
                <text:p>1.46018854137339</text:p>
              </table:table-cell>
              <table:table-cell office:value-type="float" office:value="2.4713435129961">
                <text:p>2.47134351299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7725775637621">
                <text:p>1.37725775637621</text:p>
              </table:table-cell>
              <table:table-cell office:value-type="float" office:value="3.53797306377965">
                <text:p>3.537973063779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4254960027617">
                <text:p>1.24254960027617</text:p>
              </table:table-cell>
              <table:table-cell office:value-type="float" office:value="3.06943989342835">
                <text:p>3.06943989342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0810984140689">
                <text:p>1.40810984140689</text:p>
              </table:table-cell>
              <table:table-cell office:value-type="float" office:value="3.28601558042283">
                <text:p>3.286015580422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3753878138959">
                <text:p>1.63753878138959</text:p>
              </table:table-cell>
              <table:table-cell office:value-type="float" office:value="6.38827081816271">
                <text:p>6.38827081816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2543950178276">
                <text:p>1.52543950178276</text:p>
              </table:table-cell>
              <table:table-cell office:value-type="float" office:value="2.36664885911159">
                <text:p>2.366648859111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9728309021186">
                <text:p>1.19728309021186</text:p>
              </table:table-cell>
              <table:table-cell office:value-type="float" office:value="2.88433252586401">
                <text:p>2.88433252586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5300464301515">
                <text:p>1.25300464301515</text:p>
              </table:table-cell>
              <table:table-cell office:value-type="float" office:value="3.12420459091663">
                <text:p>3.12420459091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7143049586667">
                <text:p>1.17143049586667</text:p>
              </table:table-cell>
              <table:table-cell office:value-type="float" office:value="2.49746938876342">
                <text:p>2.497469388763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5752625779992">
                <text:p>1.45752625779992</text:p>
              </table:table-cell>
              <table:table-cell office:value-type="float" office:value="1.76254739006981">
                <text:p>1.762547390069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4887337830909">
                <text:p>1.14887337830909</text:p>
              </table:table-cell>
              <table:table-cell office:value-type="float" office:value="1.90714076887525">
                <text:p>1.907140768875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1878639007449">
                <text:p>1.31878639007449</text:p>
              </table:table-cell>
              <table:table-cell office:value-type="float" office:value="4.16702789848205">
                <text:p>4.167027898482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0538787043081">
                <text:p>1.20538787043081</text:p>
              </table:table-cell>
              <table:table-cell office:value-type="float" office:value="2.68537221255247">
                <text:p>2.685372212552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8673066762404">
                <text:p>1.18673066762404</text:p>
              </table:table-cell>
              <table:table-cell office:value-type="float" office:value="2.38298404973466">
                <text:p>2.382984049734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5600435158938">
                <text:p>1.15600435158938</text:p>
              </table:table-cell>
              <table:table-cell office:value-type="float" office:value="2.5787021877768">
                <text:p>2.57870218777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0276557899362">
                <text:p>1.20276557899362</text:p>
              </table:table-cell>
              <table:table-cell office:value-type="float" office:value="2.57601149397669">
                <text:p>2.576011493976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8967209306093">
                <text:p>1.18967209306093</text:p>
              </table:table-cell>
              <table:table-cell office:value-type="float" office:value="3.08790660038358">
                <text:p>3.087906600383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2190940923681">
                <text:p>1.02190940923681</text:p>
              </table:table-cell>
              <table:table-cell office:value-type="float" office:value="2.75923829119711">
                <text:p>2.759238291197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4791382902703">
                <text:p>1.04791382902703</text:p>
              </table:table-cell>
              <table:table-cell office:value-type="float" office:value="2.94716115290066">
                <text:p>2.947161152900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7120886325597">
                <text:p>1.37120886325597</text:p>
              </table:table-cell>
              <table:table-cell office:value-type="float" office:value="2.33792620408349">
                <text:p>2.337926204083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0306397596836">
                <text:p>1.20306397596836</text:p>
              </table:table-cell>
              <table:table-cell office:value-type="float" office:value="2.87056926239165">
                <text:p>2.870569262391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96646754389">
                <text:p>0.97896646754389</text:p>
              </table:table-cell>
              <table:table-cell office:value-type="float" office:value="2.44000109373883">
                <text:p>2.440001093738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5452392443399">
                <text:p>1.05452392443399</text:p>
              </table:table-cell>
              <table:table-cell office:value-type="float" office:value="2.14320023762411">
                <text:p>2.143200237624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4356173905074">
                <text:p>0.974356173905074</text:p>
              </table:table-cell>
              <table:table-cell office:value-type="float" office:value="1.78368269908242">
                <text:p>1.783682699082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22885987878598">
                <text:p>0.822885987878598</text:p>
              </table:table-cell>
              <table:table-cell office:value-type="float" office:value="1.76213863666635">
                <text:p>1.762138636666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4726418595966">
                <text:p>1.14726418595966</text:p>
              </table:table-cell>
              <table:table-cell office:value-type="float" office:value="1.73547643935308">
                <text:p>1.735476439353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64355101600426">
                <text:p>0.864355101600426</text:p>
              </table:table-cell>
              <table:table-cell office:value-type="float" office:value="1.90706195497478">
                <text:p>1.907061954974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1559082089556">
                <text:p>0.971559082089556</text:p>
              </table:table-cell>
              <table:table-cell office:value-type="float" office:value="1.51126296378789">
                <text:p>1.511262963787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2322156937332">
                <text:p>1.22322156937332</text:p>
              </table:table-cell>
              <table:table-cell office:value-type="float" office:value="1.60317712661345">
                <text:p>1.603177126613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83045659574825">
                <text:p>0.983045659574825</text:p>
              </table:table-cell>
              <table:table-cell office:value-type="float" office:value="2.03375516174128">
                <text:p>2.033755161741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31141753814294">
                <text:p>0.831141753814294</text:p>
              </table:table-cell>
              <table:table-cell office:value-type="float" office:value="1.72353476015269">
                <text:p>1.723534760152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4881889018649">
                <text:p>0.834881889018649</text:p>
              </table:table-cell>
              <table:table-cell office:value-type="float" office:value="1.58475394481502">
                <text:p>1.584753944815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7159724205288">
                <text:p>1.07159724205288</text:p>
              </table:table-cell>
              <table:table-cell office:value-type="float" office:value="1.41064583594562">
                <text:p>1.410645835945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65911843124435">
                <text:p>0.665911843124435</text:p>
              </table:table-cell>
              <table:table-cell office:value-type="float" office:value="1.59335855292738">
                <text:p>1.593358552927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56690690642513">
                <text:p>0.956690690642513</text:p>
              </table:table-cell>
              <table:table-cell office:value-type="float" office:value="1.73575547034852">
                <text:p>1.73575547034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7352477760832">
                <text:p>0.687352477760832</text:p>
              </table:table-cell>
              <table:table-cell office:value-type="float" office:value="1.43124038079986">
                <text:p>1.431240380799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43567014844456">
                <text:p>0.643567014844456</text:p>
              </table:table-cell>
              <table:table-cell office:value-type="float" office:value="1.45460223974078">
                <text:p>1.454602239740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54555417293119">
                <text:p>0.754555417293119</text:p>
              </table:table-cell>
              <table:table-cell office:value-type="float" office:value="1.53940723551204">
                <text:p>1.539407235512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89198079248976">
                <text:p>0.789198079248976</text:p>
              </table:table-cell>
              <table:table-cell office:value-type="float" office:value="1.98412850566092">
                <text:p>1.984128505660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9047271805055">
                <text:p>0.69047271805055</text:p>
              </table:table-cell>
              <table:table-cell office:value-type="float" office:value="1.68985830343445">
                <text:p>1.689858303434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62632073092898">
                <text:p>0.562632073092898</text:p>
              </table:table-cell>
              <table:table-cell office:value-type="float" office:value="1.53756449994398">
                <text:p>1.537564499943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07271471667454">
                <text:p>0.607271471667454</text:p>
              </table:table-cell>
              <table:table-cell office:value-type="float" office:value="1.5662327280952">
                <text:p>1.56623272809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9585876104789">
                <text:p>0.529585876104789</text:p>
              </table:table-cell>
              <table:table-cell office:value-type="float" office:value="1.64987232501153">
                <text:p>1.649872325011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92737702926228">
                <text:p>0.592737702926228</text:p>
              </table:table-cell>
              <table:table-cell office:value-type="float" office:value="1.74738399681519">
                <text:p>1.747383996815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38371582686423">
                <text:p>0.538371582686423</text:p>
              </table:table-cell>
              <table:table-cell office:value-type="float" office:value="1.35450196795136">
                <text:p>1.354501967951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03700621800343">
                <text:p>0.703700621800343</text:p>
              </table:table-cell>
              <table:table-cell office:value-type="float" office:value="1.1885865293807">
                <text:p>1.18858652938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1283699334898">
                <text:p>0.781283699334898</text:p>
              </table:table-cell>
              <table:table-cell office:value-type="float" office:value="1.87522262659331">
                <text:p>1.875222626593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19305501856901">
                <text:p>0.819305501856901</text:p>
              </table:table-cell>
              <table:table-cell office:value-type="float" office:value="1.81337264052127">
                <text:p>1.813372640521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31384866364266">
                <text:p>0.531384866364266</text:p>
              </table:table-cell>
              <table:table-cell office:value-type="float" office:value="1.82369582618412">
                <text:p>1.8236958261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1584766506807">
                <text:p>0.71584766506807</text:p>
              </table:table-cell>
              <table:table-cell office:value-type="float" office:value="1.4945014451805">
                <text:p>1.49450144518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76254427663709">
                <text:p>0.576254427663709</text:p>
              </table:table-cell>
              <table:table-cell office:value-type="float" office:value="1.53432138002972">
                <text:p>1.534321380029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07710417553167">
                <text:p>0.507710417553167</text:p>
              </table:table-cell>
              <table:table-cell office:value-type="float" office:value="2.29039874418231">
                <text:p>2.290398744182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1132303665845">
                <text:p>0.71132303665845</text:p>
              </table:table-cell>
              <table:table-cell office:value-type="float" office:value="1.32688546169084">
                <text:p>1.326885461690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54279005152404">
                <text:p>0.354279005152404</text:p>
              </table:table-cell>
              <table:table-cell office:value-type="float" office:value="1.73946248171706">
                <text:p>1.739462481717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9132648577247">
                <text:p>0.459132648577247</text:p>
              </table:table-cell>
              <table:table-cell office:value-type="float" office:value="2.1281555082096">
                <text:p>2.12815550820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4892353362002">
                <text:p>0.594892353362002</text:p>
              </table:table-cell>
              <table:table-cell office:value-type="float" office:value="1.8259806660717">
                <text:p>1.82598066607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14196360937465">
                <text:p>0.414196360937465</text:p>
              </table:table-cell>
              <table:table-cell office:value-type="float" office:value="1.2812545576744">
                <text:p>1.28125455767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094813517611">
                <text:p>0.32094813517611</text:p>
              </table:table-cell>
              <table:table-cell office:value-type="float" office:value="1.2218509457598">
                <text:p>1.2218509457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1932686252195">
                <text:p>0.331932686252195</text:p>
              </table:table-cell>
              <table:table-cell office:value-type="float" office:value="1.34311576238542">
                <text:p>1.343115762385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26737307921189">
                <text:p>0.426737307921189</text:p>
              </table:table-cell>
              <table:table-cell office:value-type="float" office:value="1.33141324493772">
                <text:p>1.331413244937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39181213290644">
                <text:p>0.439181213290644</text:p>
              </table:table-cell>
              <table:table-cell office:value-type="float" office:value="1.19074611813994">
                <text:p>1.190746118139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1732629153433">
                <text:p>0.361732629153433</text:p>
              </table:table-cell>
              <table:table-cell office:value-type="float" office:value="1.2351146510664">
                <text:p>1.23511465106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8516090749977">
                <text:p>0.298516090749977</text:p>
              </table:table-cell>
              <table:table-cell office:value-type="float" office:value="0.942508243646444">
                <text:p>0.9425082436464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67765800806548">
                <text:p>0.467765800806548</text:p>
              </table:table-cell>
              <table:table-cell office:value-type="float" office:value="5.11601517087547">
                <text:p>5.116015170875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599170713882">
                <text:p>0.52599170713882</text:p>
              </table:table-cell>
              <table:table-cell office:value-type="float" office:value="1.40563928803022">
                <text:p>1.405639288030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8973731011101">
                <text:p>0.28973731011101</text:p>
              </table:table-cell>
              <table:table-cell office:value-type="float" office:value="1.75021879487758">
                <text:p>1.750218794877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04737729339971">
                <text:p>0.404737729339971</text:p>
              </table:table-cell>
              <table:table-cell office:value-type="float" office:value="1.17788456621929">
                <text:p>1.177884566219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5548419525095">
                <text:p>0.425548419525095</text:p>
              </table:table-cell>
              <table:table-cell office:value-type="float" office:value="1.28807475355279">
                <text:p>1.288074753552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657938813278">
                <text:p>0.32657938813278</text:p>
              </table:table-cell>
              <table:table-cell office:value-type="float" office:value="1.75089557562023">
                <text:p>1.750895575620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49591004726298">
                <text:p>0.349591004726298</text:p>
              </table:table-cell>
              <table:table-cell office:value-type="float" office:value="1.68032383975515">
                <text:p>1.680323839755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04167140074023">
                <text:p>0.604167140074023</text:p>
              </table:table-cell>
              <table:table-cell office:value-type="float" office:value="1.32321982343274">
                <text:p>1.323219823432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1709008644754">
                <text:p>0.221709008644754</text:p>
              </table:table-cell>
              <table:table-cell office:value-type="float" office:value="1.24763958981566">
                <text:p>1.247639589815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39310381808019">
                <text:p>0.239310381808019</text:p>
              </table:table-cell>
              <table:table-cell office:value-type="float" office:value="1.70139791522524">
                <text:p>1.701397915225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24043094525285">
                <text:p>0.224043094525285</text:p>
              </table:table-cell>
              <table:table-cell office:value-type="float" office:value="1.17704427237913">
                <text:p>1.177044272379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81960982972021">
                <text:p>0.581960982972021</text:p>
              </table:table-cell>
              <table:table-cell office:value-type="float" office:value="1.29112205232377">
                <text:p>1.291122052323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36759007248788">
                <text:p>0.436759007248788</text:p>
              </table:table-cell>
              <table:table-cell office:value-type="float" office:value="1.38480955018167">
                <text:p>1.384809550181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34258437371138">
                <text:p>0.234258437371138</text:p>
              </table:table-cell>
              <table:table-cell office:value-type="float" office:value="1.65426187755656">
                <text:p>1.654261877556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5373641278834">
                <text:p>0.35373641278834</text:p>
              </table:table-cell>
              <table:table-cell office:value-type="float" office:value="1.5164170187345">
                <text:p>1.51641701873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37450516703667">
                <text:p>0.237450516703667</text:p>
              </table:table-cell>
              <table:table-cell office:value-type="float" office:value="2.06175415391408">
                <text:p>2.061754153914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44933261246839">
                <text:p>0.344933261246839</text:p>
              </table:table-cell>
              <table:table-cell office:value-type="float" office:value="1.57211940584239">
                <text:p>1.572119405842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1038010434564">
                <text:p>0.161038010434564</text:p>
              </table:table-cell>
              <table:table-cell office:value-type="float" office:value="1.23456796046958">
                <text:p>1.234567960469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53516566115132">
                <text:p>0.253516566115132</text:p>
              </table:table-cell>
              <table:table-cell office:value-type="float" office:value="0.933268788930945">
                <text:p>0.9332687889309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5981032079889">
                <text:p>0.215981032079889</text:p>
              </table:table-cell>
              <table:table-cell office:value-type="float" office:value="1.08701513175401">
                <text:p>1.087015131754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30412728588926">
                <text:p>0.230412728588926</text:p>
              </table:table-cell>
              <table:table-cell office:value-type="float" office:value="1.65346239244536">
                <text:p>1.653462392445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5756321439067">
                <text:p>0.145756321439067</text:p>
              </table:table-cell>
              <table:table-cell office:value-type="float" office:value="1.07110381764505">
                <text:p>1.07110381764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3521916141238">
                <text:p>0.53521916141238</text:p>
              </table:table-cell>
              <table:table-cell office:value-type="float" office:value="1.37261131698324">
                <text:p>1.372611316983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79761586708247">
                <text:p>0.479761586708247</text:p>
              </table:table-cell>
              <table:table-cell office:value-type="float" office:value="2.42705134025528">
                <text:p>2.427051340255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921254019159">
                <text:p>0.17921254019159</text:p>
              </table:table-cell>
              <table:table-cell office:value-type="float" office:value="1.15947285682341">
                <text:p>1.159472856823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34199191679016">
                <text:p>0.434199191679016</text:p>
              </table:table-cell>
              <table:table-cell office:value-type="float" office:value="1.1697934698168">
                <text:p>1.16979346981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95928406487262">
                <text:p>0.195928406487262</text:p>
              </table:table-cell>
              <table:table-cell office:value-type="float" office:value="1.07243555539753">
                <text:p>1.072435555397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83009368546922">
                <text:p>0.183009368546922</text:p>
              </table:table-cell>
              <table:table-cell office:value-type="float" office:value="1.37138032719668">
                <text:p>1.371380327196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9894394974113">
                <text:p>0.209894394974113</text:p>
              </table:table-cell>
              <table:table-cell office:value-type="float" office:value="0.841049614202348">
                <text:p>0.8410496142023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1746713284044">
                <text:p>0.471746713284044</text:p>
              </table:table-cell>
              <table:table-cell office:value-type="float" office:value="7.73994752994622">
                <text:p>7.739947529946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4959231444438">
                <text:p>0.324959231444438</text:p>
              </table:table-cell>
              <table:table-cell office:value-type="float" office:value="0.88082154589938">
                <text:p>0.88082154589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43324193073044">
                <text:p>0.343324193073044</text:p>
              </table:table-cell>
              <table:table-cell office:value-type="float" office:value="0.825836950665689">
                <text:p>0.8258369506656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32604817295908">
                <text:p>0.132604817295908</text:p>
              </table:table-cell>
              <table:table-cell office:value-type="float" office:value="0.986212365547544">
                <text:p>0.9862123655475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35603164971182">
                <text:p>0.235603164971182</text:p>
              </table:table-cell>
              <table:table-cell office:value-type="float" office:value="1.15739778355055">
                <text:p>1.157397783550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5769333894356">
                <text:p>0.315769333894356</text:p>
              </table:table-cell>
              <table:table-cell office:value-type="float" office:value="1.26511982039665">
                <text:p>1.265119820396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3375177035758">
                <text:p>0.213375177035758</text:p>
              </table:table-cell>
              <table:table-cell office:value-type="float" office:value="0.83776960619798">
                <text:p>0.837769606197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7518370893502">
                <text:p>0.247518370893502</text:p>
              </table:table-cell>
              <table:table-cell office:value-type="float" office:value="1.60451263943105">
                <text:p>1.604512639431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50404375609557">
                <text:p>0.250404375609557</text:p>
              </table:table-cell>
              <table:table-cell office:value-type="float" office:value="1.84069572964108">
                <text:p>1.840695729641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9827369469124">
                <text:p>0.199827369469124</text:p>
              </table:table-cell>
              <table:table-cell office:value-type="float" office:value="1.51029647643009">
                <text:p>1.510296476430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744368100479">
                <text:p>0.14744368100479</text:p>
              </table:table-cell>
              <table:table-cell office:value-type="float" office:value="1.51276685886114">
                <text:p>1.51276685886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73874603516055">
                <text:p>0.173874603516055</text:p>
              </table:table-cell>
              <table:table-cell office:value-type="float" office:value="1.65572937693651">
                <text:p>1.655729376936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33136361624208">
                <text:p>0.0833136361624208</text:p>
              </table:table-cell>
              <table:table-cell office:value-type="float" office:value="1.56295102259901">
                <text:p>1.562951022599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95315680010757">
                <text:p>0.0795315680010757</text:p>
              </table:table-cell>
              <table:table-cell office:value-type="float" office:value="1.07326442574595">
                <text:p>1.073264425745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143794594025">
                <text:p>0.16143794594025</text:p>
              </table:table-cell>
              <table:table-cell office:value-type="float" office:value="1.99384155523876">
                <text:p>1.99384155523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0753990985633">
                <text:p>0.100753990985633</text:p>
              </table:table-cell>
              <table:table-cell office:value-type="float" office:value="1.55174128168801">
                <text:p>1.551741281688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14428351157123">
                <text:p>0.214428351157123</text:p>
              </table:table-cell>
              <table:table-cell office:value-type="float" office:value="1.08293674380366">
                <text:p>1.082936743803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2733565217585">
                <text:p>0.252733565217585</text:p>
              </table:table-cell>
              <table:table-cell office:value-type="float" office:value="0.97858442292636">
                <text:p>0.978584422926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31615319263634">
                <text:p>0.131615319263634</text:p>
              </table:table-cell>
              <table:table-cell office:value-type="float" office:value="1.2543557442641">
                <text:p>1.25435574426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12244505649262">
                <text:p>0.312244505649262</text:p>
              </table:table-cell>
              <table:table-cell office:value-type="float" office:value="1.45206454580875">
                <text:p>1.45206454580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9298783512017">
                <text:p>0.19298783512017</text:p>
              </table:table-cell>
              <table:table-cell office:value-type="float" office:value="1.04629848208424">
                <text:p>1.046298482084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42502775003946">
                <text:p>0.342502775003946</text:p>
              </table:table-cell>
              <table:table-cell office:value-type="float" office:value="1.67426368437009">
                <text:p>1.674263684370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71907149577821">
                <text:p>0.171907149577821</text:p>
              </table:table-cell>
              <table:table-cell office:value-type="float" office:value="1.29369673873407">
                <text:p>1.293696738734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7596764118761">
                <text:p>0.17596764118761</text:p>
              </table:table-cell>
              <table:table-cell office:value-type="float" office:value="1.14345563898314">
                <text:p>1.143455638983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9440050865267">
                <text:p>0.149440050865267</text:p>
              </table:table-cell>
              <table:table-cell office:value-type="float" office:value="1.45816510854092">
                <text:p>1.458165108540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10222596274646">
                <text:p>0.110222596274646</text:p>
              </table:table-cell>
              <table:table-cell office:value-type="float" office:value="1.34145431179786">
                <text:p>1.341454311797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07431402792214">
                <text:p>0.207431402792214</text:p>
              </table:table-cell>
              <table:table-cell office:value-type="float" office:value="1.15658096256448">
                <text:p>1.156580962564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73828362888836">
                <text:p>0.173828362888836</text:p>
              </table:table-cell>
              <table:table-cell office:value-type="float" office:value="1.05967422340655">
                <text:p>1.059674223406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24293053364851">
                <text:p>0.224293053364851</text:p>
              </table:table-cell>
              <table:table-cell office:value-type="float" office:value="1.41276847750851">
                <text:p>1.412768477508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0921498281548">
                <text:p>0.100921498281548</text:p>
              </table:table-cell>
              <table:table-cell office:value-type="float" office:value="1.1049152591786">
                <text:p>1.10491525917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5871787408298">
                <text:p>0.165871787408298</text:p>
              </table:table-cell>
              <table:table-cell office:value-type="float" office:value="0.896398812375992">
                <text:p>0.8963988123759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47208814691846">
                <text:p>0.147208814691846</text:p>
              </table:table-cell>
              <table:table-cell office:value-type="float" office:value="1.49469811376184">
                <text:p>1.494698113761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937897749164">
                <text:p>0.07937897749164</text:p>
              </table:table-cell>
              <table:table-cell office:value-type="float" office:value="1.20703133156348">
                <text:p>1.207031331563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90576241571678">
                <text:p>0.190576241571678</text:p>
              </table:table-cell>
              <table:table-cell office:value-type="float" office:value="0.921113797570797">
                <text:p>0.9211137975707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16159350662749">
                <text:p>0.216159350662749</text:p>
              </table:table-cell>
              <table:table-cell office:value-type="float" office:value="0.917539336045593">
                <text:p>0.9175393360455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5770062243592">
                <text:p>0.155770062243592</text:p>
              </table:table-cell>
              <table:table-cell office:value-type="float" office:value="0.999194230240391">
                <text:p>0.999194230240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33197002795337">
                <text:p>0.133197002795337</text:p>
              </table:table-cell>
              <table:table-cell office:value-type="float" office:value="0.862056086454686">
                <text:p>0.8620560864546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32497896838062">
                <text:p>0.332497896838062</text:p>
              </table:table-cell>
              <table:table-cell office:value-type="float" office:value="1.06869419997565">
                <text:p>1.068694199975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39288554564887">
                <text:p>0.539288554564887</text:p>
              </table:table-cell>
              <table:table-cell office:value-type="float" office:value="1.24829404553748">
                <text:p>1.248294045537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930291269606817">
                <text:p>0.0930291269606817</text:p>
              </table:table-cell>
              <table:table-cell office:value-type="float" office:value="1.20899941587413">
                <text:p>1.20899941587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93436296510728">
                <text:p>0.093436296510728</text:p>
              </table:table-cell>
              <table:table-cell office:value-type="float" office:value="1.21433502521541">
                <text:p>1.214335025215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84667901420077">
                <text:p>0.184667901420077</text:p>
              </table:table-cell>
              <table:table-cell office:value-type="float" office:value="0.950140620705497">
                <text:p>0.9501406207054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92316673712596">
                <text:p>0.192316673712596</text:p>
              </table:table-cell>
              <table:table-cell office:value-type="float" office:value="1.45871784434166">
                <text:p>1.458717844341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57040959193346">
                <text:p>0.0757040959193346</text:p>
              </table:table-cell>
              <table:table-cell office:value-type="float" office:value="1.30767457792899">
                <text:p>1.307674577928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79998340705461">
                <text:p>0.579998340705461</text:p>
              </table:table-cell>
              <table:table-cell office:value-type="float" office:value="0.820766633580206">
                <text:p>0.8207666335802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4195910066264">
                <text:p>0.164195910066264</text:p>
              </table:table-cell>
              <table:table-cell office:value-type="float" office:value="1.09071960991423">
                <text:p>1.090719609914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262158430771">
                <text:p>0.2262158430771</text:p>
              </table:table-cell>
              <table:table-cell office:value-type="float" office:value="1.07215380906564">
                <text:p>1.072153809065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0795091424787">
                <text:p>0.130795091424787</text:p>
              </table:table-cell>
              <table:table-cell office:value-type="float" office:value="0.901591996400384">
                <text:p>0.9015919964003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25385848892032">
                <text:p>0.225385848892032</text:p>
              </table:table-cell>
              <table:table-cell office:value-type="float" office:value="0.704637339826149">
                <text:p>0.7046373398261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29843197662571">
                <text:p>0.129843197662571</text:p>
              </table:table-cell>
              <table:table-cell office:value-type="float" office:value="0.998022024024976">
                <text:p>0.9980220240249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37430732006446">
                <text:p>0.337430732006446</text:p>
              </table:table-cell>
              <table:table-cell office:value-type="float" office:value="1.0015733740729">
                <text:p>1.00157337407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20545595095689">
                <text:p>0.0920545595095689</text:p>
              </table:table-cell>
              <table:table-cell office:value-type="float" office:value="0.949636794961407">
                <text:p>0.9496367949614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865278014018192">
                <text:p>0.0865278014018192</text:p>
              </table:table-cell>
              <table:table-cell office:value-type="float" office:value="0.676244543356006">
                <text:p>0.6762445433560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55905016840632">
                <text:p>0.0955905016840632</text:p>
              </table:table-cell>
              <table:table-cell office:value-type="float" office:value="0.948359217349207">
                <text:p>0.9483592173492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33075620770805">
                <text:p>0.133075620770805</text:p>
              </table:table-cell>
              <table:table-cell office:value-type="float" office:value="1.40360653571588">
                <text:p>1.403606535715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82387704708947">
                <text:p>0.182387704708947</text:p>
              </table:table-cell>
              <table:table-cell office:value-type="float" office:value="1.36629130103938">
                <text:p>1.366291301039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52395041339279">
                <text:p>0.252395041339279</text:p>
              </table:table-cell>
              <table:table-cell office:value-type="float" office:value="1.22054843059595">
                <text:p>1.220548430595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69651588311829">
                <text:p>0.169651588311829</text:p>
              </table:table-cell>
              <table:table-cell office:value-type="float" office:value="1.17708631866208">
                <text:p>1.177086318662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6679873403991">
                <text:p>0.116679873403991</text:p>
              </table:table-cell>
              <table:table-cell office:value-type="float" office:value="1.09319311646414">
                <text:p>1.093193116464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8688896860193">
                <text:p>0.118688896860193</text:p>
              </table:table-cell>
              <table:table-cell office:value-type="float" office:value="1.57236233003459">
                <text:p>1.572362330034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08946663648779">
                <text:p>0.0508946663648779</text:p>
              </table:table-cell>
              <table:table-cell office:value-type="float" office:value="1.67675747515386">
                <text:p>1.676757475153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21091352637276">
                <text:p>0.0821091352637276</text:p>
              </table:table-cell>
              <table:table-cell office:value-type="float" office:value="0.960902067989082">
                <text:p>0.9609020679890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45911525638022">
                <text:p>0.145911525638022</text:p>
              </table:table-cell>
              <table:table-cell office:value-type="float" office:value="0.770912776817568">
                <text:p>0.7709127768175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196022800674">
                <text:p>0.05196022800674</text:p>
              </table:table-cell>
              <table:table-cell office:value-type="float" office:value="1.11505707209653">
                <text:p>1.115057072096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2024974227037">
                <text:p>0.12024974227037</text:p>
              </table:table-cell>
              <table:table-cell office:value-type="float" office:value="1.0479922343302">
                <text:p>1.04799223433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42568262936889">
                <text:p>0.142568262936889</text:p>
              </table:table-cell>
              <table:table-cell office:value-type="float" office:value="1.66799942119178">
                <text:p>1.667999421191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59928975465767">
                <text:p>0.259928975465767</text:p>
              </table:table-cell>
              <table:table-cell office:value-type="float" office:value="2.43656923209619">
                <text:p>2.436569232096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5453400344613">
                <text:p>0.155453400344613</text:p>
              </table:table-cell>
              <table:table-cell office:value-type="float" office:value="1.57460947984873">
                <text:p>1.574609479848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44255778792639">
                <text:p>0.0544255778792639</text:p>
              </table:table-cell>
              <table:table-cell office:value-type="float" office:value="1.0980972491152">
                <text:p>1.09809724911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5776902887364">
                <text:p>0.105776902887364</text:p>
              </table:table-cell>
              <table:table-cell office:value-type="float" office:value="1.223437102758">
                <text:p>1.2234371027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08796663401294">
                <text:p>0.108796663401294</text:p>
              </table:table-cell>
              <table:table-cell office:value-type="float" office:value="1.74166241358853">
                <text:p>1.741662413588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38034371192858">
                <text:p>0.338034371192858</text:p>
              </table:table-cell>
              <table:table-cell office:value-type="float" office:value="0.963464470481085">
                <text:p>0.9634644704810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28002422776526">
                <text:p>0.228002422776526</text:p>
              </table:table-cell>
              <table:table-cell office:value-type="float" office:value="0.981792534382294">
                <text:p>0.9817925343822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09711233884258">
                <text:p>0.109711233884258</text:p>
              </table:table-cell>
              <table:table-cell office:value-type="float" office:value="1.38817401297729">
                <text:p>1.388174012977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27447186235697">
                <text:p>0.227447186235697</text:p>
              </table:table-cell>
              <table:table-cell office:value-type="float" office:value="0.955503357299676">
                <text:p>0.9555033572996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27940695920271">
                <text:p>0.127940695920271</text:p>
              </table:table-cell>
              <table:table-cell office:value-type="float" office:value="1.00823517490517">
                <text:p>1.008235174905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65487125027634">
                <text:p>0.0565487125027634</text:p>
              </table:table-cell>
              <table:table-cell office:value-type="float" office:value="1.12339195256209">
                <text:p>1.123391952562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30201916204479">
                <text:p>0.130201916204479</text:p>
              </table:table-cell>
              <table:table-cell office:value-type="float" office:value="1.00546532221142">
                <text:p>1.005465322211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46310386974728">
                <text:p>0.146310386974728</text:p>
              </table:table-cell>
              <table:table-cell office:value-type="float" office:value="0.902445165781501">
                <text:p>0.9024451657815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47810131372828">
                <text:p>0.147810131372828</text:p>
              </table:table-cell>
              <table:table-cell office:value-type="float" office:value="1.26634314526382">
                <text:p>1.266343145263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88827451528904">
                <text:p>0.188827451528904</text:p>
              </table:table-cell>
              <table:table-cell office:value-type="float" office:value="1.57370641684247">
                <text:p>1.573706416842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17614107797085">
                <text:p>0.117614107797085</text:p>
              </table:table-cell>
              <table:table-cell office:value-type="float" office:value="3.78334983944478">
                <text:p>3.783349839444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37428413860184">
                <text:p>0.337428413860184</text:p>
              </table:table-cell>
              <table:table-cell office:value-type="float" office:value="1.61222951211857">
                <text:p>1.612229512118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31041017323818">
                <text:p>0.231041017323818</text:p>
              </table:table-cell>
              <table:table-cell office:value-type="float" office:value="0.650287440734246">
                <text:p>0.6502874407342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43789575413861">
                <text:p>0.143789575413861</text:p>
              </table:table-cell>
              <table:table-cell office:value-type="float" office:value="0.729837252734797">
                <text:p>0.7298372527347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67372092831487">
                <text:p>0.0367372092831487</text:p>
              </table:table-cell>
              <table:table-cell office:value-type="float" office:value="1.19394295426173">
                <text:p>1.193942954261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7136901262918">
                <text:p>0.17136901262918</text:p>
              </table:table-cell>
              <table:table-cell office:value-type="float" office:value="0.825362252689956">
                <text:p>0.825362252689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87885719182455">
                <text:p>0.187885719182455</text:p>
              </table:table-cell>
              <table:table-cell office:value-type="float" office:value="1.48549511323699">
                <text:p>1.485495113236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77703481666325">
                <text:p>0.177703481666325</text:p>
              </table:table-cell>
              <table:table-cell office:value-type="float" office:value="1.50612672529496">
                <text:p>1.506126725294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87777783121452">
                <text:p>0.187777783121452</text:p>
              </table:table-cell>
              <table:table-cell office:value-type="float" office:value="0.905477499189146">
                <text:p>0.9054774991891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53940083423561">
                <text:p>0.0553940083423561</text:p>
              </table:table-cell>
              <table:table-cell office:value-type="float" office:value="1.00338471556279">
                <text:p>1.003384715562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89371012968925">
                <text:p>0.0989371012968925</text:p>
              </table:table-cell>
              <table:table-cell office:value-type="float" office:value="0.76997085466337">
                <text:p>0.769970854663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23671008244481">
                <text:p>0.0823671008244481</text:p>
              </table:table-cell>
              <table:table-cell office:value-type="float" office:value="0.59309402440158">
                <text:p>0.593094024401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30656123420206">
                <text:p>0.0830656123420206</text:p>
              </table:table-cell>
              <table:table-cell office:value-type="float" office:value="1.09657936336225">
                <text:p>1.096579363362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710789923862674">
                <text:p>0.0710789923862674</text:p>
              </table:table-cell>
              <table:table-cell office:value-type="float" office:value="0.967757171841186">
                <text:p>0.9677571718411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764707156175047">
                <text:p>0.0764707156175047</text:p>
              </table:table-cell>
              <table:table-cell office:value-type="float" office:value="1.07721889454933">
                <text:p>1.077218894549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75176260803309">
                <text:p>0.175176260803309</text:p>
              </table:table-cell>
              <table:table-cell office:value-type="float" office:value="1.28056344206198">
                <text:p>1.280563442061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47966221624498">
                <text:p>0.0747966221624498</text:p>
              </table:table-cell>
              <table:table-cell office:value-type="float" office:value="1.15854305838093">
                <text:p>1.158543058380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47873690177541">
                <text:p>0.0547873690177541</text:p>
              </table:table-cell>
              <table:table-cell office:value-type="float" office:value="1.06795079887888">
                <text:p>1.067950798878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43205142268108">
                <text:p>0.143205142268108</text:p>
              </table:table-cell>
              <table:table-cell office:value-type="float" office:value="0.829708498058608">
                <text:p>0.8297084980586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6065019544838">
                <text:p>0.126065019544838</text:p>
              </table:table-cell>
              <table:table-cell office:value-type="float" office:value="1.51569970674973">
                <text:p>1.515699706749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52857552443464">
                <text:p>0.252857552443464</text:p>
              </table:table-cell>
              <table:table-cell office:value-type="float" office:value="1.14610836709244">
                <text:p>1.146108367092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398267379524">
                <text:p>0.13398267379524</text:p>
              </table:table-cell>
              <table:table-cell office:value-type="float" office:value="1.22185988239653">
                <text:p>1.221859882396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0876643016332">
                <text:p>0.10876643016332</text:p>
              </table:table-cell>
              <table:table-cell office:value-type="float" office:value="1.04390609222355">
                <text:p>1.043906092223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476726922641803">
                <text:p>0.0476726922641803</text:p>
              </table:table-cell>
              <table:table-cell office:value-type="float" office:value="1.28826876032781">
                <text:p>1.288268760327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70319340438924">
                <text:p>0.0370319340438924</text:p>
              </table:table-cell>
              <table:table-cell office:value-type="float" office:value="1.4261948890553">
                <text:p>1.4261948890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28676417542284">
                <text:p>0.0428676417542284</text:p>
              </table:table-cell>
              <table:table-cell office:value-type="float" office:value="0.914520991002973">
                <text:p>0.9145209910029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62102190394664">
                <text:p>0.0862102190394664</text:p>
              </table:table-cell>
              <table:table-cell office:value-type="float" office:value="1.11505886358555">
                <text:p>1.115058863585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66605496578935">
                <text:p>0.0966605496578935</text:p>
              </table:table-cell>
              <table:table-cell office:value-type="float" office:value="1.90584703208651">
                <text:p>1.905847032086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90250657066818">
                <text:p>0.190250657066818</text:p>
              </table:table-cell>
              <table:table-cell office:value-type="float" office:value="1.17377091372964">
                <text:p>1.173770913729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6224756799425">
                <text:p>0.126224756799425</text:p>
              </table:table-cell>
              <table:table-cell office:value-type="float" office:value="0.889810888031207">
                <text:p>0.8898108880312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25892031605467">
                <text:p>0.0525892031605467</text:p>
              </table:table-cell>
              <table:table-cell office:value-type="float" office:value="1.5484767013786">
                <text:p>1.54847670137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05973306362445">
                <text:p>0.105973306362445</text:p>
              </table:table-cell>
              <table:table-cell office:value-type="float" office:value="1.09074181912092">
                <text:p>1.090741819120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3798711514827">
                <text:p>0.123798711514827</text:p>
              </table:table-cell>
              <table:table-cell office:value-type="float" office:value="1.55582130845596">
                <text:p>1.55582130845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10489263109982">
                <text:p>0.310489263109982</text:p>
              </table:table-cell>
              <table:table-cell office:value-type="float" office:value="0.971232817410055">
                <text:p>0.9712328174100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44682267835842">
                <text:p>0.244682267835842</text:p>
              </table:table-cell>
              <table:table-cell office:value-type="float" office:value="1.37692810700855">
                <text:p>1.376928107008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414524970532378">
                <text:p>0.0414524970532378</text:p>
              </table:table-cell>
              <table:table-cell office:value-type="float" office:value="1.37061764477676">
                <text:p>1.370617644776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11207349097501">
                <text:p>0.0511207349097501</text:p>
              </table:table-cell>
              <table:table-cell office:value-type="float" office:value="1.33761642698983">
                <text:p>1.337616426989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21311779400022">
                <text:p>0.421311779400022</text:p>
              </table:table-cell>
              <table:table-cell office:value-type="float" office:value="2.04758923035024">
                <text:p>2.047589230350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15476489564993">
                <text:p>0.215476489564993</text:p>
              </table:table-cell>
              <table:table-cell office:value-type="float" office:value="1.51065025028493">
                <text:p>1.510650250284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83013309607573">
                <text:p>0.0883013309607573</text:p>
              </table:table-cell>
              <table:table-cell office:value-type="float" office:value="1.48288089043763">
                <text:p>1.482880890437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7109129572583">
                <text:p>0.27109129572583</text:p>
              </table:table-cell>
              <table:table-cell office:value-type="float" office:value="1.18567074136081">
                <text:p>1.185670741360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1883745892625">
                <text:p>0.131883745892625</text:p>
              </table:table-cell>
              <table:table-cell office:value-type="float" office:value="1.00814476458709">
                <text:p>1.008144764587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50219956451361">
                <text:p>0.150219956451361</text:p>
              </table:table-cell>
              <table:table-cell office:value-type="float" office:value="1.07505200029755">
                <text:p>1.075052000297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551174580786">
                <text:p>0.16551174580786</text:p>
              </table:table-cell>
              <table:table-cell office:value-type="float" office:value="1.25767943978826">
                <text:p>1.257679439788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09557873627316">
                <text:p>0.209557873627316</text:p>
              </table:table-cell>
              <table:table-cell office:value-type="float" office:value="1.20913134227703">
                <text:p>1.209131342277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83333552177192">
                <text:p>0.0983333552177192</text:p>
              </table:table-cell>
              <table:table-cell office:value-type="float" office:value="0.862670611345493">
                <text:p>0.8626706113454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98058075121008">
                <text:p>0.098058075121008</text:p>
              </table:table-cell>
              <table:table-cell office:value-type="float" office:value="1.06074964421168">
                <text:p>1.060749644211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965680881644228">
                <text:p>0.0965680881644228</text:p>
              </table:table-cell>
              <table:table-cell office:value-type="float" office:value="1.09637360436682">
                <text:p>1.096373604366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27509296850628">
                <text:p>0.127509296850628</text:p>
              </table:table-cell>
              <table:table-cell office:value-type="float" office:value="1.08546922096502">
                <text:p>1.085469220965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24480132611336">
                <text:p>0.224480132611336</text:p>
              </table:table-cell>
              <table:table-cell office:value-type="float" office:value="1.3942431963842">
                <text:p>1.39424319638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40630483992532">
                <text:p>0.0240630483992532</text:p>
              </table:table-cell>
              <table:table-cell office:value-type="float" office:value="1.18376836460402">
                <text:p>1.183768364604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73990937526799">
                <text:p>0.0273990937526799</text:p>
              </table:table-cell>
              <table:table-cell office:value-type="float" office:value="1.03560071522452">
                <text:p>1.035600715224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87490582233188">
                <text:p>0.0387490582233188</text:p>
              </table:table-cell>
              <table:table-cell office:value-type="float" office:value="1.28610136162115">
                <text:p>1.286101361621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09461760391383">
                <text:p>0.109461760391383</text:p>
              </table:table-cell>
              <table:table-cell office:value-type="float" office:value="1.10782044481448">
                <text:p>1.107820444814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72667006233498">
                <text:p>0.0372667006233498</text:p>
              </table:table-cell>
              <table:table-cell office:value-type="float" office:value="1.30507064490894">
                <text:p>1.305070644908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661716509771687">
                <text:p>0.0661716509771687</text:p>
              </table:table-cell>
              <table:table-cell office:value-type="float" office:value="1.28789537317789">
                <text:p>1.287895373177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8029523075253">
                <text:p>0.148029523075253</text:p>
              </table:table-cell>
              <table:table-cell office:value-type="float" office:value="1.50437117273168">
                <text:p>1.504371172731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44081838921283">
                <text:p>0.244081838921283</text:p>
              </table:table-cell>
              <table:table-cell office:value-type="float" office:value="0.744933392461462">
                <text:p>0.7449333924614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88985704872629">
                <text:p>0.188985704872629</text:p>
              </table:table-cell>
              <table:table-cell office:value-type="float" office:value="1.28179227083638">
                <text:p>1.281792270836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7138921498148">
                <text:p>0.027138921498148</text:p>
              </table:table-cell>
              <table:table-cell office:value-type="float" office:value="0.684858523080038">
                <text:p>0.6848585230800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3952596501731">
                <text:p>0.133952596501731</text:p>
              </table:table-cell>
              <table:table-cell office:value-type="float" office:value="1.1952145215073">
                <text:p>1.19521452150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17904242270128">
                <text:p>0.217904242270128</text:p>
              </table:table-cell>
              <table:table-cell office:value-type="float" office:value="0.472061755624509">
                <text:p>0.4720617556245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52568005268043">
                <text:p>0.0752568005268043</text:p>
              </table:table-cell>
              <table:table-cell office:value-type="float" office:value="0.61110747740895">
                <text:p>0.611107477408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91742198835736">
                <text:p>0.191742198835736</text:p>
              </table:table-cell>
              <table:table-cell office:value-type="float" office:value="0.712149379222865">
                <text:p>0.7121493792228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69615911990362">
                <text:p>0.0569615911990362</text:p>
              </table:table-cell>
              <table:table-cell office:value-type="float" office:value="0.828913906892922">
                <text:p>0.8289139068929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29727494377651">
                <text:p>0.0229727494377651</text:p>
              </table:table-cell>
              <table:table-cell office:value-type="float" office:value="0.863821996842944">
                <text:p>0.8638219968429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73518439733056">
                <text:p>0.0473518439733056</text:p>
              </table:table-cell>
              <table:table-cell office:value-type="float" office:value="0.806149763368921">
                <text:p>0.8061497633689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86953551275869">
                <text:p>0.0186953551275869</text:p>
              </table:table-cell>
              <table:table-cell office:value-type="float" office:value="1.08451976932679">
                <text:p>1.084519769326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94220927711192">
                <text:p>0.494220927711192</text:p>
              </table:table-cell>
              <table:table-cell office:value-type="float" office:value="1.18443640159694">
                <text:p>1.184436401596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28671739889905">
                <text:p>0.128671739889905</text:p>
              </table:table-cell>
              <table:table-cell office:value-type="float" office:value="0.783586782337807">
                <text:p>0.7835867823378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29619364192124">
                <text:p>0.0429619364192124</text:p>
              </table:table-cell>
              <table:table-cell office:value-type="float" office:value="0.744832972715813">
                <text:p>0.7448329727158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22044026360574">
                <text:p>0.222044026360574</text:p>
              </table:table-cell>
              <table:table-cell office:value-type="float" office:value="1.7974964978639">
                <text:p>1.79749649786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55360049662103">
                <text:p>0.155360049662103</text:p>
              </table:table-cell>
              <table:table-cell office:value-type="float" office:value="1.00931554789213">
                <text:p>1.009315547892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39829118511535">
                <text:p>0.139829118511535</text:p>
              </table:table-cell>
              <table:table-cell office:value-type="float" office:value="1.05338864452551">
                <text:p>1.053388644525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93708213111023">
                <text:p>0.0793708213111023</text:p>
              </table:table-cell>
              <table:table-cell office:value-type="float" office:value="0.96894991116551">
                <text:p>0.968949911165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84813673649338">
                <text:p>0.0784813673649338</text:p>
              </table:table-cell>
              <table:table-cell office:value-type="float" office:value="0.947429465502864">
                <text:p>0.9474294655028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5993370684141">
                <text:p>0.105993370684141</text:p>
              </table:table-cell>
              <table:table-cell office:value-type="float" office:value="1.55402639233125">
                <text:p>1.554026392331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18570329697798">
                <text:p>0.118570329697798</text:p>
              </table:table-cell>
              <table:table-cell office:value-type="float" office:value="0.942348932925597">
                <text:p>0.9423489329255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47039412653048">
                <text:p>0.047039412653048</text:p>
              </table:table-cell>
              <table:table-cell office:value-type="float" office:value="0.7816826947344">
                <text:p>0.78168269473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8464195497052">
                <text:p>0.058464195497052</text:p>
              </table:table-cell>
              <table:table-cell office:value-type="float" office:value="0.978060002927577">
                <text:p>0.9780600029275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69839344164752">
                <text:p>0.0569839344164752</text:p>
              </table:table-cell>
              <table:table-cell office:value-type="float" office:value="0.725104526986343">
                <text:p>0.7251045269863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1700429629733">
                <text:p>0.101700429629733</text:p>
              </table:table-cell>
              <table:table-cell office:value-type="float" office:value="1.37314460388347">
                <text:p>1.373144603883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7196592931703">
                <text:p>0.057196592931703</text:p>
              </table:table-cell>
              <table:table-cell office:value-type="float" office:value="0.762789327869541">
                <text:p>0.7627893278695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89699156196156">
                <text:p>0.0789699156196156</text:p>
              </table:table-cell>
              <table:table-cell office:value-type="float" office:value="0.973972994670476">
                <text:p>0.9739729946704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4598014982099">
                <text:p>0.014598014982099</text:p>
              </table:table-cell>
              <table:table-cell office:value-type="float" office:value="1.00659333755175">
                <text:p>1.00659333755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80612432232037">
                <text:p>0.0380612432232037</text:p>
              </table:table-cell>
              <table:table-cell office:value-type="float" office:value="0.736117888347508">
                <text:p>0.7361178883475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36560602926002">
                <text:p>0.0336560602926002</text:p>
              </table:table-cell>
              <table:table-cell office:value-type="float" office:value="1.10933820828359">
                <text:p>1.109338208283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491175291338325">
                <text:p>0.0491175291338325</text:p>
              </table:table-cell>
              <table:table-cell office:value-type="float" office:value="0.965665629824798">
                <text:p>0.9656656298247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877810025375674">
                <text:p>0.0877810025375674</text:p>
              </table:table-cell>
              <table:table-cell office:value-type="float" office:value="1.15443990056883">
                <text:p>1.154439900568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90244894369277">
                <text:p>0.190244894369277</text:p>
              </table:table-cell>
              <table:table-cell office:value-type="float" office:value="1.79908215106252">
                <text:p>1.799082151062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71930224574363">
                <text:p>0.171930224574363</text:p>
              </table:table-cell>
              <table:table-cell office:value-type="float" office:value="1.3416598054946">
                <text:p>1.34165980549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31942950205668">
                <text:p>0.0631942950205668</text:p>
              </table:table-cell>
              <table:table-cell office:value-type="float" office:value="1.49617228735156">
                <text:p>1.496172287351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2395454601309">
                <text:p>0.152395454601309</text:p>
              </table:table-cell>
              <table:table-cell office:value-type="float" office:value="1.17718636118479">
                <text:p>1.177186361184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56880985817834">
                <text:p>0.0156880985817834</text:p>
              </table:table-cell>
              <table:table-cell office:value-type="float" office:value="0.615916982226736">
                <text:p>0.6159169822267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65338437601608">
                <text:p>0.0165338437601608</text:p>
              </table:table-cell>
              <table:table-cell office:value-type="float" office:value="1.30122427536162">
                <text:p>1.301224275361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34102058558059">
                <text:p>0.134102058558059</text:p>
              </table:table-cell>
              <table:table-cell office:value-type="float" office:value="1.15326574671258">
                <text:p>1.153265746712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08721804288173">
                <text:p>0.108721804288173</text:p>
              </table:table-cell>
              <table:table-cell office:value-type="float" office:value="1.11455385261252">
                <text:p>1.114553852612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14323177304409">
                <text:p>0.114323177304409</text:p>
              </table:table-cell>
              <table:table-cell office:value-type="float" office:value="1.5100154809561">
                <text:p>1.51001548095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53401397349667">
                <text:p>0.153401397349667</text:p>
              </table:table-cell>
              <table:table-cell office:value-type="float" office:value="0.867264993003118">
                <text:p>0.8672649930031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4550573198197">
                <text:p>0.164550573198197</text:p>
              </table:table-cell>
              <table:table-cell office:value-type="float" office:value="0.872237495184891">
                <text:p>0.8722374951848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36061020291607">
                <text:p>0.136061020291607</text:p>
              </table:table-cell>
              <table:table-cell office:value-type="float" office:value="1.80920597468503">
                <text:p>1.809205974685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14501634620156">
                <text:p>0.114501634620156</text:p>
              </table:table-cell>
              <table:table-cell office:value-type="float" office:value="1.24599182667816">
                <text:p>1.245991826678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611136286034048">
                <text:p>0.0611136286034048</text:p>
              </table:table-cell>
              <table:table-cell office:value-type="float" office:value="1.01420253968081">
                <text:p>1.014202539680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17165663254494">
                <text:p>0.0117165663254494</text:p>
              </table:table-cell>
              <table:table-cell office:value-type="float" office:value="0.935465591353477">
                <text:p>0.9354655913534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9097797372592">
                <text:p>0.029097797372592</text:p>
              </table:table-cell>
              <table:table-cell office:value-type="float" office:value="0.528445622695699">
                <text:p>0.5284456226956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01690415888939">
                <text:p>0.101690415888939</text:p>
              </table:table-cell>
              <table:table-cell office:value-type="float" office:value="0.976498321649387">
                <text:p>0.9764983216493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50669837115149">
                <text:p>0.0850669837115149</text:p>
              </table:table-cell>
              <table:table-cell office:value-type="float" office:value="1.06422213603628">
                <text:p>1.064222136036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48415286219177">
                <text:p>0.0648415286219177</text:p>
              </table:table-cell>
              <table:table-cell office:value-type="float" office:value="1.24945281997134">
                <text:p>1.249452819971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7256537265862">
                <text:p>0.17256537265862</text:p>
              </table:table-cell>
              <table:table-cell office:value-type="float" office:value="1.19100936011819">
                <text:p>1.191009360118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958781284669952">
                <text:p>0.0958781284669952</text:p>
              </table:table-cell>
              <table:table-cell office:value-type="float" office:value="1.35042639645599">
                <text:p>1.350426396455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15119549503215">
                <text:p>0.115119549503215</text:p>
              </table:table-cell>
              <table:table-cell office:value-type="float" office:value="0.909822755132154">
                <text:p>0.9098227551321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434740804255419">
                <text:p>0.0434740804255419</text:p>
              </table:table-cell>
              <table:table-cell office:value-type="float" office:value="0.94444530538658">
                <text:p>0.944445305386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5002047606432">
                <text:p>0.15002047606432</text:p>
              </table:table-cell>
              <table:table-cell office:value-type="float" office:value="1.09004977332734">
                <text:p>1.090049773327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785724273340781">
                <text:p>0.0785724273340781</text:p>
              </table:table-cell>
              <table:table-cell office:value-type="float" office:value="1.53083218002757">
                <text:p>1.530832180027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49298509456369">
                <text:p>0.049298509456369</text:p>
              </table:table-cell>
              <table:table-cell office:value-type="float" office:value="1.08935578742421">
                <text:p>1.089355787424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41089259300524">
                <text:p>0.0141089259300524</text:p>
              </table:table-cell>
              <table:table-cell office:value-type="float" office:value="0.986904964941004">
                <text:p>0.9869049649410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962544594909526">
                <text:p>0.0962544594909526</text:p>
              </table:table-cell>
              <table:table-cell office:value-type="float" office:value="0.68621682787807">
                <text:p>0.686216827878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21429774756682">
                <text:p>0.121429774756682</text:p>
              </table:table-cell>
              <table:table-cell office:value-type="float" office:value="1.37264959066215">
                <text:p>1.372649590662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508206533572483">
                <text:p>0.0508206533572483</text:p>
              </table:table-cell>
              <table:table-cell office:value-type="float" office:value="2.92394145155322">
                <text:p>2.923941451553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58233500112952">
                <text:p>0.258233500112952</text:p>
              </table:table-cell>
              <table:table-cell office:value-type="float" office:value="1.5565262471182">
                <text:p>1.55652624711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86576132905037">
                <text:p>0.0686576132905037</text:p>
              </table:table-cell>
              <table:table-cell office:value-type="float" office:value="1.38115979580834">
                <text:p>1.381159795808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76883125343625">
                <text:p>0.0276883125343625</text:p>
              </table:table-cell>
              <table:table-cell office:value-type="float" office:value="1.07252688838025">
                <text:p>1.072526888380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420712918452192">
                <text:p>0.0420712918452192</text:p>
              </table:table-cell>
              <table:table-cell office:value-type="float" office:value="1.63426677742973">
                <text:p>1.634266777429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928825200209608">
                <text:p>0.0928825200209608</text:p>
              </table:table-cell>
              <table:table-cell office:value-type="float" office:value="1.03870236391776">
                <text:p>1.038702363917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16156885605583">
                <text:p>0.0416156885605583</text:p>
              </table:table-cell>
              <table:table-cell office:value-type="float" office:value="1.30593427804206">
                <text:p>1.305934278042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5527800969724">
                <text:p>0.035527800969724</text:p>
              </table:table-cell>
              <table:table-cell office:value-type="float" office:value="1.79082503054315">
                <text:p>1.790825030543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72562026390763">
                <text:p>0.0572562026390763</text:p>
              </table:table-cell>
              <table:table-cell office:value-type="float" office:value="0.733532843319836">
                <text:p>0.7335328433198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31157558161654">
                <text:p>0.0731157558161654</text:p>
              </table:table-cell>
              <table:table-cell office:value-type="float" office:value="1.53479182129558">
                <text:p>1.534791821295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3306147441003">
                <text:p>0.203306147441003</text:p>
              </table:table-cell>
              <table:table-cell office:value-type="float" office:value="1.25099212835994">
                <text:p>1.250992128359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1077280111126">
                <text:p>0.031077280111126</text:p>
              </table:table-cell>
              <table:table-cell office:value-type="float" office:value="0.928970437571024">
                <text:p>0.9289704375710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685092340033382">
                <text:p>0.0685092340033382</text:p>
              </table:table-cell>
              <table:table-cell office:value-type="float" office:value="1.16952443647233">
                <text:p>1.169524436472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09051932166774">
                <text:p>0.109051932166774</text:p>
              </table:table-cell>
              <table:table-cell office:value-type="float" office:value="1.20016828324833">
                <text:p>1.200168283248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61176558277343">
                <text:p>0.0361176558277343</text:p>
              </table:table-cell>
              <table:table-cell office:value-type="float" office:value="1.30180838411115">
                <text:p>1.301808384111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615207631444802">
                <text:p>0.0615207631444802</text:p>
              </table:table-cell>
              <table:table-cell office:value-type="float" office:value="0.838098261859613">
                <text:p>0.8380982618596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41899113379816">
                <text:p>0.0841899113379816</text:p>
              </table:table-cell>
              <table:table-cell office:value-type="float" office:value="0.884225658632886">
                <text:p>0.8842256586328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74287634324165">
                <text:p>0.174287634324165</text:p>
              </table:table-cell>
              <table:table-cell office:value-type="float" office:value="0.881197520573551">
                <text:p>0.8811975205735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388907480090718">
                <text:p>0.0388907480090718</text:p>
              </table:table-cell>
              <table:table-cell office:value-type="float" office:value="2.13761815608086">
                <text:p>2.137618156080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480090553440803">
                <text:p>0.0480090553440803</text:p>
              </table:table-cell>
              <table:table-cell office:value-type="float" office:value="0.811901052998564">
                <text:p>0.8119010529985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523184238729567">
                <text:p>0.0523184238729567</text:p>
              </table:table-cell>
              <table:table-cell office:value-type="float" office:value="0.996274606020961">
                <text:p>0.9962746060209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32509365550631">
                <text:p>0.0332509365550631</text:p>
              </table:table-cell>
              <table:table-cell office:value-type="float" office:value="1.12927376468747">
                <text:p>1.129273764687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597241053933389">
                <text:p>0.0597241053933389</text:p>
              </table:table-cell>
              <table:table-cell office:value-type="float" office:value="1.15653756733241">
                <text:p>1.156537567332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17344168576448">
                <text:p>0.0417344168576448</text:p>
              </table:table-cell>
              <table:table-cell office:value-type="float" office:value="1.4415750600383">
                <text:p>1.44157506003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90889824649005">
                <text:p>0.290889824649005</text:p>
              </table:table-cell>
              <table:table-cell office:value-type="float" office:value="2.28009787149404">
                <text:p>2.280097871494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31712043935694">
                <text:p>0.0931712043935694</text:p>
              </table:table-cell>
              <table:table-cell office:value-type="float" office:value="1.21015001431442">
                <text:p>1.210150014314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7067523479863">
                <text:p>0.267067523479863</text:p>
              </table:table-cell>
              <table:table-cell office:value-type="float" office:value="1.12093348118651">
                <text:p>1.120933481186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3875963063179">
                <text:p>0.23875963063179</text:p>
              </table:table-cell>
              <table:table-cell office:value-type="float" office:value="1.92593322989705">
                <text:p>1.925933229897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739893927804938">
                <text:p>0.0739893927804938</text:p>
              </table:table-cell>
              <table:table-cell office:value-type="float" office:value="0.740643918254023">
                <text:p>0.7406439182540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391449323261783">
                <text:p>0.0391449323261783</text:p>
              </table:table-cell>
              <table:table-cell office:value-type="float" office:value="0.712918111622344">
                <text:p>0.7129181116223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1432608712487">
                <text:p>0.011432608712487</text:p>
              </table:table-cell>
              <table:table-cell office:value-type="float" office:value="0.853572716719782">
                <text:p>0.8535727167197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11069225596687">
                <text:p>0.0611069225596687</text:p>
              </table:table-cell>
              <table:table-cell office:value-type="float" office:value="1.18124020671917">
                <text:p>1.181240206719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48781637871241">
                <text:p>0.248781637871241</text:p>
              </table:table-cell>
              <table:table-cell office:value-type="float" office:value="2.70972974837196">
                <text:p>2.709729748371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90270701828605">
                <text:p>0.190270701828605</text:p>
              </table:table-cell>
              <table:table-cell office:value-type="float" office:value="0.982725990095787">
                <text:p>0.9827259900957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18090100516458">
                <text:p>0.118090100516458</text:p>
              </table:table-cell>
              <table:table-cell office:value-type="float" office:value="1.10030439136153">
                <text:p>1.100304391361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93501052069649">
                <text:p>0.193501052069649</text:p>
              </table:table-cell>
              <table:table-cell office:value-type="float" office:value="0.620462325261542">
                <text:p>0.6204623252615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55980607479759">
                <text:p>0.0155980607479759</text:p>
              </table:table-cell>
              <table:table-cell office:value-type="float" office:value="0.773232065689172">
                <text:p>0.7732320656891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489911229689841">
                <text:p>0.0489911229689841</text:p>
              </table:table-cell>
              <table:table-cell office:value-type="float" office:value="0.866507421313145">
                <text:p>0.8665074213131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707505028283676">
                <text:p>0.0707505028283676</text:p>
              </table:table-cell>
              <table:table-cell office:value-type="float" office:value="0.816721065471029">
                <text:p>0.8167210654710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2529378014701">
                <text:p>0.022529378014701</text:p>
              </table:table-cell>
              <table:table-cell office:value-type="float" office:value="0.91414987000212">
                <text:p>0.914149870002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747306691127543">
                <text:p>0.0747306691127543</text:p>
              </table:table-cell>
              <table:table-cell office:value-type="float" office:value="0.876908643981778">
                <text:p>0.8769086439817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7718564626011">
                <text:p>0.027718564626011</text:p>
              </table:table-cell>
              <table:table-cell office:value-type="float" office:value="0.734372164380602">
                <text:p>0.7343721643806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813954145441456">
                <text:p>0.0813954145441456</text:p>
              </table:table-cell>
              <table:table-cell office:value-type="float" office:value="0.865945026524969">
                <text:p>0.8659450265249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614537214603993">
                <text:p>0.0614537214603993</text:p>
              </table:table-cell>
              <table:table-cell office:value-type="float" office:value="0.835221310353063">
                <text:p>0.8352213103530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01249444535015">
                <text:p>0.101249444535015</text:p>
              </table:table-cell>
              <table:table-cell office:value-type="float" office:value="1.58724608997272">
                <text:p>1.587246089972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30405664221579">
                <text:p>0.330405664221579</text:p>
              </table:table-cell>
              <table:table-cell office:value-type="float" office:value="1.36639938942244">
                <text:p>1.366399389422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30430063543576">
                <text:p>0.130430063543576</text:p>
              </table:table-cell>
              <table:table-cell office:value-type="float" office:value="1.6393588704218">
                <text:p>1.63935887042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650779021043574">
                <text:p>0.0650779021043574</text:p>
              </table:table-cell>
              <table:table-cell office:value-type="float" office:value="1.09297378676933">
                <text:p>1.092973786769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90574190739025">
                <text:p>0.0190574190739025</text:p>
              </table:table-cell>
              <table:table-cell office:value-type="float" office:value="1.14164015183928">
                <text:p>1.141640151839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830866646065928">
                <text:p>0.0830866646065928</text:p>
              </table:table-cell>
              <table:table-cell office:value-type="float" office:value="1.15985175606511">
                <text:p>1.159851756065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10069679837688">
                <text:p>0.110069679837688</text:p>
              </table:table-cell>
              <table:table-cell office:value-type="float" office:value="1.05630462053216">
                <text:p>1.056304620532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15203951370842">
                <text:p>0.115203951370842</text:p>
              </table:table-cell>
              <table:table-cell office:value-type="float" office:value="0.908999045985865">
                <text:p>0.9089990459858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46242520119354">
                <text:p>0.146242520119354</text:p>
              </table:table-cell>
              <table:table-cell office:value-type="float" office:value="1.4754130018182">
                <text:p>1.47541300181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81297838904921">
                <text:p>0.0281297838904921</text:p>
              </table:table-cell>
              <table:table-cell office:value-type="float" office:value="1.23265519852384">
                <text:p>1.232655198523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20567463609388">
                <text:p>0.120567463609388</text:p>
              </table:table-cell>
              <table:table-cell office:value-type="float" office:value="1.46766585671321">
                <text:p>1.467665856713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43242590377159">
                <text:p>0.143242590377159</text:p>
              </table:table-cell>
              <table:table-cell office:value-type="float" office:value="1.76588521614121">
                <text:p>1.76588521614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98225280753104">
                <text:p>0.0498225280753104</text:p>
              </table:table-cell>
              <table:table-cell office:value-type="float" office:value="1.13538648185158">
                <text:p>1.135386481851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854214433999305">
                <text:p>0.0854214433999305</text:p>
              </table:table-cell>
              <table:table-cell office:value-type="float" office:value="1.05269048067021">
                <text:p>1.052690480670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35950860854077">
                <text:p>0.035950860854077</text:p>
              </table:table-cell>
              <table:table-cell office:value-type="float" office:value="0.768862406211156">
                <text:p>0.7688624062111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56104698774048">
                <text:p>0.0556104698774048</text:p>
              </table:table-cell>
              <table:table-cell office:value-type="float" office:value="0.670197818981251">
                <text:p>0.6701978189812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81423772192334">
                <text:p>0.0781423772192334</text:p>
              </table:table-cell>
              <table:table-cell office:value-type="float" office:value="0.933843717411946">
                <text:p>0.9338437174119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31722460963513">
                <text:p>0.0331722460963513</text:p>
              </table:table-cell>
              <table:table-cell office:value-type="float" office:value="0.48491952913605">
                <text:p>0.484919529136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24466889480598">
                <text:p>0.124466889480598</text:p>
              </table:table-cell>
              <table:table-cell office:value-type="float" office:value="0.73912150185015">
                <text:p>0.739121501850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49274777569445">
                <text:p>0.0749274777569445</text:p>
              </table:table-cell>
              <table:table-cell office:value-type="float" office:value="0.620583700637781">
                <text:p>0.6205837006377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34156203849365">
                <text:p>0.034156203849365</text:p>
              </table:table-cell>
              <table:table-cell office:value-type="float" office:value="0.576494715184026">
                <text:p>0.5764947151840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59246904055648">
                <text:p>0.0159246904055648</text:p>
              </table:table-cell>
              <table:table-cell office:value-type="float" office:value="0.773594054466457">
                <text:p>0.7735940544664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34838109011676">
                <text:p>0.234838109011676</text:p>
              </table:table-cell>
              <table:table-cell office:value-type="float" office:value="1.44399024952872">
                <text:p>1.443990249528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505493211242479">
                <text:p>0.0505493211242479</text:p>
              </table:table-cell>
              <table:table-cell office:value-type="float" office:value="1.07976774738881">
                <text:p>1.079767747388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29064602639266">
                <text:p>0.0229064602639266</text:p>
              </table:table-cell>
              <table:table-cell office:value-type="float" office:value="0.882841806534998">
                <text:p>0.8828418065349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923958868961813">
                <text:p>0.0923958868961813</text:p>
              </table:table-cell>
              <table:table-cell office:value-type="float" office:value="0.816574907700669">
                <text:p>0.8165749077006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43673181302692">
                <text:p>0.0443673181302692</text:p>
              </table:table-cell>
              <table:table-cell office:value-type="float" office:value="0.703871015883578">
                <text:p>0.7038710158835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09975007776953">
                <text:p>0.309975007776953</text:p>
              </table:table-cell>
              <table:table-cell office:value-type="float" office:value="1.09808869258814">
                <text:p>1.098088692588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542712279965507">
                <text:p>0.0542712279965507</text:p>
              </table:table-cell>
              <table:table-cell office:value-type="float" office:value="0.613032570900032">
                <text:p>0.6130325709000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13245778569045">
                <text:p>0.0113245778569045</text:p>
              </table:table-cell>
              <table:table-cell office:value-type="float" office:value="0.616874394572278">
                <text:p>0.6168743945722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99743195436841">
                <text:p>0.0299743195436841</text:p>
              </table:table-cell>
              <table:table-cell office:value-type="float" office:value="0.553636431048517">
                <text:p>0.5536364310485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83298788269407">
                <text:p>0.0283298788269407</text:p>
              </table:table-cell>
              <table:table-cell office:value-type="float" office:value="0.802231454798061">
                <text:p>0.8022314547980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4162712186151">
                <text:p>0.104162712186151</text:p>
              </table:table-cell>
              <table:table-cell office:value-type="float" office:value="0.873585985561476">
                <text:p>0.8735859855614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31102741512586">
                <text:p>0.231102741512586</text:p>
              </table:table-cell>
              <table:table-cell office:value-type="float" office:value="1.05129646296541">
                <text:p>1.051296462965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08434322382774">
                <text:p>0.108434322382774</text:p>
              </table:table-cell>
              <table:table-cell office:value-type="float" office:value="0.80440627874259">
                <text:p>0.804406278742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753101180929695">
                <text:p>0.0753101180929695</text:p>
              </table:table-cell>
              <table:table-cell office:value-type="float" office:value="0.956739642576394">
                <text:p>0.9567396425763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75945494301487">
                <text:p>0.0275945494301487</text:p>
              </table:table-cell>
              <table:table-cell office:value-type="float" office:value="1.0709434153714">
                <text:p>1.07094341537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61068900169937">
                <text:p>0.0361068900169937</text:p>
              </table:table-cell>
              <table:table-cell office:value-type="float" office:value="0.929280326782646">
                <text:p>0.9292803267826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66969179831832">
                <text:p>0.0166969179831832</text:p>
              </table:table-cell>
              <table:table-cell office:value-type="float" office:value="0.936115874043026">
                <text:p>0.9361158740430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31827695843595">
                <text:p>0.0231827695843595</text:p>
              </table:table-cell>
              <table:table-cell office:value-type="float" office:value="0.541442434585406">
                <text:p>0.5414424345854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872621582617">
                <text:p>0.12872621582617</text:p>
              </table:table-cell>
              <table:table-cell office:value-type="float" office:value="1.11275266768098">
                <text:p>1.112752667680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433484591752474">
                <text:p>0.0433484591752474</text:p>
              </table:table-cell>
              <table:table-cell office:value-type="float" office:value="0.81336666194693">
                <text:p>0.81336666194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